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1.35pt"/>
    </style:style>
    <style:style style:name="co2" style:family="table-column">
      <style:table-column-properties fo:break-before="auto" style:column-width="91.3pt"/>
    </style:style>
    <style:style style:name="co3" style:family="table-column">
      <style:table-column-properties fo:break-before="auto" style:column-width="108.31pt"/>
    </style:style>
    <style:style style:name="co4" style:family="table-column">
      <style:table-column-properties fo:break-before="auto" style:column-width="175.44pt"/>
    </style:style>
    <style:style style:name="co5" style:family="table-column">
      <style:table-column-properties fo:break-before="auto" style:column-width="113.7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80.5pt"/>
    </style:style>
    <style:style style:name="co8" style:family="table-column">
      <style:table-column-properties fo:break-before="auto" style:column-width="172.35pt"/>
    </style:style>
    <style:style style:name="co9" style:family="table-column">
      <style:table-column-properties fo:break-before="auto" style:column-width="180.85pt"/>
    </style:style>
    <style:style style:name="co10" style:family="table-column">
      <style:table-column-properties fo:break-before="auto" style:column-width="115.26pt"/>
    </style:style>
    <style:style style:name="co11" style:family="table-column">
      <style:table-column-properties fo:break-before="auto" style:column-width="111.4pt"/>
    </style:style>
    <style:style style:name="co12" style:family="table-column">
      <style:table-column-properties fo:break-before="auto" style:column-width="166.96pt"/>
    </style:style>
    <style:style style:name="co13" style:family="table-column">
      <style:table-column-properties fo:break-before="auto" style:column-width="72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48.86pt" svg:height="460.8pt" svg:x="2770.41pt" svg:y="9.58pt">
            <loext:p draw:notify-on-update-of-ranges="Sheet1.L1:Sheet1.L1 Sheet1.L2:Sheet1.L10 Sheet1.M1:Sheet1.M1 Sheet1.M2:Sheet1.M10 Sheet1.N1:Sheet1.N1 Sheet1.N2:Sheet1.N10 Sheet1.O1:Sheet1.O1 Sheet1.O2:Sheet1.O10 Sheet1.P1:Sheet1.P1 Sheet1.P2:Sheet1.P10 Sheet1.Q1:Sheet1.Q1 Sheet1.Q2:Sheet1.Q10 Sheet1.R1:Sheet1.R1 Sheet1.R2:Sheet1.R10 Sheet1.S1:Sheet1.S1 Sheet1.S2:Sheet1.S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48.94pt" svg:height="460.8pt" svg:x="2767.49pt" svg:y="500.23pt">
            <loext:p draw:notify-on-update-of-ranges="Sheet1.L13:Sheet1.L13 Sheet1.L14:Sheet1.L22 Sheet1.M13:Sheet1.M13 Sheet1.M14:Sheet1.M22 Sheet1.N13:Sheet1.N13 Sheet1.N14:Sheet1.N22 Sheet1.O13:Sheet1.O13 Sheet1.O14:Sheet1.O22 Sheet1.P13:Sheet1.P13 Sheet1.P14:Sheet1.P22 Sheet1.Q13:Sheet1.Q13 Sheet1.Q14:Sheet1.Q22 Sheet1.R13:Sheet1.R13 Sheet1.R14:Sheet1.R22 Sheet1.S13:Sheet1.S13 Sheet1.S14:Sheet1.S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#features analysis</text:p>
          </table:table-cell>
          <table:table-cell office:value-type="string" calcext:value-type="string">
            <text:p>#features</text:p>
          </table:table-cell>
          <table:table-cell office:value-type="string" calcext:value-type="string">
            <text:p>AVX-14, SCD</text:p>
          </table:table-cell>
          <table:table-cell office:value-type="string" calcext:value-type="string">
            <text:p>AVX-14, SCD decomp2.33+decrypt</text:p>
          </table:table-cell>
          <table:table-cell office:value-type="string" calcext:value-type="string">
            <text:p>AVX-14, mSCD</text:p>
          </table:table-cell>
          <table:table-cell office:value-type="string" calcext:value-type="string">
            <text:p>AVX-14, mSCD, decomp2.33+decrypt</text:p>
          </table:table-cell>
          <table:table-cell office:value-type="string" calcext:value-type="string">
            <text:p>FPGA-1, SCD</text:p>
          </table:table-cell>
          <table:table-cell office:value-type="string" calcext:value-type="string">
            <text:p>FPGA-1, SCD, decomp2.33+decrypt</text:p>
          </table:table-cell>
          <table:table-cell office:value-type="string" calcext:value-type="string">
            <text:p>FPGA-4, mSCD</text:p>
          </table:table-cell>
          <table:table-cell office:value-type="string" calcext:value-type="string">
            <text:p>FPGA-4, mSCD, decomp2.33+decrypt</text:p>
          </table:table-cell>
          <table:table-cell table:style-name="ce1" office:value-type="string" calcext:value-type="string">
            <text:p>Processing Rate (GB/s)</text:p>
          </table:table-cell>
          <table:table-cell office:value-type="string" calcext:value-type="string">
            <text:p>AVX-14, SCD</text:p>
          </table:table-cell>
          <table:table-cell office:value-type="string" calcext:value-type="string">
            <text:p>AVX-14, SCD decomp2.33+decrypt</text:p>
          </table:table-cell>
          <table:table-cell office:value-type="string" calcext:value-type="string">
            <text:p>AVX-14, mSCD</text:p>
          </table:table-cell>
          <table:table-cell office:value-type="string" calcext:value-type="string">
            <text:p>AVX-14, mSCD, decomp2.33+decrypt</text:p>
          </table:table-cell>
          <table:table-cell office:value-type="string" calcext:value-type="string">
            <text:p>FPGA-1, SCD</text:p>
          </table:table-cell>
          <table:table-cell office:value-type="string" calcext:value-type="string">
            <text:p>FPGA-1, SCD, decomp2.33+decrypt</text:p>
          </table:table-cell>
          <table:table-cell office:value-type="string" calcext:value-type="string">
            <text:p>FPGA-4, mSCD</text:p>
          </table:table-cell>
          <table:table-cell office:value-type="string" calcext:value-type="string">
            <text:p>FPGA-4, mSCD, decomp2.33+decrypt</text:p>
          </table:table-cell>
        </table:table-row>
        <table:table-row table:style-name="ro1">
          <table:table-cell office:value-type="string" calcext:value-type="string">
            <text:p>Fix:</text:p>
          </table:table-cell>
          <table:table-cell office:value-type="float" office:value="4" calcext:value-type="float">
            <text:p>4</text:p>
          </table:table-cell>
          <table:table-cell table:formula="of:=([.C45]+[.C55]+[.C65]+[.C75]+[.C85])/5" office:value-type="float" office:value="0.0004157164" calcext:value-type="float">
            <text:p>0.0004157164</text:p>
          </table:table-cell>
          <table:table-cell table:formula="of:=([.D45]+[.D55]+[.D65]+[.D75]+[.D85])/5" office:value-type="float" office:value="0.002393228" calcext:value-type="float">
            <text:p>0.002393228</text:p>
          </table:table-cell>
          <table:table-cell table:formula="of:=([.E45]+[.E55]+[.E65]+[.E75]+[.E85])/5" office:value-type="float" office:value="0.000176182" calcext:value-type="float">
            <text:p>0.000176182</text:p>
          </table:table-cell>
          <table:table-cell table:formula="of:=([.F45]+[.F55]+[.F65]+[.F75]+[.F85])/5" office:value-type="float" office:value="0.001247262" calcext:value-type="float">
            <text:p>0.001247262</text:p>
          </table:table-cell>
          <table:table-cell office:value-type="float" office:value="0.00573277" calcext:value-type="float">
            <text:p>0.00573277</text:p>
          </table:table-cell>
          <table:table-cell office:value-type="float" office:value="0.00770082" calcext:value-type="float">
            <text:p>0.00770082</text:p>
          </table:table-cell>
          <table:table-cell office:value-type="float" office:value="0.000862598" calcext:value-type="float">
            <text:p>0.000862598</text:p>
          </table:table-cell>
          <table:table-cell office:value-type="float" office:value="0.000869799" calcext:value-type="float">
            <text:p>0.000869799</text:p>
          </table:table-cell>
          <table:table-cell/>
          <table:table-cell table:formula="of:=((524288*[.B2]*4)/[.C2])/(1000*1000*1000)" office:value-type="float" office:value="20.1786795036231" calcext:value-type="float">
            <text:p>20.1786795036</text:p>
          </table:table-cell>
          <table:table-cell table:formula="of:=((524288*[.B2]*4)/[.D2])/(1000*1000*1000)" office:value-type="float" office:value="3.50514368041825" calcext:value-type="float">
            <text:p>3.5051436804</text:p>
          </table:table-cell>
          <table:table-cell table:formula="of:=((524288*[.B2]*4)/[.E2])/(1000*1000*1000)" office:value-type="float" office:value="47.6133089645934" calcext:value-type="float">
            <text:p>47.6133089646</text:p>
          </table:table-cell>
          <table:table-cell table:formula="of:=((524288*[.B2]*4)/[.F2])/(1000*1000*1000)" office:value-type="float" office:value="6.72561819409234" calcext:value-type="float">
            <text:p>6.7256181941</text:p>
          </table:table-cell>
          <table:table-cell table:formula="of:=((524288*[.B2]*4)/[.G2])/(1000*1000*1000)" office:value-type="float" office:value="1.46327307741284" calcext:value-type="float">
            <text:p>1.4632730774</text:p>
          </table:table-cell>
          <table:table-cell table:formula="of:=((524288*[.B2]*4)/[.H2])/(1000*1000*1000)" office:value-type="float" office:value="1.08931360556408" calcext:value-type="float">
            <text:p>1.0893136056</text:p>
          </table:table-cell>
          <table:table-cell table:formula="of:=((524288*[.B2]*4)/[.I2])/(1000*1000*1000)" office:value-type="float" office:value="9.72481735408614" calcext:value-type="float">
            <text:p>9.7248173541</text:p>
          </table:table-cell>
          <table:table-cell table:formula="of:=((524288*[.B2]*4)/[.J2])/(1000*1000*1000)" office:value-type="float" office:value="9.64430632824365" calcext:value-type="float">
            <text:p>9.6443063282</text:p>
          </table:table-cell>
        </table:table-row>
        <table:table-row table:style-name="ro1">
          <table:table-cell office:value-type="string" calcext:value-type="string">
            <text:p>#samples = 524,288</text:p>
          </table:table-cell>
          <table:table-cell office:value-type="float" office:value="8" calcext:value-type="float">
            <text:p>8</text:p>
          </table:table-cell>
          <table:table-cell table:formula="of:=([.C46]+[.C56]+[.C66]+[.C76]+[.C86])/5" office:value-type="float" office:value="0.0006570914" calcext:value-type="float">
            <text:p>0.0006570914</text:p>
          </table:table-cell>
          <table:table-cell table:formula="of:=([.D46]+[.D56]+[.D66]+[.D76]+[.D86])/5" office:value-type="float" office:value="0.00462965" calcext:value-type="float">
            <text:p>0.00462965</text:p>
          </table:table-cell>
          <table:table-cell table:formula="of:=([.E46]+[.E56]+[.E66]+[.E76]+[.E86])/5" office:value-type="float" office:value="0.0003159524" calcext:value-type="float">
            <text:p>0.0003159524</text:p>
          </table:table-cell>
          <table:table-cell table:formula="of:=([.F46]+[.F56]+[.F66]+[.F76]+[.F86])/5" office:value-type="float" office:value="0.002404402" calcext:value-type="float">
            <text:p>0.002404402</text:p>
          </table:table-cell>
          <table:table-cell office:value-type="float" office:value="0.0112144" calcext:value-type="float">
            <text:p>0.0112144</text:p>
          </table:table-cell>
          <table:table-cell office:value-type="float" office:value="0.0150246" calcext:value-type="float">
            <text:p>0.0150246</text:p>
          </table:table-cell>
          <table:table-cell office:value-type="float" office:value="0.00131559" calcext:value-type="float">
            <text:p>0.00131559</text:p>
          </table:table-cell>
          <table:table-cell office:value-type="float" office:value="0.00137277" calcext:value-type="float">
            <text:p>0.00137277</text:p>
          </table:table-cell>
          <table:table-cell/>
          <table:table-cell table:formula="of:=((524288*[.B3]*4)/[.C3])/(1000*1000*1000)" office:value-type="float" office:value="25.5325453962721" calcext:value-type="float">
            <text:p>25.5325453963</text:p>
          </table:table-cell>
          <table:table-cell table:formula="of:=((524288*[.B3]*4)/[.D3])/(1000*1000*1000)" office:value-type="float" office:value="3.62386271100407" calcext:value-type="float">
            <text:p>3.623862711</text:p>
          </table:table-cell>
          <table:table-cell table:formula="of:=((524288*[.B3]*4)/[.E3])/(1000*1000*1000)" office:value-type="float" office:value="53.1004543722409" calcext:value-type="float">
            <text:p>53.1004543722</text:p>
          </table:table-cell>
          <table:table-cell table:formula="of:=((524288*[.B3]*4)/[.F3])/(1000*1000*1000)" office:value-type="float" office:value="6.97770838653436" calcext:value-type="float">
            <text:p>6.9777083865</text:p>
          </table:table-cell>
          <table:table-cell table:formula="of:=((524288*[.B3]*4)/[.G3])/(1000*1000*1000)" office:value-type="float" office:value="1.49604223141675" calcext:value-type="float">
            <text:p>1.4960422314</text:p>
          </table:table-cell>
          <table:table-cell table:formula="of:=((524288*[.B3]*4)/[.H3])/(1000*1000*1000)" office:value-type="float" office:value="1.11664976105853" calcext:value-type="float">
            <text:p>1.1166497611</text:p>
          </table:table-cell>
          <table:table-cell table:formula="of:=((524288*[.B3]*4)/[.I3])/(1000*1000*1000)" office:value-type="float" office:value="12.7526174568065" calcext:value-type="float">
            <text:p>12.7526174568</text:p>
          </table:table-cell>
          <table:table-cell table:formula="of:=((524288*[.B3]*4)/[.J3])/(1000*1000*1000)" office:value-type="float" office:value="12.2214325779264" calcext:value-type="float">
            <text:p>12.2214325779</text:p>
          </table:table-cell>
        </table:table-row>
        <table:table-row table:style-name="ro1">
          <table:table-cell office:value-type="string" calcext:value-type="string">
            <text:p>Minibatch Size=8192</text:p>
          </table:table-cell>
          <table:table-cell office:value-type="float" office:value="16" calcext:value-type="float">
            <text:p>16</text:p>
          </table:table-cell>
          <table:table-cell table:formula="of:=([.C47]+[.C57]+[.C67]+[.C77]+[.C87])/5" office:value-type="float" office:value="0.001354312" calcext:value-type="float">
            <text:p>0.001354312</text:p>
          </table:table-cell>
          <table:table-cell table:formula="of:=([.D47]+[.D57]+[.D67]+[.D77]+[.D87])/5" office:value-type="float" office:value="0.009415838" calcext:value-type="float">
            <text:p>0.009415838</text:p>
          </table:table-cell>
          <table:table-cell table:formula="of:=([.E47]+[.E57]+[.E67]+[.E77]+[.E87])/5" office:value-type="float" office:value="0.0007179834" calcext:value-type="float">
            <text:p>0.0007179834</text:p>
          </table:table-cell>
          <table:table-cell table:formula="of:=([.F47]+[.F57]+[.F67]+[.F77]+[.F87])/5" office:value-type="float" office:value="0.004903108" calcext:value-type="float">
            <text:p>0.004903108</text:p>
          </table:table-cell>
          <table:table-cell office:value-type="float" office:value="0.0222374" calcext:value-type="float">
            <text:p>0.0222374</text:p>
          </table:table-cell>
          <table:table-cell office:value-type="float" office:value="0.0300128" calcext:value-type="float">
            <text:p>0.0300128</text:p>
          </table:table-cell>
          <table:table-cell office:value-type="float" office:value="0.00225601" calcext:value-type="float">
            <text:p>0.00225601</text:p>
          </table:table-cell>
          <table:table-cell office:value-type="float" office:value="0.00234179" calcext:value-type="float">
            <text:p>0.00234179</text:p>
          </table:table-cell>
          <table:table-cell/>
          <table:table-cell table:formula="of:=((524288*[.B4]*4)/[.C4])/(1000*1000*1000)" office:value-type="float" office:value="24.7759984405366" calcext:value-type="float">
            <text:p>24.7759984405</text:p>
          </table:table-cell>
          <table:table-cell table:formula="of:=((524288*[.B4]*4)/[.D4])/(1000*1000*1000)" office:value-type="float" office:value="3.56361611149215" calcext:value-type="float">
            <text:p>3.5636161115</text:p>
          </table:table-cell>
          <table:table-cell table:formula="of:=((524288*[.B4]*4)/[.E4])/(1000*1000*1000)" office:value-type="float" office:value="46.7342726865273" calcext:value-type="float">
            <text:p>46.7342726865</text:p>
          </table:table-cell>
          <table:table-cell table:formula="of:=((524288*[.B4]*4)/[.F4])/(1000*1000*1000)" office:value-type="float" office:value="6.84350252941603" calcext:value-type="float">
            <text:p>6.8435025294</text:p>
          </table:table-cell>
          <table:table-cell table:formula="of:=((524288*[.B4]*4)/[.G4])/(1000*1000*1000)" office:value-type="float" office:value="1.50891884842652" calcext:value-type="float">
            <text:p>1.5089188484</text:p>
          </table:table-cell>
          <table:table-cell table:formula="of:=((524288*[.B4]*4)/[.H4])/(1000*1000*1000)" office:value-type="float" office:value="1.11800405160465" calcext:value-type="float">
            <text:p>1.1180040516</text:p>
          </table:table-cell>
          <table:table-cell table:formula="of:=((524288*[.B4]*4)/[.I4])/(1000*1000*1000)" office:value-type="float" office:value="14.8733525117353" calcext:value-type="float">
            <text:p>14.8733525117</text:p>
          </table:table-cell>
          <table:table-cell table:formula="of:=((524288*[.B4]*4)/[.J4])/(1000*1000*1000)" office:value-type="float" office:value="14.3285401338293" calcext:value-type="float">
            <text:p>14.328540133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([.C48]+[.C58]+[.C68]+[.C78]+[.C88])/5" office:value-type="float" office:value="0.00299716" calcext:value-type="float">
            <text:p>0.00299716</text:p>
          </table:table-cell>
          <table:table-cell table:formula="of:=([.D48]+[.D58]+[.D68]+[.D78]+[.D88])/5" office:value-type="float" office:value="0.01861602" calcext:value-type="float">
            <text:p>0.01861602</text:p>
          </table:table-cell>
          <table:table-cell table:formula="of:=([.E48]+[.E58]+[.E68]+[.E78]+[.E88])/5" office:value-type="float" office:value="0.001501408" calcext:value-type="float">
            <text:p>0.001501408</text:p>
          </table:table-cell>
          <table:table-cell table:formula="of:=([.F48]+[.F58]+[.F68]+[.F78]+[.F88])/5" office:value-type="float" office:value="0.008973702" calcext:value-type="float">
            <text:p>0.008973702</text:p>
          </table:table-cell>
          <table:table-cell office:value-type="float" office:value="0.0442544" calcext:value-type="float">
            <text:p>0.0442544</text:p>
          </table:table-cell>
          <table:table-cell office:value-type="float" office:value="0.0604238" calcext:value-type="float">
            <text:p>0.0604238</text:p>
          </table:table-cell>
          <table:table-cell office:value-type="float" office:value="0.0041142" calcext:value-type="float">
            <text:p>0.0041142</text:p>
          </table:table-cell>
          <table:table-cell office:value-type="float" office:value="0.00423336" calcext:value-type="float">
            <text:p>0.00423336</text:p>
          </table:table-cell>
          <table:table-cell/>
          <table:table-cell table:formula="of:=((524288*[.B5]*4)/[.C5])/(1000*1000*1000)" office:value-type="float" office:value="22.390817974349" calcext:value-type="float">
            <text:p>22.3908179743</text:p>
          </table:table-cell>
          <table:table-cell table:formula="of:=((524288*[.B5]*4)/[.D5])/(1000*1000*1000)" office:value-type="float" office:value="3.6048985766023" calcext:value-type="float">
            <text:p>3.6048985766</text:p>
          </table:table-cell>
          <table:table-cell table:formula="of:=((524288*[.B5]*4)/[.E5])/(1000*1000*1000)" office:value-type="float" office:value="44.6972868134444" calcext:value-type="float">
            <text:p>44.6972868134</text:p>
          </table:table-cell>
          <table:table-cell table:formula="of:=((524288*[.B5]*4)/[.F5])/(1000*1000*1000)" office:value-type="float" office:value="7.47839230676481" calcext:value-type="float">
            <text:p>7.4783923068</text:p>
          </table:table-cell>
          <table:table-cell table:formula="of:=((524288*[.B5]*4)/[.G5])/(1000*1000*1000)" office:value-type="float" office:value="1.5164337105463" calcext:value-type="float">
            <text:p>1.5164337105</text:p>
          </table:table-cell>
          <table:table-cell table:formula="of:=((524288*[.B5]*4)/[.H5])/(1000*1000*1000)" office:value-type="float" office:value="1.11063627246218" calcext:value-type="float">
            <text:p>1.1106362725</text:p>
          </table:table-cell>
          <table:table-cell table:formula="of:=((524288*[.B5]*4)/[.I5])/(1000*1000*1000)" office:value-type="float" office:value="16.3115220455982" calcext:value-type="float">
            <text:p>16.3115220456</text:p>
          </table:table-cell>
          <table:table-cell table:formula="of:=((524288*[.B5]*4)/[.J5])/(1000*1000*1000)" office:value-type="float" office:value="15.8523877014948" calcext:value-type="float">
            <text:p>15.852387701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([.C49]+[.C59]+[.C69]+[.C79]+[.C89])/5" office:value-type="float" office:value="0.00582715" calcext:value-type="float">
            <text:p>0.00582715</text:p>
          </table:table-cell>
          <table:table-cell table:formula="of:=([.D49]+[.D59]+[.D69]+[.D79]+[.D89])/5" office:value-type="float" office:value="0.03785908" calcext:value-type="float">
            <text:p>0.03785908</text:p>
          </table:table-cell>
          <table:table-cell table:formula="of:=([.E49]+[.E59]+[.E69]+[.E79]+[.E89])/5" office:value-type="float" office:value="0.00287923" calcext:value-type="float">
            <text:p>0.00287923</text:p>
          </table:table-cell>
          <table:table-cell table:formula="of:=([.F49]+[.F59]+[.F69]+[.F79]+[.F89])/5" office:value-type="float" office:value="0.01781784" calcext:value-type="float">
            <text:p>0.01781784</text:p>
          </table:table-cell>
          <table:table-cell office:value-type="float" office:value="0.0888834" calcext:value-type="float">
            <text:p>0.0888834</text:p>
          </table:table-cell>
          <table:table-cell office:value-type="float" office:value="0.121716" calcext:value-type="float">
            <text:p>0.121716</text:p>
          </table:table-cell>
          <table:table-cell office:value-type="float" office:value="0.00782781" calcext:value-type="float">
            <text:p>0.00782781</text:p>
          </table:table-cell>
          <table:table-cell office:value-type="float" office:value="0.00826602" calcext:value-type="float">
            <text:p>0.00826602</text:p>
          </table:table-cell>
          <table:table-cell/>
          <table:table-cell table:formula="of:=((524288*[.B6]*4)/[.C6])/(1000*1000*1000)" office:value-type="float" office:value="23.0331685300704" calcext:value-type="float">
            <text:p>23.0331685301</text:p>
          </table:table-cell>
          <table:table-cell table:formula="of:=((524288*[.B6]*4)/[.D6])/(1000*1000*1000)" office:value-type="float" office:value="3.54519254033643" calcext:value-type="float">
            <text:p>3.5451925403</text:p>
          </table:table-cell>
          <table:table-cell table:formula="of:=((524288*[.B6]*4)/[.E6])/(1000*1000*1000)" office:value-type="float" office:value="46.6158410408338" calcext:value-type="float">
            <text:p>46.6158410408</text:p>
          </table:table-cell>
          <table:table-cell table:formula="of:=((524288*[.B6]*4)/[.F6])/(1000*1000*1000)" office:value-type="float" office:value="7.53277209807698" calcext:value-type="float">
            <text:p>7.5327720981</text:p>
          </table:table-cell>
          <table:table-cell table:formula="of:=((524288*[.B6]*4)/[.G6])/(1000*1000*1000)" office:value-type="float" office:value="1.51004268513581" calcext:value-type="float">
            <text:p>1.5100426851</text:p>
          </table:table-cell>
          <table:table-cell table:formula="of:=((524288*[.B6]*4)/[.H6])/(1000*1000*1000)" office:value-type="float" office:value="1.10271228104768" calcext:value-type="float">
            <text:p>1.102712281</text:p>
          </table:table-cell>
          <table:table-cell table:formula="of:=((524288*[.B6]*4)/[.I6])/(1000*1000*1000)" office:value-type="float" office:value="17.1462679855541" calcext:value-type="float">
            <text:p>17.1462679856</text:p>
          </table:table-cell>
          <table:table-cell table:formula="of:=((524288*[.B6]*4)/[.J6])/(1000*1000*1000)" office:value-type="float" office:value="16.2372856586362" calcext:value-type="float">
            <text:p>16.2372856586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([.C50]+[.C60]+[.C70]+[.C80]+[.C90])/5" office:value-type="float" office:value="0.01132996" calcext:value-type="float">
            <text:p>0.01132996</text:p>
          </table:table-cell>
          <table:table-cell table:formula="of:=([.D50]+[.D60]+[.D70]+[.D80]+[.D90])/5" office:value-type="float" office:value="0.075948" calcext:value-type="float">
            <text:p>0.075948</text:p>
          </table:table-cell>
          <table:table-cell table:formula="of:=([.E50]+[.E60]+[.E70]+[.E80]+[.E90])/5" office:value-type="float" office:value="0.005186292" calcext:value-type="float">
            <text:p>0.005186292</text:p>
          </table:table-cell>
          <table:table-cell table:formula="of:=([.F50]+[.F60]+[.F70]+[.F80]+[.F90])/5" office:value-type="float" office:value="0.0361915" calcext:value-type="float">
            <text:p>0.0361915</text:p>
          </table:table-cell>
          <table:table-cell office:value-type="float" office:value="0.177283" calcext:value-type="float">
            <text:p>0.177283</text:p>
          </table:table-cell>
          <table:table-cell office:value-type="float" office:value="0.245627" calcext:value-type="float">
            <text:p>0.245627</text:p>
          </table:table-cell>
          <table:table-cell office:value-type="float" office:value="0.0152846" calcext:value-type="float">
            <text:p>0.0152846</text:p>
          </table:table-cell>
          <table:table-cell office:value-type="float" office:value="0.0161946" calcext:value-type="float">
            <text:p>0.0161946</text:p>
          </table:table-cell>
          <table:table-cell/>
          <table:table-cell table:formula="of:=((524288*[.B7]*4)/[.C7])/(1000*1000*1000)" office:value-type="float" office:value="23.6925334246546" calcext:value-type="float">
            <text:p>23.6925334247</text:p>
          </table:table-cell>
          <table:table-cell table:formula="of:=((524288*[.B7]*4)/[.D7])/(1000*1000*1000)" office:value-type="float" office:value="3.53446379101491" calcext:value-type="float">
            <text:p>3.534463791</text:p>
          </table:table-cell>
          <table:table-cell table:formula="of:=((524288*[.B7]*4)/[.E7])/(1000*1000*1000)" office:value-type="float" office:value="51.7586468328432" calcext:value-type="float">
            <text:p>51.7586468328</text:p>
          </table:table-cell>
          <table:table-cell table:formula="of:=((524288*[.B7]*4)/[.F7])/(1000*1000*1000)" office:value-type="float" office:value="7.41708566928699" calcext:value-type="float">
            <text:p>7.4170856693</text:p>
          </table:table-cell>
          <table:table-cell table:formula="of:=((524288*[.B7]*4)/[.G7])/(1000*1000*1000)" office:value-type="float" office:value="1.51416354642013" calcext:value-type="float">
            <text:p>1.5141635464</text:p>
          </table:table-cell>
          <table:table-cell table:formula="of:=((524288*[.B7]*4)/[.H7])/(1000*1000*1000)" office:value-type="float" office:value="1.09285809784755" calcext:value-type="float">
            <text:p>1.0928580978</text:p>
          </table:table-cell>
          <table:table-cell table:formula="of:=((524288*[.B7]*4)/[.I7])/(1000*1000*1000)" office:value-type="float" office:value="17.5624783115031" calcext:value-type="float">
            <text:p>17.5624783115</text:p>
          </table:table-cell>
          <table:table-cell table:formula="of:=((524288*[.B7]*4)/[.J7])/(1000*1000*1000)" office:value-type="float" office:value="16.5756150815704" calcext:value-type="float">
            <text:p>16.5756150816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([.C51]+[.C61]+[.C71]+[.C81]+[.C91])/5" office:value-type="float" office:value="0.02266284" calcext:value-type="float">
            <text:p>0.02266284</text:p>
          </table:table-cell>
          <table:table-cell table:formula="of:=([.D51]+[.D61]+[.D71]+[.D81]+[.D91])/5" office:value-type="float" office:value="0.1539588" calcext:value-type="float">
            <text:p>0.1539588</text:p>
          </table:table-cell>
          <table:table-cell table:formula="of:=([.E51]+[.E61]+[.E71]+[.E81]+[.E91])/5" office:value-type="float" office:value="0.010220036" calcext:value-type="float">
            <text:p>0.010220036</text:p>
          </table:table-cell>
          <table:table-cell table:formula="of:=([.F51]+[.F61]+[.F71]+[.F81]+[.F91])/5" office:value-type="float" office:value="0.07642702" calcext:value-type="float">
            <text:p>0.07642702</text:p>
          </table:table-cell>
          <table:table-cell office:value-type="float" office:value="0.356341" calcext:value-type="float">
            <text:p>0.356341</text:p>
          </table:table-cell>
          <table:table-cell office:value-type="float" office:value="0.488376" calcext:value-type="float">
            <text:p>0.488376</text:p>
          </table:table-cell>
          <table:table-cell office:value-type="float" office:value="0.0302266" calcext:value-type="float">
            <text:p>0.0302266</text:p>
          </table:table-cell>
          <table:table-cell office:value-type="float" office:value="0.0319006" calcext:value-type="float">
            <text:p>0.0319006</text:p>
          </table:table-cell>
          <table:table-cell/>
          <table:table-cell table:formula="of:=((524288*[.B8]*4)/[.C8])/(1000*1000*1000)" office:value-type="float" office:value="23.6894807535154" calcext:value-type="float">
            <text:p>23.6894807535</text:p>
          </table:table-cell>
          <table:table-cell table:formula="of:=((524288*[.B8]*4)/[.D8])/(1000*1000*1000)" office:value-type="float" office:value="3.48710766776566" calcext:value-type="float">
            <text:p>3.4871076678</text:p>
          </table:table-cell>
          <table:table-cell table:formula="of:=((524288*[.B8]*4)/[.E8])/(1000*1000*1000)" office:value-type="float" office:value="52.5312153499264" calcext:value-type="float">
            <text:p>52.5312153499</text:p>
          </table:table-cell>
          <table:table-cell table:formula="of:=((524288*[.B8]*4)/[.F8])/(1000*1000*1000)" office:value-type="float" office:value="7.0246218156877" calcext:value-type="float">
            <text:p>7.0246218157</text:p>
          </table:table-cell>
          <table:table-cell table:formula="of:=((524288*[.B8]*4)/[.G8])/(1000*1000*1000)" office:value-type="float" office:value="1.50662121956216" calcext:value-type="float">
            <text:p>1.5066212196</text:p>
          </table:table-cell>
          <table:table-cell table:formula="of:=((524288*[.B8]*4)/[.H8])/(1000*1000*1000)" office:value-type="float" office:value="1.09929831113732" calcext:value-type="float">
            <text:p>1.0992983111</text:p>
          </table:table-cell>
          <table:table-cell table:formula="of:=((524288*[.B8]*4)/[.I8])/(1000*1000*1000)" office:value-type="float" office:value="17.7615382477685" calcext:value-type="float">
            <text:p>17.7615382478</text:p>
          </table:table-cell>
          <table:table-cell table:formula="of:=((524288*[.B8]*4)/[.J8])/(1000*1000*1000)" office:value-type="float" office:value="16.8294926114242" calcext:value-type="float">
            <text:p>16.8294926114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([.C52]+[.C62]+[.C72]+[.C82]+[.C92])/5" office:value-type="float" office:value="0.04524726" calcext:value-type="float">
            <text:p>0.04524726</text:p>
          </table:table-cell>
          <table:table-cell table:formula="of:=([.D52]+[.D62]+[.D72]+[.D82]+[.D92])/5" office:value-type="float" office:value="0.3069106" calcext:value-type="float">
            <text:p>0.3069106</text:p>
          </table:table-cell>
          <table:table-cell table:formula="of:=([.E52]+[.E62]+[.E72]+[.E82]+[.E92])/5" office:value-type="float" office:value="0.01950294" calcext:value-type="float">
            <text:p>0.01950294</text:p>
          </table:table-cell>
          <table:table-cell table:formula="of:=([.F52]+[.F62]+[.F72]+[.F82]+[.F92])/5" office:value-type="float" office:value="0.1440392" calcext:value-type="float">
            <text:p>0.1440392</text:p>
          </table:table-cell>
          <table:table-cell office:value-type="float" office:value="0.71323" calcext:value-type="float">
            <text:p>0.71323</text:p>
          </table:table-cell>
          <table:table-cell office:value-type="float" office:value="0.97872" calcext:value-type="float">
            <text:p>0.97872</text:p>
          </table:table-cell>
          <table:table-cell office:value-type="float" office:value="0.0602508" calcext:value-type="float">
            <text:p>0.0602508</text:p>
          </table:table-cell>
          <table:table-cell office:value-type="float" office:value="0.063525" calcext:value-type="float">
            <text:p>0.063525</text:p>
          </table:table-cell>
          <table:table-cell/>
          <table:table-cell table:formula="of:=((524288*[.B9]*4)/[.C9])/(1000*1000*1000)" office:value-type="float" office:value="23.730538025949" calcext:value-type="float">
            <text:p>23.7305380259</text:p>
          </table:table-cell>
          <table:table-cell table:formula="of:=((524288*[.B9]*4)/[.D9])/(1000*1000*1000)" office:value-type="float" office:value="3.49854916708644" calcext:value-type="float">
            <text:p>3.4985491671</text:p>
          </table:table-cell>
          <table:table-cell table:formula="of:=((524288*[.B9]*4)/[.E9])/(1000*1000*1000)" office:value-type="float" office:value="55.0553826243633" calcext:value-type="float">
            <text:p>55.0553826244</text:p>
          </table:table-cell>
          <table:table-cell table:formula="of:=((524288*[.B9]*4)/[.F9])/(1000*1000*1000)" office:value-type="float" office:value="7.45451116085066" calcext:value-type="float">
            <text:p>7.4545111609</text:p>
          </table:table-cell>
          <table:table-cell table:formula="of:=((524288*[.B9]*4)/[.G9])/(1000*1000*1000)" office:value-type="float" office:value="1.50546362884343" calcext:value-type="float">
            <text:p>1.5054636288</text:p>
          </table:table-cell>
          <table:table-cell table:formula="of:=((524288*[.B9]*4)/[.H9])/(1000*1000*1000)" office:value-type="float" office:value="1.09708785352297" calcext:value-type="float">
            <text:p>1.0970878535</text:p>
          </table:table-cell>
          <table:table-cell table:formula="of:=((524288*[.B9]*4)/[.I9])/(1000*1000*1000)" office:value-type="float" office:value="17.8212044321403" calcext:value-type="float">
            <text:p>17.8212044321</text:p>
          </table:table-cell>
          <table:table-cell table:formula="of:=((524288*[.B9]*4)/[.J9])/(1000*1000*1000)" office:value-type="float" office:value="16.9026654702873" calcext:value-type="float">
            <text:p>16.9026654703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([.C53]+[.C63]+[.C73]+[.C83]+[.C93])/5" office:value-type="float" office:value="0.09160052" calcext:value-type="float">
            <text:p>0.09160052</text:p>
          </table:table-cell>
          <table:table-cell table:formula="of:=([.D53]+[.D63]+[.D73]+[.D83]+[.D93])/5" office:value-type="float" office:value="0.6130744" calcext:value-type="float">
            <text:p>0.6130744</text:p>
          </table:table-cell>
          <table:table-cell table:formula="of:=([.E53]+[.E63]+[.E73]+[.E83]+[.E93])/5" office:value-type="float" office:value="0.0386395" calcext:value-type="float">
            <text:p>0.0386395</text:p>
          </table:table-cell>
          <table:table-cell table:formula="of:=([.F53]+[.F63]+[.F73]+[.F83]+[.F93])/5" office:value-type="float" office:value="0.2849628" calcext:value-type="float">
            <text:p>0.2849628</text:p>
          </table:table-cell>
          <table:table-cell office:value-type="float" office:value="1.42252" calcext:value-type="float">
            <text:p>1.42252</text:p>
          </table:table-cell>
          <table:table-cell office:value-type="float" office:value="1.95717" calcext:value-type="float">
            <text:p>1.95717</text:p>
          </table:table-cell>
          <table:table-cell office:value-type="float" office:value="0.120362" calcext:value-type="float">
            <text:p>0.120362</text:p>
          </table:table-cell>
          <table:table-cell office:value-type="float" office:value="0.12677" calcext:value-type="float">
            <text:p>0.12677</text:p>
          </table:table-cell>
          <table:table-cell/>
          <table:table-cell table:formula="of:=((524288*[.B10]*4)/[.C10])/(1000*1000*1000)" office:value-type="float" office:value="23.4440115405458" calcext:value-type="float">
            <text:p>23.4440115405</text:p>
          </table:table-cell>
          <table:table-cell table:formula="of:=((524288*[.B10]*4)/[.D10])/(1000*1000*1000)" office:value-type="float" office:value="3.50281083013742" calcext:value-type="float">
            <text:p>3.5028108301</text:p>
          </table:table-cell>
          <table:table-cell table:formula="of:=((524288*[.B10]*4)/[.E10])/(1000*1000*1000)" office:value-type="float" office:value="55.5774181342926" calcext:value-type="float">
            <text:p>55.5774181343</text:p>
          </table:table-cell>
          <table:table-cell table:formula="of:=((524288*[.B10]*4)/[.F10])/(1000*1000*1000)" office:value-type="float" office:value="7.53601399200176" calcext:value-type="float">
            <text:p>7.536013992</text:p>
          </table:table-cell>
          <table:table-cell table:formula="of:=((524288*[.B10]*4)/[.G10])/(1000*1000*1000)" office:value-type="float" office:value="1.50963336051514" calcext:value-type="float">
            <text:p>1.5096333605</text:p>
          </table:table-cell>
          <table:table-cell table:formula="of:=((524288*[.B10]*4)/[.H10])/(1000*1000*1000)" office:value-type="float" office:value="1.09723920150013" calcext:value-type="float">
            <text:p>1.0972392015</text:p>
          </table:table-cell>
          <table:table-cell table:formula="of:=((524288*[.B10]*4)/[.I10])/(1000*1000*1000)" office:value-type="float" office:value="17.8418740798591" calcext:value-type="float">
            <text:p>17.8418740799</text:p>
          </table:table-cell>
          <table:table-cell table:formula="of:=((524288*[.B10]*4)/[.J10])/(1000*1000*1000)" office:value-type="float" office:value="16.9399988009781" calcext:value-type="float">
            <text:p>16.939998801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string" calcext:value-type="string">
            <text:p>#samples analysis</text:p>
          </table:table-cell>
          <table:table-cell office:value-type="string" calcext:value-type="string">
            <text:p>#samples</text:p>
          </table:table-cell>
          <table:table-cell office:value-type="string" calcext:value-type="string">
            <text:p>AVX-14, SCD</text:p>
          </table:table-cell>
          <table:table-cell office:value-type="string" calcext:value-type="string">
            <text:p>AVX-14, SCD decomp2.33+decrypt</text:p>
          </table:table-cell>
          <table:table-cell office:value-type="string" calcext:value-type="string">
            <text:p>AVX-14, mSCD</text:p>
          </table:table-cell>
          <table:table-cell office:value-type="string" calcext:value-type="string">
            <text:p>AVX-14, mSCD, decomp2.33+decrypt</text:p>
          </table:table-cell>
          <table:table-cell office:value-type="string" calcext:value-type="string">
            <text:p>FPGA-1, SCD</text:p>
          </table:table-cell>
          <table:table-cell office:value-type="string" calcext:value-type="string">
            <text:p>FPGA-1, SCD, decomp2.33+decrypt</text:p>
          </table:table-cell>
          <table:table-cell office:value-type="string" calcext:value-type="string">
            <text:p>FPGA-4, mSCD</text:p>
          </table:table-cell>
          <table:table-cell office:value-type="string" calcext:value-type="string">
            <text:p>FPGA-4, mSCD, decomp2.33+decrypt</text:p>
          </table:table-cell>
          <table:table-cell/>
          <table:table-cell office:value-type="string" calcext:value-type="string">
            <text:p>AVX-14, SCD</text:p>
          </table:table-cell>
          <table:table-cell office:value-type="string" calcext:value-type="string">
            <text:p>AVX-14, SCD decomp2.33+decrypt</text:p>
          </table:table-cell>
          <table:table-cell office:value-type="string" calcext:value-type="string">
            <text:p>AVX-14, mSCD</text:p>
          </table:table-cell>
          <table:table-cell office:value-type="string" calcext:value-type="string">
            <text:p>AVX-14, mSCD, decomp2.33+decrypt</text:p>
          </table:table-cell>
          <table:table-cell office:value-type="string" calcext:value-type="string">
            <text:p>FPGA-1, SCD</text:p>
          </table:table-cell>
          <table:table-cell office:value-type="string" calcext:value-type="string">
            <text:p>FPGA-1, SCD, decomp2.33+decrypt</text:p>
          </table:table-cell>
          <table:table-cell office:value-type="string" calcext:value-type="string">
            <text:p>FPGA-4, mSCD</text:p>
          </table:table-cell>
          <table:table-cell office:value-type="string" calcext:value-type="string">
            <text:p>FPGA-4, mSCD, decomp2.33+decrypt</text:p>
          </table:table-cell>
        </table:table-row>
        <table:table-row table:style-name="ro1">
          <table:table-cell office:value-type="string" calcext:value-type="string">
            <text:p>Fix:</text:p>
          </table:table-cell>
          <table:table-cell office:value-type="float" office:value="131072" calcext:value-type="float">
            <text:p>131072</text:p>
          </table:table-cell>
          <table:table-cell table:formula="of:=([.C108]+[.C118]+[.C128]+[.C138]+[.C148])/5" office:value-type="float" office:value="0.000985509" calcext:value-type="float">
            <text:p>0.000985509</text:p>
          </table:table-cell>
          <table:table-cell table:formula="of:=([.D108]+[.D118]+[.D128]+[.D138]+[.D148])/5" office:value-type="float" office:value="0.004163276" calcext:value-type="float">
            <text:p>0.004163276</text:p>
          </table:table-cell>
          <table:table-cell table:formula="of:=([.E108]+[.E118]+[.E128]+[.E138]+[.E148])/5" office:value-type="float" office:value="0.0002247714" calcext:value-type="float">
            <text:p>0.0002247714</text:p>
          </table:table-cell>
          <table:table-cell table:formula="of:=([.F108]+[.F118]+[.F128]+[.F138]+[.F148])/5" office:value-type="float" office:value="0.001871508" calcext:value-type="float">
            <text:p>0.001871508</text:p>
          </table:table-cell>
          <table:table-cell office:value-type="float" office:value="0.0056766" calcext:value-type="float">
            <text:p>0.0056766</text:p>
          </table:table-cell>
          <table:table-cell office:value-type="float" office:value="0.0076088" calcext:value-type="float">
            <text:p>0.0076088</text:p>
          </table:table-cell>
          <table:table-cell office:value-type="float" office:value="0.000573587" calcext:value-type="float">
            <text:p>0.000573587</text:p>
          </table:table-cell>
          <table:table-cell office:value-type="float" office:value="0.000595427" calcext:value-type="float">
            <text:p>0.000595427</text:p>
          </table:table-cell>
          <table:table-cell/>
          <table:table-cell table:formula="of:=((16*[.B14]*4)/[.C14])/(1000*1000*1000)" office:value-type="float" office:value="8.51195473608054" calcext:value-type="float">
            <text:p>8.5119547361</text:p>
          </table:table-cell>
          <table:table-cell table:formula="of:=((16*[.B14]*4)/[.D14])/(1000*1000*1000)" office:value-type="float" office:value="2.01490556955628" calcext:value-type="float">
            <text:p>2.0149055696</text:p>
          </table:table-cell>
          <table:table-cell table:formula="of:=((16*[.B14]*4)/[.E14])/(1000*1000*1000)" office:value-type="float" office:value="37.3206199721139" calcext:value-type="float">
            <text:p>37.3206199721</text:p>
          </table:table-cell>
          <table:table-cell table:formula="of:=((16*[.B14]*4)/[.F14])/(1000*1000*1000)" office:value-type="float" office:value="4.48227205013283" calcext:value-type="float">
            <text:p>4.4822720501</text:p>
          </table:table-cell>
          <table:table-cell table:formula="of:=((16*[.B14]*4)/[.G14])/(1000*1000*1000)" office:value-type="float" office:value="1.47775217559807" calcext:value-type="float">
            <text:p>1.4777521756</text:p>
          </table:table-cell>
          <table:table-cell table:formula="of:=((16*[.B14]*4)/[.H14])/(1000*1000*1000)" office:value-type="float" office:value="1.10248764588371" calcext:value-type="float">
            <text:p>1.1024876459</text:p>
          </table:table-cell>
          <table:table-cell table:formula="of:=((16*[.B14]*4)/[.I14])/(1000*1000*1000)" office:value-type="float" office:value="14.6248223896288" calcext:value-type="float">
            <text:p>14.6248223896</text:p>
          </table:table-cell>
          <table:table-cell table:formula="of:=((16*[.B14]*4)/[.J14])/(1000*1000*1000)" office:value-type="float" office:value="14.088390348439" calcext:value-type="float">
            <text:p>14.0883903484</text:p>
          </table:table-cell>
        </table:table-row>
        <table:table-row table:style-name="ro1">
          <table:table-cell office:value-type="string" calcext:value-type="string">
            <text:p>#features = 16</text:p>
          </table:table-cell>
          <table:table-cell table:formula="of:=2*[.B14]" office:value-type="float" office:value="262144" calcext:value-type="float">
            <text:p>262144</text:p>
          </table:table-cell>
          <table:table-cell table:formula="of:=([.C109]+[.C119]+[.C129]+[.C139]+[.C149])/5" office:value-type="float" office:value="0.0009706594" calcext:value-type="float">
            <text:p>0.0009706594</text:p>
          </table:table-cell>
          <table:table-cell table:formula="of:=([.D109]+[.D119]+[.D129]+[.D139]+[.D149])/5" office:value-type="float" office:value="0.005780076" calcext:value-type="float">
            <text:p>0.005780076</text:p>
          </table:table-cell>
          <table:table-cell table:formula="of:=([.E109]+[.E119]+[.E129]+[.E139]+[.E149])/5" office:value-type="float" office:value="0.0003046514" calcext:value-type="float">
            <text:p>0.0003046514</text:p>
          </table:table-cell>
          <table:table-cell table:formula="of:=([.F109]+[.F119]+[.F129]+[.F139]+[.F149])/5" office:value-type="float" office:value="0.002712278" calcext:value-type="float">
            <text:p>0.002712278</text:p>
          </table:table-cell>
          <table:table-cell office:value-type="float" office:value="0.0112408" calcext:value-type="float">
            <text:p>0.0112408</text:p>
          </table:table-cell>
          <table:table-cell office:value-type="float" office:value="0.0151824" calcext:value-type="float">
            <text:p>0.0151824</text:p>
          </table:table-cell>
          <table:table-cell office:value-type="float" office:value="0.00115719" calcext:value-type="float">
            <text:p>0.00115719</text:p>
          </table:table-cell>
          <table:table-cell office:value-type="float" office:value="0.0011704" calcext:value-type="float">
            <text:p>0.0011704</text:p>
          </table:table-cell>
          <table:table-cell/>
          <table:table-cell table:formula="of:=((16*[.B15]*4)/[.C15])/(1000*1000*1000)" office:value-type="float" office:value="17.2843491754162" calcext:value-type="float">
            <text:p>17.2843491754</text:p>
          </table:table-cell>
          <table:table-cell table:formula="of:=((16*[.B15]*4)/[.D15])/(1000*1000*1000)" office:value-type="float" office:value="2.90259436035097" calcext:value-type="float">
            <text:p>2.9025943604</text:p>
          </table:table-cell>
          <table:table-cell table:formula="of:=((16*[.B15]*4)/[.E15])/(1000*1000*1000)" office:value-type="float" office:value="55.0702081132731" calcext:value-type="float">
            <text:p>55.0702081133</text:p>
          </table:table-cell>
          <table:table-cell table:formula="of:=((16*[.B15]*4)/[.F15])/(1000*1000*1000)" office:value-type="float" office:value="6.18565501029024" calcext:value-type="float">
            <text:p>6.1856550103</text:p>
          </table:table-cell>
          <table:table-cell table:formula="of:=((16*[.B15]*4)/[.G15])/(1000*1000*1000)" office:value-type="float" office:value="1.492528645648" calcext:value-type="float">
            <text:p>1.4925286456</text:p>
          </table:table-cell>
          <table:table-cell table:formula="of:=((16*[.B15]*4)/[.H15])/(1000*1000*1000)" office:value-type="float" office:value="1.10504373485088" calcext:value-type="float">
            <text:p>1.1050437349</text:p>
          </table:table-cell>
          <table:table-cell table:formula="of:=((16*[.B15]*4)/[.I15])/(1000*1000*1000)" office:value-type="float" office:value="14.4982379730209" calcext:value-type="float">
            <text:p>14.498237973</text:p>
          </table:table-cell>
          <table:table-cell table:formula="of:=((16*[.B15]*4)/[.J15])/(1000*1000*1000)" office:value-type="float" office:value="14.3346001367054" calcext:value-type="float">
            <text:p>14.3346001367</text:p>
          </table:table-cell>
        </table:table-row>
        <table:table-row table:style-name="ro1">
          <table:table-cell office:value-type="string" calcext:value-type="string">
            <text:p>Minibatch Size=8192</text:p>
          </table:table-cell>
          <table:table-cell table:formula="of:=2*[.B15]" office:value-type="float" office:value="524288" calcext:value-type="float">
            <text:p>524288</text:p>
          </table:table-cell>
          <table:table-cell table:formula="of:=([.C110]+[.C120]+[.C130]+[.C140]+[.C150])/5" office:value-type="float" office:value="0.001375044" calcext:value-type="float">
            <text:p>0.001375044</text:p>
          </table:table-cell>
          <table:table-cell table:formula="of:=([.D110]+[.D120]+[.D130]+[.D140]+[.D150])/5" office:value-type="float" office:value="0.009394274" calcext:value-type="float">
            <text:p>0.009394274</text:p>
          </table:table-cell>
          <table:table-cell table:formula="of:=([.E110]+[.E120]+[.E130]+[.E140]+[.E150])/5" office:value-type="float" office:value="0.0007444288" calcext:value-type="float">
            <text:p>0.0007444288</text:p>
          </table:table-cell>
          <table:table-cell table:formula="of:=([.F110]+[.F120]+[.F130]+[.F140]+[.F150])/5" office:value-type="float" office:value="0.004621172" calcext:value-type="float">
            <text:p>0.004621172</text:p>
          </table:table-cell>
          <table:table-cell office:value-type="float" office:value="0.022219" calcext:value-type="float">
            <text:p>0.022219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0225959" calcext:value-type="float">
            <text:p>0.00225959</text:p>
          </table:table-cell>
          <table:table-cell office:value-type="float" office:value="0.0023438" calcext:value-type="float">
            <text:p>0.0023438</text:p>
          </table:table-cell>
          <table:table-cell/>
          <table:table-cell table:formula="of:=((16*[.B16]*4)/[.C16])/(1000*1000*1000)" office:value-type="float" office:value="24.4024423945706" calcext:value-type="float">
            <text:p>24.4024423946</text:p>
          </table:table-cell>
          <table:table-cell table:formula="of:=((16*[.B16]*4)/[.D16])/(1000*1000*1000)" office:value-type="float" office:value="3.57179618137602" calcext:value-type="float">
            <text:p>3.5717961814</text:p>
          </table:table-cell>
          <table:table-cell table:formula="of:=((16*[.B16]*4)/[.E16])/(1000*1000*1000)" office:value-type="float" office:value="45.0740648400492" calcext:value-type="float">
            <text:p>45.07406484</text:p>
          </table:table-cell>
          <table:table-cell table:formula="of:=((16*[.B16]*4)/[.F16])/(1000*1000*1000)" office:value-type="float" office:value="7.26102209569347" calcext:value-type="float">
            <text:p>7.2610220957</text:p>
          </table:table-cell>
          <table:table-cell table:formula="of:=((16*[.B16]*4)/[.G16])/(1000*1000*1000)" office:value-type="float" office:value="1.51016841442009" calcext:value-type="float">
            <text:p>1.5101684144</text:p>
          </table:table-cell>
          <table:table-cell table:formula="of:=((16*[.B16]*4)/[.H16])/(1000*1000*1000)" office:value-type="float" office:value="1.11930188805124" calcext:value-type="float">
            <text:p>1.1193018881</text:p>
          </table:table-cell>
          <table:table-cell table:formula="of:=((16*[.B16]*4)/[.I16])/(1000*1000*1000)" office:value-type="float" office:value="14.8497877933607" calcext:value-type="float">
            <text:p>14.8497877934</text:p>
          </table:table-cell>
          <table:table-cell table:formula="of:=((16*[.B16]*4)/[.J16])/(1000*1000*1000)" office:value-type="float" office:value="14.3162522399522" calcext:value-type="float">
            <text:p>14.31625224</text:p>
          </table:table-cell>
        </table:table-row>
        <table:table-row table:style-name="ro1">
          <table:table-cell/>
          <table:table-cell table:formula="of:=2*[.B16]" office:value-type="float" office:value="1048576" calcext:value-type="float">
            <text:p>1048576</text:p>
          </table:table-cell>
          <table:table-cell table:formula="of:=([.C111]+[.C121]+[.C131]+[.C141]+[.C151])/5" office:value-type="float" office:value="0.002493438" calcext:value-type="float">
            <text:p>0.002493438</text:p>
          </table:table-cell>
          <table:table-cell table:formula="of:=([.D111]+[.D121]+[.D131]+[.D141]+[.D151])/5" office:value-type="float" office:value="0.01805032" calcext:value-type="float">
            <text:p>0.01805032</text:p>
          </table:table-cell>
          <table:table-cell table:formula="of:=([.E111]+[.E121]+[.E131]+[.E141]+[.E151])/5" office:value-type="float" office:value="0.001576272" calcext:value-type="float">
            <text:p>0.001576272</text:p>
          </table:table-cell>
          <table:table-cell table:formula="of:=([.F111]+[.F121]+[.F131]+[.F141]+[.F151])/5" office:value-type="float" office:value="0.008906564" calcext:value-type="float">
            <text:p>0.008906564</text:p>
          </table:table-cell>
          <table:table-cell office:value-type="float" office:value="0.0443892" calcext:value-type="float">
            <text:p>0.0443892</text:p>
          </table:table-cell>
          <table:table-cell office:value-type="float" office:value="0.0608424" calcext:value-type="float">
            <text:p>0.0608424</text:p>
          </table:table-cell>
          <table:table-cell office:value-type="float" office:value="0.00443239" calcext:value-type="float">
            <text:p>0.00443239</text:p>
          </table:table-cell>
          <table:table-cell office:value-type="float" office:value="0.00464702" calcext:value-type="float">
            <text:p>0.00464702</text:p>
          </table:table-cell>
          <table:table-cell/>
          <table:table-cell table:formula="of:=((16*[.B17]*4)/[.C17])/(1000*1000*1000)" office:value-type="float" office:value="26.9141899658223" calcext:value-type="float">
            <text:p>26.9141899658</text:p>
          </table:table-cell>
          <table:table-cell table:formula="of:=((16*[.B17]*4)/[.D17])/(1000*1000*1000)" office:value-type="float" office:value="3.71787669138276" calcext:value-type="float">
            <text:p>3.7178766914</text:p>
          </table:table-cell>
          <table:table-cell table:formula="of:=((16*[.B17]*4)/[.E17])/(1000*1000*1000)" office:value-type="float" office:value="42.5744186282571" calcext:value-type="float">
            <text:p>42.5744186283</text:p>
          </table:table-cell>
          <table:table-cell table:formula="of:=((16*[.B17]*4)/[.F17])/(1000*1000*1000)" office:value-type="float" office:value="7.53476469713798" calcext:value-type="float">
            <text:p>7.5347646971</text:p>
          </table:table-cell>
          <table:table-cell table:formula="of:=((16*[.B17]*4)/[.G17])/(1000*1000*1000)" office:value-type="float" office:value="1.51182864300325" calcext:value-type="float">
            <text:p>1.511828643</text:p>
          </table:table-cell>
          <table:table-cell table:formula="of:=((16*[.B17]*4)/[.H17])/(1000*1000*1000)" office:value-type="float" office:value="1.10299501663314" calcext:value-type="float">
            <text:p>1.1029950166</text:p>
          </table:table-cell>
          <table:table-cell table:formula="of:=((16*[.B17]*4)/[.I17])/(1000*1000*1000)" office:value-type="float" office:value="15.1405593821843" calcext:value-type="float">
            <text:p>15.1405593822</text:p>
          </table:table-cell>
          <table:table-cell table:formula="of:=((16*[.B17]*4)/[.J17])/(1000*1000*1000)" office:value-type="float" office:value="14.4412685979402" calcext:value-type="float">
            <text:p>14.4412685979</text:p>
          </table:table-cell>
        </table:table-row>
        <table:table-row table:style-name="ro1">
          <table:table-cell/>
          <table:table-cell table:formula="of:=2*[.B17]" office:value-type="float" office:value="2097152" calcext:value-type="float">
            <text:p>2097152</text:p>
          </table:table-cell>
          <table:table-cell table:formula="of:=([.C112]+[.C122]+[.C132]+[.C142]+[.C152])/5" office:value-type="float" office:value="0.004587328" calcext:value-type="float">
            <text:p>0.004587328</text:p>
          </table:table-cell>
          <table:table-cell table:formula="of:=([.D112]+[.D122]+[.D132]+[.D142]+[.D152])/5" office:value-type="float" office:value="0.0333604" calcext:value-type="float">
            <text:p>0.0333604</text:p>
          </table:table-cell>
          <table:table-cell table:formula="of:=([.E112]+[.E122]+[.E132]+[.E142]+[.E152])/5" office:value-type="float" office:value="0.003133642" calcext:value-type="float">
            <text:p>0.003133642</text:p>
          </table:table-cell>
          <table:table-cell table:formula="of:=([.F112]+[.F122]+[.F132]+[.F142]+[.F152])/5" office:value-type="float" office:value="0.01690222" calcext:value-type="float">
            <text:p>0.01690222</text:p>
          </table:table-cell>
          <table:table-cell office:value-type="float" office:value="0.0884414" calcext:value-type="float">
            <text:p>0.0884414</text:p>
          </table:table-cell>
          <table:table-cell office:value-type="float" office:value="0.122392" calcext:value-type="float">
            <text:p>0.122392</text:p>
          </table:table-cell>
          <table:table-cell office:value-type="float" office:value="0.00884919" calcext:value-type="float">
            <text:p>0.00884919</text:p>
          </table:table-cell>
          <table:table-cell office:value-type="float" office:value="0.0092464" calcext:value-type="float">
            <text:p>0.0092464</text:p>
          </table:table-cell>
          <table:table-cell/>
          <table:table-cell table:formula="of:=((16*[.B18]*4)/[.C18])/(1000*1000*1000)" office:value-type="float" office:value="29.2583673981891" calcext:value-type="float">
            <text:p>29.2583673982</text:p>
          </table:table-cell>
          <table:table-cell table:formula="of:=((16*[.B18]*4)/[.D18])/(1000*1000*1000)" office:value-type="float" office:value="4.02326494886152" calcext:value-type="float">
            <text:p>4.0232649489</text:p>
          </table:table-cell>
          <table:table-cell table:formula="of:=((16*[.B18]*4)/[.E18])/(1000*1000*1000)" office:value-type="float" office:value="42.8312257749928" calcext:value-type="float">
            <text:p>42.831225775</text:p>
          </table:table-cell>
          <table:table-cell table:formula="of:=((16*[.B18]*4)/[.F18])/(1000*1000*1000)" office:value-type="float" office:value="7.94083428094061" calcext:value-type="float">
            <text:p>7.9408342809</text:p>
          </table:table-cell>
          <table:table-cell table:formula="of:=((16*[.B18]*4)/[.G18])/(1000*1000*1000)" office:value-type="float" office:value="1.51758936425701" calcext:value-type="float">
            <text:p>1.5175893643</text:p>
          </table:table-cell>
          <table:table-cell table:formula="of:=((16*[.B18]*4)/[.H18])/(1000*1000*1000)" office:value-type="float" office:value="1.09662173998301" calcext:value-type="float">
            <text:p>1.09662174</text:p>
          </table:table-cell>
          <table:table-cell table:formula="of:=((16*[.B18]*4)/[.I18])/(1000*1000*1000)" office:value-type="float" office:value="15.1672331591931" calcext:value-type="float">
            <text:p>15.1672331592</text:p>
          </table:table-cell>
          <table:table-cell table:formula="of:=((16*[.B18]*4)/[.J18])/(1000*1000*1000)" office:value-type="float" office:value="14.5156739920401" calcext:value-type="float">
            <text:p>14.515673992</text:p>
          </table:table-cell>
        </table:table-row>
        <table:table-row table:style-name="ro1">
          <table:table-cell/>
          <table:table-cell table:formula="of:=2*[.B18]" office:value-type="float" office:value="4194304" calcext:value-type="float">
            <text:p>4194304</text:p>
          </table:table-cell>
          <table:table-cell table:formula="of:=([.C113]+[.C123]+[.C133]+[.C143]+[.C153])/5" office:value-type="float" office:value="0.01793144" calcext:value-type="float">
            <text:p>0.01793144</text:p>
          </table:table-cell>
          <table:table-cell table:formula="of:=([.D113]+[.D123]+[.D133]+[.D143]+[.D153])/5" office:value-type="float" office:value="0.0654241" calcext:value-type="float">
            <text:p>0.0654241</text:p>
          </table:table-cell>
          <table:table-cell table:formula="of:=([.E113]+[.E123]+[.E133]+[.E143]+[.E153])/5" office:value-type="float" office:value="0.005744784" calcext:value-type="float">
            <text:p>0.005744784</text:p>
          </table:table-cell>
          <table:table-cell table:formula="of:=([.F113]+[.F123]+[.F133]+[.F143]+[.F153])/5" office:value-type="float" office:value="0.0344538" calcext:value-type="float">
            <text:p>0.0344538</text:p>
          </table:table-cell>
          <table:table-cell office:value-type="float" office:value="0.175775" calcext:value-type="float">
            <text:p>0.175775</text:p>
          </table:table-cell>
          <table:table-cell office:value-type="float" office:value="0.240928" calcext:value-type="float">
            <text:p>0.240928</text:p>
          </table:table-cell>
          <table:table-cell office:value-type="float" office:value="0.0176446" calcext:value-type="float">
            <text:p>0.0176446</text:p>
          </table:table-cell>
          <table:table-cell office:value-type="float" office:value="0.0184962" calcext:value-type="float">
            <text:p>0.0184962</text:p>
          </table:table-cell>
          <table:table-cell/>
          <table:table-cell table:formula="of:=((16*[.B19]*4)/[.C19])/(1000*1000*1000)" office:value-type="float" office:value="14.9701003377308" calcext:value-type="float">
            <text:p>14.9701003377</text:p>
          </table:table-cell>
          <table:table-cell table:formula="of:=((16*[.B19]*4)/[.D19])/(1000*1000*1000)" office:value-type="float" office:value="4.10300571196241" calcext:value-type="float">
            <text:p>4.103005712</text:p>
          </table:table-cell>
          <table:table-cell table:formula="of:=((16*[.B19]*4)/[.E19])/(1000*1000*1000)" office:value-type="float" office:value="46.7268144459391" calcext:value-type="float">
            <text:p>46.7268144459</text:p>
          </table:table-cell>
          <table:table-cell table:formula="of:=((16*[.B19]*4)/[.F19])/(1000*1000*1000)" office:value-type="float" office:value="7.79117124961543" calcext:value-type="float">
            <text:p>7.7911712496</text:p>
          </table:table-cell>
          <table:table-cell table:formula="of:=((16*[.B19]*4)/[.G19])/(1000*1000*1000)" office:value-type="float" office:value="1.52715378182335" calcext:value-type="float">
            <text:p>1.5271537818</text:p>
          </table:table-cell>
          <table:table-cell table:formula="of:=((16*[.B19]*4)/[.H19])/(1000*1000*1000)" office:value-type="float" office:value="1.11417293133218" calcext:value-type="float">
            <text:p>1.1141729313</text:p>
          </table:table-cell>
          <table:table-cell table:formula="of:=((16*[.B19]*4)/[.I19])/(1000*1000*1000)" office:value-type="float" office:value="15.2134622490734" calcext:value-type="float">
            <text:p>15.2134622491</text:p>
          </table:table-cell>
          <table:table-cell table:formula="of:=((16*[.B19]*4)/[.J19])/(1000*1000*1000)" office:value-type="float" office:value="14.5130056984678" calcext:value-type="float">
            <text:p>14.5130056985</text:p>
          </table:table-cell>
        </table:table-row>
        <table:table-row table:style-name="ro1">
          <table:table-cell/>
          <table:table-cell table:formula="of:=2*[.B19]" office:value-type="float" office:value="8388608" calcext:value-type="float">
            <text:p>8388608</text:p>
          </table:table-cell>
          <table:table-cell table:formula="of:=([.C114]+[.C124]+[.C134]+[.C144]+[.C154])/5" office:value-type="float" office:value="0.0545444" calcext:value-type="float">
            <text:p>0.0545444</text:p>
          </table:table-cell>
          <table:table-cell table:formula="of:=([.D114]+[.D124]+[.D134]+[.D144]+[.D154])/5" office:value-type="float" office:value="0.1350948" calcext:value-type="float">
            <text:p>0.1350948</text:p>
          </table:table-cell>
          <table:table-cell table:formula="of:=([.E114]+[.E124]+[.E134]+[.E144]+[.E154])/5" office:value-type="float" office:value="0.0116324" calcext:value-type="float">
            <text:p>0.0116324</text:p>
          </table:table-cell>
          <table:table-cell table:formula="of:=([.F114]+[.F124]+[.F134]+[.F144]+[.F154])/5" office:value-type="float" office:value="0.06702046" calcext:value-type="float">
            <text:p>0.06702046</text:p>
          </table:table-cell>
          <table:table-cell office:value-type="float" office:value="0.351211" calcext:value-type="float">
            <text:p>0.351211</text:p>
          </table:table-cell>
          <table:table-cell office:value-type="float" office:value="0.480325" calcext:value-type="float">
            <text:p>0.480325</text:p>
          </table:table-cell>
          <table:table-cell office:value-type="float" office:value="0.0352806" calcext:value-type="float">
            <text:p>0.0352806</text:p>
          </table:table-cell>
          <table:table-cell office:value-type="float" office:value="0.0368796" calcext:value-type="float">
            <text:p>0.0368796</text:p>
          </table:table-cell>
          <table:table-cell/>
          <table:table-cell table:formula="of:=((16*[.B20]*4)/[.C20])/(1000*1000*1000)" office:value-type="float" office:value="9.84282368125784" calcext:value-type="float">
            <text:p>9.8428236813</text:p>
          </table:table-cell>
          <table:table-cell table:formula="of:=((16*[.B20]*4)/[.D20])/(1000*1000*1000)" office:value-type="float" office:value="3.97403091754827" calcext:value-type="float">
            <text:p>3.9740309175</text:p>
          </table:table-cell>
          <table:table-cell table:formula="of:=((16*[.B20]*4)/[.E20])/(1000*1000*1000)" office:value-type="float" office:value="46.1530648877274" calcext:value-type="float">
            <text:p>46.1530648877</text:p>
          </table:table-cell>
          <table:table-cell table:formula="of:=((16*[.B20]*4)/[.F20])/(1000*1000*1000)" office:value-type="float" office:value="8.01055247904893" calcext:value-type="float">
            <text:p>8.010552479</text:p>
          </table:table-cell>
          <table:table-cell table:formula="of:=((16*[.B20]*4)/[.G20])/(1000*1000*1000)" office:value-type="float" office:value="1.52862783910527" calcext:value-type="float">
            <text:p>1.5286278391</text:p>
          </table:table-cell>
          <table:table-cell table:formula="of:=((16*[.B20]*4)/[.H20])/(1000*1000*1000)" office:value-type="float" office:value="1.11772427418935" calcext:value-type="float">
            <text:p>1.1177242742</text:p>
          </table:table-cell>
          <table:table-cell table:formula="of:=((16*[.B20]*4)/[.I20])/(1000*1000*1000)" office:value-type="float" office:value="15.2171706830383" calcext:value-type="float">
            <text:p>15.217170683</text:p>
          </table:table-cell>
          <table:table-cell table:formula="of:=((16*[.B20]*4)/[.J20])/(1000*1000*1000)" office:value-type="float" office:value="14.5573951995141" calcext:value-type="float">
            <text:p>14.5573951995</text:p>
          </table:table-cell>
        </table:table-row>
        <table:table-row table:style-name="ro1">
          <table:table-cell/>
          <table:table-cell table:formula="of:=2*[.B20]" office:value-type="float" office:value="16777216" calcext:value-type="float">
            <text:p>16777216</text:p>
          </table:table-cell>
          <table:table-cell table:formula="of:=([.C115]+[.C125]+[.C135]+[.C145]+[.C155])/5" office:value-type="float" office:value="0.108567" calcext:value-type="float">
            <text:p>0.108567</text:p>
          </table:table-cell>
          <table:table-cell table:formula="of:=([.D115]+[.D125]+[.D135]+[.D145]+[.D155])/5" office:value-type="float" office:value="0.2671096" calcext:value-type="float">
            <text:p>0.2671096</text:p>
          </table:table-cell>
          <table:table-cell table:formula="of:=([.E115]+[.E125]+[.E135]+[.E145]+[.E155])/5" office:value-type="float" office:value="0.0229453" calcext:value-type="float">
            <text:p>0.0229453</text:p>
          </table:table-cell>
          <table:table-cell table:formula="of:=([.F115]+[.F125]+[.F135]+[.F145]+[.F155])/5" office:value-type="float" office:value="0.1327198" calcext:value-type="float">
            <text:p>0.1327198</text:p>
          </table:table-cell>
          <table:table-cell office:value-type="float" office:value="0.701287" calcext:value-type="float">
            <text:p>0.701287</text:p>
          </table:table-cell>
          <table:table-cell office:value-type="float" office:value="0.962208" calcext:value-type="float">
            <text:p>0.962208</text:p>
          </table:table-cell>
          <table:table-cell office:value-type="float" office:value="0.0703634" calcext:value-type="float">
            <text:p>0.0703634</text:p>
          </table:table-cell>
          <table:table-cell office:value-type="float" office:value="0.0738308" calcext:value-type="float">
            <text:p>0.0738308</text:p>
          </table:table-cell>
          <table:table-cell/>
          <table:table-cell table:formula="of:=((16*[.B21]*4)/[.C21])/(1000*1000*1000)" office:value-type="float" office:value="9.89013073954332" calcext:value-type="float">
            <text:p>9.8901307395</text:p>
          </table:table-cell>
          <table:table-cell table:formula="of:=((16*[.B21]*4)/[.D21])/(1000*1000*1000)" office:value-type="float" office:value="4.01985486107575" calcext:value-type="float">
            <text:p>4.0198548611</text:p>
          </table:table-cell>
          <table:table-cell table:formula="of:=((16*[.B21]*4)/[.E21])/(1000*1000*1000)" office:value-type="float" office:value="46.7957195591254" calcext:value-type="float">
            <text:p>46.7957195591</text:p>
          </table:table-cell>
          <table:table-cell table:formula="of:=((16*[.B21]*4)/[.F21])/(1000*1000*1000)" office:value-type="float" office:value="8.09029115474858" calcext:value-type="float">
            <text:p>8.0902911547</text:p>
          </table:table-cell>
          <table:table-cell table:formula="of:=((16*[.B21]*4)/[.G21])/(1000*1000*1000)" office:value-type="float" office:value="1.53110185131052" calcext:value-type="float">
            <text:p>1.5311018513</text:p>
          </table:table-cell>
          <table:table-cell table:formula="of:=((16*[.B21]*4)/[.H21])/(1000*1000*1000)" office:value-type="float" office:value="1.11591446340084" calcext:value-type="float">
            <text:p>1.1159144634</text:p>
          </table:table-cell>
          <table:table-cell table:formula="of:=((16*[.B21]*4)/[.I21])/(1000*1000*1000)" office:value-type="float" office:value="15.2599479843214" calcext:value-type="float">
            <text:p>15.2599479843</text:p>
          </table:table-cell>
          <table:table-cell table:formula="of:=((16*[.B21]*4)/[.J21])/(1000*1000*1000)" office:value-type="float" office:value="14.5432776564794" calcext:value-type="float">
            <text:p>14.5432776565</text:p>
          </table:table-cell>
        </table:table-row>
        <table:table-row table:style-name="ro1">
          <table:table-cell/>
          <table:table-cell table:formula="of:=2*[.B21]" office:value-type="float" office:value="33554432" calcext:value-type="float">
            <text:p>33554432</text:p>
          </table:table-cell>
          <table:table-cell table:formula="of:=([.C116]+[.C126]+[.C136]+[.C146]+[.C156])/5" office:value-type="float" office:value="0.2163352" calcext:value-type="float">
            <text:p>0.2163352</text:p>
          </table:table-cell>
          <table:table-cell table:formula="of:=([.D116]+[.D126]+[.D136]+[.D146]+[.D156])/5" office:value-type="float" office:value="0.5295374" calcext:value-type="float">
            <text:p>0.5295374</text:p>
          </table:table-cell>
          <table:table-cell table:formula="of:=([.E116]+[.E126]+[.E136]+[.E146]+[.E156])/5" office:value-type="float" office:value="0.04344236" calcext:value-type="float">
            <text:p>0.04344236</text:p>
          </table:table-cell>
          <table:table-cell table:formula="of:=([.F116]+[.F126]+[.F136]+[.F146]+[.F156])/5" office:value-type="float" office:value="0.2614182" calcext:value-type="float">
            <text:p>0.2614182</text:p>
          </table:table-cell>
          <table:table-cell office:value-type="float" office:value="1.40148" calcext:value-type="float">
            <text:p>1.40148</text:p>
          </table:table-cell>
          <table:table-cell office:value-type="float" office:value="1.94101" calcext:value-type="float">
            <text:p>1.94101</text:p>
          </table:table-cell>
          <table:table-cell office:value-type="float" office:value="0.141205" calcext:value-type="float">
            <text:p>0.141205</text:p>
          </table:table-cell>
          <table:table-cell office:value-type="float" office:value="0.147991" calcext:value-type="float">
            <text:p>0.147991</text:p>
          </table:table-cell>
          <table:table-cell/>
          <table:table-cell table:formula="of:=((16*[.B22]*4)/[.C22])/(1000*1000*1000)" office:value-type="float" office:value="9.92664923692492" calcext:value-type="float">
            <text:p>9.9266492369</text:p>
          </table:table-cell>
          <table:table-cell table:formula="of:=((16*[.B22]*4)/[.D22])/(1000*1000*1000)" office:value-type="float" office:value="4.05539561133926" calcext:value-type="float">
            <text:p>4.0553956113</text:p>
          </table:table-cell>
          <table:table-cell table:formula="of:=((16*[.B22]*4)/[.E22])/(1000*1000*1000)" office:value-type="float" office:value="49.4329416725979" calcext:value-type="float">
            <text:p>49.4329416726</text:p>
          </table:table-cell>
          <table:table-cell table:formula="of:=((16*[.B22]*4)/[.F22])/(1000*1000*1000)" office:value-type="float" office:value="8.21474422209318" calcext:value-type="float">
            <text:p>8.2147442221</text:p>
          </table:table-cell>
          <table:table-cell table:formula="of:=((16*[.B22]*4)/[.G22])/(1000*1000*1000)" office:value-type="float" office:value="1.53229703456346" calcext:value-type="float">
            <text:p>1.5322970346</text:p>
          </table:table-cell>
          <table:table-cell table:formula="of:=((16*[.B22]*4)/[.H22])/(1000*1000*1000)" office:value-type="float" office:value="1.10637433501115" calcext:value-type="float">
            <text:p>1.106374335</text:p>
          </table:table-cell>
          <table:table-cell table:formula="of:=((16*[.B22]*4)/[.I22])/(1000*1000*1000)" office:value-type="float" office:value="15.2082691689388" calcext:value-type="float">
            <text:p>15.2082691689</text:p>
          </table:table-cell>
          <table:table-cell table:formula="of:=((16*[.B22]*4)/[.J22])/(1000*1000*1000)" office:value-type="float" office:value="14.5109070686731" calcext:value-type="float">
            <text:p>14.510907068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Decompression rate analysis</text:p>
          </table:table-cell>
          <table:table-cell office:value-type="string" calcext:value-type="string">
            <text:p>Compression Rate</text:p>
          </table:table-cell>
          <table:table-cell office:value-type="string" calcext:value-type="string">
            <text:p>AVX-14, SCD, decomp</text:p>
          </table:table-cell>
          <table:table-cell office:value-type="string" calcext:value-type="string">
            <text:p>AVX-14, mSCD, decomp</text:p>
          </table:table-cell>
          <table:table-cell office:value-type="string" calcext:value-type="string">
            <text:p>FPGA-4, SCD, decomp</text:p>
          </table:table-cell>
          <table:table-cell office:value-type="string" calcext:value-type="string">
            <text:p>FPGA-4, mSCD, decomp</text:p>
          </table:table-cell>
          <table:table-cell table:number-columns-repeated="5"/>
          <table:table-cell office:value-type="string" calcext:value-type="string">
            <text:p>AVX-14, SCD, decomp</text:p>
          </table:table-cell>
          <table:table-cell office:value-type="string" calcext:value-type="string">
            <text:p>AVX-14, mSCD, decomp</text:p>
          </table:table-cell>
          <table:table-cell office:value-type="string" calcext:value-type="string">
            <text:p>FPGA-4, SCD, decomp</text:p>
          </table:table-cell>
          <table:table-cell office:value-type="string" calcext:value-type="string">
            <text:p>FPGA-4, mSCD, deco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:</text:p>
          </table:table-cell>
          <table:table-cell office:value-type="float" office:value="1" calcext:value-type="float">
            <text:p>1</text:p>
          </table:table-cell>
          <table:table-cell office:value-type="float" office:value="0.483626" calcext:value-type="float">
            <text:p>0.483626</text:p>
          </table:table-cell>
          <table:table-cell office:value-type="float" office:value="0.243964" calcext:value-type="float">
            <text:p>0.243964</text:p>
          </table:table-cell>
          <table:table-cell office:value-type="float" office:value="2.06061" calcext:value-type="float">
            <text:p>2.06061</text:p>
          </table:table-cell>
          <table:table-cell office:value-type="float" office:value="0.147346" calcext:value-type="float">
            <text:p>0.147346</text:p>
          </table:table-cell>
          <table:table-cell table:number-columns-repeated="5"/>
          <table:table-cell table:formula="of:=((2097152*256*4)/[.C25])/(1000*1000*1000)" office:value-type="float" office:value="4.44038088936492" calcext:value-type="float">
            <text:p>4.4403808894</text:p>
          </table:table-cell>
          <table:table-cell table:formula="of:=((2097152*256*4)/[.D25])/(1000*1000*1000)" office:value-type="float" office:value="8.80246121558919" calcext:value-type="float">
            <text:p>8.8024612156</text:p>
          </table:table-cell>
          <table:table-cell table:formula="of:=((2097152*256*4)/[.E25])/(1000*1000*1000)" office:value-type="float" office:value="1.04215918975449" calcext:value-type="float">
            <text:p>1.0421591898</text:p>
          </table:table-cell>
          <table:table-cell table:formula="of:=((2097152*256*4)/[.F25])/(1000*1000*1000)" office:value-type="float" office:value="14.5744278636678" calcext:value-type="float">
            <text:p>14.57442786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 = 2097152</text:p>
          </table:table-cell>
          <table:table-cell office:value-type="float" office:value="1.248" calcext:value-type="float">
            <text:p>1.248</text:p>
          </table:table-cell>
          <table:table-cell office:value-type="float" office:value="0.521498" calcext:value-type="float">
            <text:p>0.521498</text:p>
          </table:table-cell>
          <table:table-cell office:value-type="float" office:value="0.24857" calcext:value-type="float">
            <text:p>0.24857</text:p>
          </table:table-cell>
          <table:table-cell office:value-type="float" office:value="1.99516" calcext:value-type="float">
            <text:p>1.99516</text:p>
          </table:table-cell>
          <table:table-cell office:value-type="float" office:value="0.135582" calcext:value-type="float">
            <text:p>0.135582</text:p>
          </table:table-cell>
          <table:table-cell table:number-columns-repeated="5"/>
          <table:table-cell table:formula="of:=((2097152*256*4)/[.C26])/(1000*1000*1000)" office:value-type="float" office:value="4.11791348768356" calcext:value-type="float">
            <text:p>4.1179134877</text:p>
          </table:table-cell>
          <table:table-cell table:formula="of:=((2097152*256*4)/[.D26])/(1000*1000*1000)" office:value-type="float" office:value="8.63935168363037" calcext:value-type="float">
            <text:p>8.6393516836</text:p>
          </table:table-cell>
          <table:table-cell table:formula="of:=((2097152*256*4)/[.E26])/(1000*1000*1000)" office:value-type="float" office:value="1.07634658273021" calcext:value-type="float">
            <text:p>1.0763465827</text:p>
          </table:table-cell>
          <table:table-cell table:formula="of:=((2097152*256*4)/[.F26])/(1000*1000*1000)" office:value-type="float" office:value="15.8390025814636" calcext:value-type="float">
            <text:p>15.83900258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 = 256</text:p>
          </table:table-cell>
          <table:table-cell office:value-type="float" office:value="2.324" calcext:value-type="float">
            <text:p>2.324</text:p>
          </table:table-cell>
          <table:table-cell office:value-type="float" office:value="0.485404" calcext:value-type="float">
            <text:p>0.485404</text:p>
          </table:table-cell>
          <table:table-cell office:value-type="float" office:value="0.244641" calcext:value-type="float">
            <text:p>0.244641</text:p>
          </table:table-cell>
          <table:table-cell office:value-type="float" office:value="1.85526" calcext:value-type="float">
            <text:p>1.85526</text:p>
          </table:table-cell>
          <table:table-cell office:value-type="float" office:value="0.112676" calcext:value-type="float">
            <text:p>0.112676</text:p>
          </table:table-cell>
          <table:table-cell table:number-columns-repeated="5"/>
          <table:table-cell table:formula="of:=((2097152*256*4)/[.C27])/(1000*1000*1000)" office:value-type="float" office:value="4.42411609298646" calcext:value-type="float">
            <text:p>4.424116093</text:p>
          </table:table-cell>
          <table:table-cell table:formula="of:=((2097152*256*4)/[.D27])/(1000*1000*1000)" office:value-type="float" office:value="8.77810198617566" calcext:value-type="float">
            <text:p>8.7781019862</text:p>
          </table:table-cell>
          <table:table-cell table:formula="of:=((2097152*256*4)/[.E27])/(1000*1000*1000)" office:value-type="float" office:value="1.15751088688378" calcext:value-type="float">
            <text:p>1.1575108869</text:p>
          </table:table-cell>
          <table:table-cell table:formula="of:=((2097152*256*4)/[.F27])/(1000*1000*1000)" office:value-type="float" office:value="19.0589269054635" calcext:value-type="float">
            <text:p>19.0589269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=16384</text:p>
          </table:table-cell>
          <table:table-cell office:value-type="float" office:value="4" calcext:value-type="float">
            <text:p>4</text:p>
          </table:table-cell>
          <table:table-cell office:value-type="float" office:value="0.468501" calcext:value-type="float">
            <text:p>0.468501</text:p>
          </table:table-cell>
          <table:table-cell office:value-type="float" office:value="0.236544" calcext:value-type="float">
            <text:p>0.236544</text:p>
          </table:table-cell>
          <table:table-cell office:value-type="float" office:value="1.81406" calcext:value-type="float">
            <text:p>1.81406</text:p>
          </table:table-cell>
          <table:table-cell office:value-type="float" office:value="0.103699" calcext:value-type="float">
            <text:p>0.103699</text:p>
          </table:table-cell>
          <table:table-cell table:number-columns-repeated="5"/>
          <table:table-cell table:formula="of:=((2097152*256*4)/[.C28])/(1000*1000*1000)" office:value-type="float" office:value="4.58373332821061" calcext:value-type="float">
            <text:p>4.5837333282</text:p>
          </table:table-cell>
          <table:table-cell table:formula="of:=((2097152*256*4)/[.D28])/(1000*1000*1000)" office:value-type="float" office:value="9.07858008658009" calcext:value-type="float">
            <text:p>9.0785800866</text:p>
          </table:table-cell>
          <table:table-cell table:formula="of:=((2097152*256*4)/[.E28])/(1000*1000*1000)" office:value-type="float" office:value="1.18379968027518" calcext:value-type="float">
            <text:p>1.1837996803</text:p>
          </table:table-cell>
          <table:table-cell table:formula="of:=((2097152*256*4)/[.F28])/(1000*1000*1000)" office:value-type="float" office:value="20.7088173270716" calcext:value-type="float">
            <text:p>20.7088173271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Global update period analysis</text:p>
          </table:table-cell>
          <table:table-cell office:value-type="string" calcext:value-type="string">
            <text:p>Update Period</text:p>
          </table:table-cell>
          <table:table-cell office:value-type="string" calcext:value-type="string">
            <text:p>AVX-14, mSCD</text:p>
          </table:table-cell>
          <table:table-cell office:value-type="string" calcext:value-type="string">
            <text:p>AVX-14, mSCD decomp2.33+decrypt</text:p>
          </table:table-cell>
          <table:table-cell office:value-type="string" calcext:value-type="string">
            <text:p>FPGA-4, mSCD</text:p>
          </table:table-cell>
          <table:table-cell office:value-type="string" calcext:value-type="string">
            <text:p>FPGA-4, mSCD, decomp2.33+decrypt</text:p>
          </table:table-cell>
          <table:table-cell table:number-columns-repeated="5"/>
          <table:table-cell office:value-type="string" calcext:value-type="string">
            <text:p>AVX-14, mSCD</text:p>
          </table:table-cell>
          <table:table-cell office:value-type="string" calcext:value-type="string">
            <text:p>AVX-14, mSCD decomp2.33+decrypt</text:p>
          </table:table-cell>
          <table:table-cell office:value-type="string" calcext:value-type="string">
            <text:p>FPGA-4, mSCD</text:p>
          </table:table-cell>
          <table:table-cell office:value-type="string" calcext:value-type="string">
            <text:p>FPGA-4, mSCD, decomp2.33+decryp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x:</text:p>
          </table:table-cell>
          <table:table-cell office:value-type="float" office:value="1" calcext:value-type="float">
            <text:p>1</text:p>
          </table:table-cell>
          <table:table-cell office:value-type="float" office:value="0.0731318" calcext:value-type="float">
            <text:p>0.0731318</text:p>
          </table:table-cell>
          <table:table-cell office:value-type="float" office:value="0.541137" calcext:value-type="float">
            <text:p>0.541137</text:p>
          </table:table-cell>
          <table:table-cell office:value-type="float" office:value="0.234335" calcext:value-type="float">
            <text:p>0.234335</text:p>
          </table:table-cell>
          <table:table-cell office:value-type="float" office:value="0.254036" calcext:value-type="float">
            <text:p>0.254036</text:p>
          </table:table-cell>
          <table:table-cell table:number-columns-repeated="5"/>
          <table:table-cell table:formula="of:=((2097152*256*4)/[.C31])/(1000*1000*1000)" office:value-type="float" office:value="29.3645670966666" calcext:value-type="float">
            <text:p>29.3645670967</text:p>
          </table:table-cell>
          <table:table-cell table:formula="of:=((2097152*256*4)/[.D31])/(1000*1000*1000)" office:value-type="float" office:value="3.96846574527338" calcext:value-type="float">
            <text:p>3.9684657453</text:p>
          </table:table-cell>
          <table:table-cell table:formula="of:=((2097152*256*4)/[.E31])/(1000*1000*1000)" office:value-type="float" office:value="9.16416091492948" calcext:value-type="float">
            <text:p>9.1641609149</text:p>
          </table:table-cell>
          <table:table-cell table:formula="of:=((2097152*256*4)/[.F31])/(1000*1000*1000)" office:value-type="float" office:value="8.45346190303737" calcext:value-type="float">
            <text:p>8.4534619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samples = 2097152</text:p>
          </table:table-cell>
          <table:table-cell office:value-type="float" office:value="2" calcext:value-type="float">
            <text:p>2</text:p>
          </table:table-cell>
          <table:table-cell office:value-type="float" office:value="0.0572066" calcext:value-type="float">
            <text:p>0.0572066</text:p>
          </table:table-cell>
          <table:table-cell office:value-type="float" office:value="0.406677" calcext:value-type="float">
            <text:p>0.406677</text:p>
          </table:table-cell>
          <table:table-cell office:value-type="float" office:value="0.175903" calcext:value-type="float">
            <text:p>0.175903</text:p>
          </table:table-cell>
          <table:table-cell office:value-type="float" office:value="0.190655" calcext:value-type="float">
            <text:p>0.190655</text:p>
          </table:table-cell>
          <table:table-cell table:number-columns-repeated="5"/>
          <table:table-cell table:formula="of:=((2097152*256*4)/[.C32])/(1000*1000*1000)" office:value-type="float" office:value="37.5390889862359" calcext:value-type="float">
            <text:p>37.5390889862</text:p>
          </table:table-cell>
          <table:table-cell table:formula="of:=((2097152*256*4)/[.D32])/(1000*1000*1000)" office:value-type="float" office:value="5.28056331683375" calcext:value-type="float">
            <text:p>5.2805633168</text:p>
          </table:table-cell>
          <table:table-cell table:formula="of:=((2097152*256*4)/[.E32])/(1000*1000*1000)" office:value-type="float" office:value="12.2083400965305" calcext:value-type="float">
            <text:p>12.2083400965</text:p>
          </table:table-cell>
          <table:table-cell table:formula="of:=((2097152*256*4)/[.F32])/(1000*1000*1000)" office:value-type="float" office:value="11.2637153392253" calcext:value-type="float">
            <text:p>11.2637153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#features = 256</text:p>
          </table:table-cell>
          <table:table-cell office:value-type="float" office:value="4" calcext:value-type="float">
            <text:p>4</text:p>
          </table:table-cell>
          <table:table-cell office:value-type="float" office:value="0.0476978" calcext:value-type="float">
            <text:p>0.0476978</text:p>
          </table:table-cell>
          <table:table-cell office:value-type="float" office:value="0.338109" calcext:value-type="float">
            <text:p>0.338109</text:p>
          </table:table-cell>
          <table:table-cell office:value-type="float" office:value="0.146668" calcext:value-type="float">
            <text:p>0.146668</text:p>
          </table:table-cell>
          <table:table-cell office:value-type="float" office:value="0.15892" calcext:value-type="float">
            <text:p>0.15892</text:p>
          </table:table-cell>
          <table:table-cell table:number-columns-repeated="5"/>
          <table:table-cell table:formula="of:=((2097152*256*4)/[.C33])/(1000*1000*1000)" office:value-type="float" office:value="45.022698069932" calcext:value-type="float">
            <text:p>45.0226980699</text:p>
          </table:table-cell>
          <table:table-cell table:formula="of:=((2097152*256*4)/[.D33])/(1000*1000*1000)" office:value-type="float" office:value="6.35145366730847" calcext:value-type="float">
            <text:p>6.3514536673</text:p>
          </table:table-cell>
          <table:table-cell table:formula="of:=((2097152*256*4)/[.E33])/(1000*1000*1000)" office:value-type="float" office:value="14.6418008563559" calcext:value-type="float">
            <text:p>14.6418008564</text:p>
          </table:table-cell>
          <table:table-cell table:formula="of:=((2097152*256*4)/[.F33])/(1000*1000*1000)" office:value-type="float" office:value="13.5129854517996" calcext:value-type="float">
            <text:p>13.51298545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batch Size=8192</text:p>
          </table:table-cell>
          <table:table-cell office:value-type="float" office:value="8" calcext:value-type="float">
            <text:p>8</text:p>
          </table:table-cell>
          <table:table-cell office:value-type="float" office:value="0.0432258" calcext:value-type="float">
            <text:p>0.0432258</text:p>
          </table:table-cell>
          <table:table-cell office:value-type="float" office:value="0.304591" calcext:value-type="float">
            <text:p>0.304591</text:p>
          </table:table-cell>
          <table:table-cell office:value-type="float" office:value="0.131929" calcext:value-type="float">
            <text:p>0.131929</text:p>
          </table:table-cell>
          <table:table-cell office:value-type="float" office:value="0.142848" calcext:value-type="float">
            <text:p>0.142848</text:p>
          </table:table-cell>
          <table:table-cell table:number-columns-repeated="5"/>
          <table:table-cell table:formula="of:=((2097152*256*4)/[.C34])/(1000*1000*1000)" office:value-type="float" office:value="49.6805992717312" calcext:value-type="float">
            <text:p>49.6805992717</text:p>
          </table:table-cell>
          <table:table-cell table:formula="of:=((2097152*256*4)/[.D34])/(1000*1000*1000)" office:value-type="float" office:value="7.05038444340115" calcext:value-type="float">
            <text:p>7.0503844434</text:p>
          </table:table-cell>
          <table:table-cell table:formula="of:=((2097152*256*4)/[.E34])/(1000*1000*1000)" office:value-type="float" office:value="16.2775708752435" calcext:value-type="float">
            <text:p>16.2775708752</text:p>
          </table:table-cell>
          <table:table-cell table:formula="of:=((2097152*256*4)/[.F34])/(1000*1000*1000)" office:value-type="float" office:value="15.0333476702509" calcext:value-type="float">
            <text:p>15.03334767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410876" calcext:value-type="float">
            <text:p>0.0410876</text:p>
          </table:table-cell>
          <table:table-cell office:value-type="float" office:value="0.287085" calcext:value-type="float">
            <text:p>0.287085</text:p>
          </table:table-cell>
          <table:table-cell office:value-type="float" office:value="0.124174" calcext:value-type="float">
            <text:p>0.124174</text:p>
          </table:table-cell>
          <table:table-cell office:value-type="float" office:value="0.134491" calcext:value-type="float">
            <text:p>0.134491</text:p>
          </table:table-cell>
          <table:table-cell table:number-columns-repeated="5"/>
          <table:table-cell table:formula="of:=((2097152*256*4)/[.C35])/(1000*1000*1000)" office:value-type="float" office:value="52.2659792248756" calcext:value-type="float">
            <text:p>52.2659792249</text:p>
          </table:table-cell>
          <table:table-cell table:formula="of:=((2097152*256*4)/[.D35])/(1000*1000*1000)" office:value-type="float" office:value="7.48030599996517" calcext:value-type="float">
            <text:p>7.480306</text:p>
          </table:table-cell>
          <table:table-cell table:formula="of:=((2097152*256*4)/[.E35])/(1000*1000*1000)" office:value-type="float" office:value="17.2941489200638" calcext:value-type="float">
            <text:p>17.2941489201</text:p>
          </table:table-cell>
          <table:table-cell table:formula="of:=((2097152*256*4)/[.F35])/(1000*1000*1000)" office:value-type="float" office:value="15.9674896312764" calcext:value-type="float">
            <text:p>15.96748963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397027" calcext:value-type="float">
            <text:p>0.0397027</text:p>
          </table:table-cell>
          <table:table-cell office:value-type="float" office:value="0.27866" calcext:value-type="float">
            <text:p>0.27866</text:p>
          </table:table-cell>
          <table:table-cell office:value-type="float" office:value="0.120282" calcext:value-type="float">
            <text:p>0.120282</text:p>
          </table:table-cell>
          <table:table-cell office:value-type="float" office:value="0.130334" calcext:value-type="float">
            <text:p>0.130334</text:p>
          </table:table-cell>
          <table:table-cell table:number-columns-repeated="5"/>
          <table:table-cell table:formula="of:=((2097152*256*4)/[.C36])/(1000*1000*1000)" office:value-type="float" office:value="54.0891084989182" calcext:value-type="float">
            <text:p>54.0891084989</text:p>
          </table:table-cell>
          <table:table-cell table:formula="of:=((2097152*256*4)/[.D36])/(1000*1000*1000)" office:value-type="float" office:value="7.70646539869375" calcext:value-type="float">
            <text:p>7.7064653987</text:p>
          </table:table-cell>
          <table:table-cell table:formula="of:=((2097152*256*4)/[.E36])/(1000*1000*1000)" office:value-type="float" office:value="17.8537407758434" calcext:value-type="float">
            <text:p>17.8537407758</text:p>
          </table:table-cell>
          <table:table-cell table:formula="of:=((2097152*256*4)/[.F36])/(1000*1000*1000)" office:value-type="float" office:value="16.4767723541056" calcext:value-type="float">
            <text:p>16.4767723541</text:p>
          </table:table-cell>
          <table:table-cell table:number-columns-repeated="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/>
          <table:table-cell office:value-type="string" calcext:value-type="string">
            <text:p>#featur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features analysis CPU repetitions</text:p>
          </table:table-cell>
          <table:table-cell office:value-type="float" office:value="4" calcext:value-type="float">
            <text:p>4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237179" calcext:value-type="float">
            <text:p>0.00237179</text:p>
          </table:table-cell>
          <table:table-cell office:value-type="float" office:value="0.000174427" calcext:value-type="float">
            <text:p>0.000174427</text:p>
          </table:table-cell>
          <table:table-cell office:value-type="float" office:value="0.00121503" calcext:value-type="float">
            <text:p>0.00121503</text:p>
          </table:table-cell>
          <table:table-cell table:number-columns-repeated="5"/>
          <table:table-cell table:formula="of:=((524288*[.B45]*4)/[.C45])/(1000*1000*1000)" office:value-type="float" office:value="19.9254346793349" calcext:value-type="float">
            <text:p>19.9254346793</text:p>
          </table:table-cell>
          <table:table-cell table:formula="of:=((524288*[.B45]*4)/[.D45])/(1000*1000*1000)" office:value-type="float" office:value="3.53682577293943" calcext:value-type="float">
            <text:p>3.5368257729</text:p>
          </table:table-cell>
          <table:table-cell table:formula="of:=((524288*[.B45]*4)/[.E45])/(1000*1000*1000)" office:value-type="float" office:value="48.0923710205415" calcext:value-type="float">
            <text:p>48.0923710205</text:p>
          </table:table-cell>
          <table:table-cell table:formula="of:=((524288*[.B45]*4)/[.F45])/(1000*1000*1000)" office:value-type="float" office:value="6.90403364525979" calcext:value-type="float">
            <text:p>6.9040336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639582" calcext:value-type="float">
            <text:p>0.000639582</text:p>
          </table:table-cell>
          <table:table-cell office:value-type="float" office:value="0.00467324" calcext:value-type="float">
            <text:p>0.00467324</text:p>
          </table:table-cell>
          <table:table-cell office:value-type="float" office:value="0.000287962" calcext:value-type="float">
            <text:p>0.000287962</text:p>
          </table:table-cell>
          <table:table-cell office:value-type="float" office:value="0.00226541" calcext:value-type="float">
            <text:p>0.00226541</text:p>
          </table:table-cell>
          <table:table-cell table:number-columns-repeated="5"/>
          <table:table-cell table:formula="of:=((524288*[.B46]*4)/[.C46])/(1000*1000*1000)" office:value-type="float" office:value="26.2315324696442" calcext:value-type="float">
            <text:p>26.2315324696</text:p>
          </table:table-cell>
          <table:table-cell table:formula="of:=((524288*[.B46]*4)/[.D46])/(1000*1000*1000)" office:value-type="float" office:value="3.59006085713552" calcext:value-type="float">
            <text:p>3.5900608571</text:p>
          </table:table-cell>
          <table:table-cell table:formula="of:=((524288*[.B46]*4)/[.E46])/(1000*1000*1000)" office:value-type="float" office:value="58.2619095575111" calcext:value-type="float">
            <text:p>58.2619095575</text:p>
          </table:table-cell>
          <table:table-cell table:formula="of:=((524288*[.B46]*4)/[.F46])/(1000*1000*1000)" office:value-type="float" office:value="7.40581881425437" calcext:value-type="float">
            <text:p>7.40581881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32861" calcext:value-type="float">
            <text:p>0.00132861</text:p>
          </table:table-cell>
          <table:table-cell office:value-type="float" office:value="0.00942569" calcext:value-type="float">
            <text:p>0.00942569</text:p>
          </table:table-cell>
          <table:table-cell office:value-type="float" office:value="0.000762558" calcext:value-type="float">
            <text:p>0.000762558</text:p>
          </table:table-cell>
          <table:table-cell office:value-type="float" office:value="0.00449982" calcext:value-type="float">
            <text:p>0.00449982</text:p>
          </table:table-cell>
          <table:table-cell table:number-columns-repeated="5"/>
          <table:table-cell table:formula="of:=((524288*[.B47]*4)/[.C47])/(1000*1000*1000)" office:value-type="float" office:value="25.2552908678995" calcext:value-type="float">
            <text:p>25.2552908679</text:p>
          </table:table-cell>
          <table:table-cell table:formula="of:=((524288*[.B47]*4)/[.D47])/(1000*1000*1000)" office:value-type="float" office:value="3.55989131830137" calcext:value-type="float">
            <text:p>3.5598913183</text:p>
          </table:table-cell>
          <table:table-cell table:formula="of:=((524288*[.B47]*4)/[.E47])/(1000*1000*1000)" office:value-type="float" office:value="44.0024653862395" calcext:value-type="float">
            <text:p>44.0024653862</text:p>
          </table:table-cell>
          <table:table-cell table:formula="of:=((524288*[.B47]*4)/[.F47])/(1000*1000*1000)" office:value-type="float" office:value="7.45683871799316" calcext:value-type="float">
            <text:p>7.4568387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98438" calcext:value-type="float">
            <text:p>0.00298438</text:p>
          </table:table-cell>
          <table:table-cell office:value-type="float" office:value="0.0187782" calcext:value-type="float">
            <text:p>0.0187782</text:p>
          </table:table-cell>
          <table:table-cell office:value-type="float" office:value="0.00144019" calcext:value-type="float">
            <text:p>0.00144019</text:p>
          </table:table-cell>
          <table:table-cell office:value-type="float" office:value="0.00950975" calcext:value-type="float">
            <text:p>0.00950975</text:p>
          </table:table-cell>
          <table:table-cell table:number-columns-repeated="5"/>
          <table:table-cell table:formula="of:=((524288*[.B48]*4)/[.C48])/(1000*1000*1000)" office:value-type="float" office:value="22.4867020955776" calcext:value-type="float">
            <text:p>22.4867020956</text:p>
          </table:table-cell>
          <table:table-cell table:formula="of:=((524288*[.B48]*4)/[.D48])/(1000*1000*1000)" office:value-type="float" office:value="3.5737644715681" calcext:value-type="float">
            <text:p>3.5737644716</text:p>
          </table:table-cell>
          <table:table-cell table:formula="of:=((524288*[.B48]*4)/[.E48])/(1000*1000*1000)" office:value-type="float" office:value="46.5972295322145" calcext:value-type="float">
            <text:p>46.5972295322</text:p>
          </table:table-cell>
          <table:table-cell table:formula="of:=((524288*[.B48]*4)/[.F48])/(1000*1000*1000)" office:value-type="float" office:value="7.05684839243934" calcext:value-type="float">
            <text:p>7.05684839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73339" calcext:value-type="float">
            <text:p>0.00573339</text:p>
          </table:table-cell>
          <table:table-cell office:value-type="float" office:value="0.0378584" calcext:value-type="float">
            <text:p>0.0378584</text:p>
          </table:table-cell>
          <table:table-cell office:value-type="float" office:value="0.00316486" calcext:value-type="float">
            <text:p>0.00316486</text:p>
          </table:table-cell>
          <table:table-cell office:value-type="float" office:value="0.0177618" calcext:value-type="float">
            <text:p>0.0177618</text:p>
          </table:table-cell>
          <table:table-cell table:number-columns-repeated="5"/>
          <table:table-cell table:formula="of:=((524288*[.B49]*4)/[.C49])/(1000*1000*1000)" office:value-type="float" office:value="23.4098374609088" calcext:value-type="float">
            <text:p>23.4098374609</text:p>
          </table:table-cell>
          <table:table-cell table:formula="of:=((524288*[.B49]*4)/[.D49])/(1000*1000*1000)" office:value-type="float" office:value="3.54525621790673" calcext:value-type="float">
            <text:p>3.5452562179</text:p>
          </table:table-cell>
          <table:table-cell table:formula="of:=((524288*[.B49]*4)/[.E49])/(1000*1000*1000)" office:value-type="float" office:value="42.4087409869631" calcext:value-type="float">
            <text:p>42.408740987</text:p>
          </table:table-cell>
          <table:table-cell table:formula="of:=((524288*[.B49]*4)/[.F49])/(1000*1000*1000)" office:value-type="float" office:value="7.55653863910189" calcext:value-type="float">
            <text:p>7.55653863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111835" calcext:value-type="float">
            <text:p>0.0111835</text:p>
          </table:table-cell>
          <table:table-cell office:value-type="float" office:value="0.0758052" calcext:value-type="float">
            <text:p>0.0758052</text:p>
          </table:table-cell>
          <table:table-cell office:value-type="float" office:value="0.00607028" calcext:value-type="float">
            <text:p>0.00607028</text:p>
          </table:table-cell>
          <table:table-cell office:value-type="float" office:value="0.0356844" calcext:value-type="float">
            <text:p>0.0356844</text:p>
          </table:table-cell>
          <table:table-cell table:number-columns-repeated="5"/>
          <table:table-cell table:formula="of:=((524288*[.B50]*4)/[.C50])/(1000*1000*1000)" office:value-type="float" office:value="24.0028127151607" calcext:value-type="float">
            <text:p>24.0028127152</text:p>
          </table:table-cell>
          <table:table-cell table:formula="of:=((524288*[.B50]*4)/[.D50])/(1000*1000*1000)" office:value-type="float" office:value="3.54112192831099" calcext:value-type="float">
            <text:p>3.5411219283</text:p>
          </table:table-cell>
          <table:table-cell table:formula="of:=((524288*[.B50]*4)/[.E50])/(1000*1000*1000)" office:value-type="float" office:value="44.2212642579914" calcext:value-type="float">
            <text:p>44.221264258</text:p>
          </table:table-cell>
          <table:table-cell table:formula="of:=((524288*[.B50]*4)/[.F50])/(1000*1000*1000)" office:value-type="float" office:value="7.52248758561164" calcext:value-type="float">
            <text:p>7.52248758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22523" calcext:value-type="float">
            <text:p>0.022523</text:p>
          </table:table-cell>
          <table:table-cell office:value-type="float" office:value="0.151486" calcext:value-type="float">
            <text:p>0.151486</text:p>
          </table:table-cell>
          <table:table-cell office:value-type="float" office:value="0.00956988" calcext:value-type="float">
            <text:p>0.00956988</text:p>
          </table:table-cell>
          <table:table-cell office:value-type="float" office:value="0.0747638" calcext:value-type="float">
            <text:p>0.0747638</text:p>
          </table:table-cell>
          <table:table-cell table:number-columns-repeated="5"/>
          <table:table-cell table:formula="of:=((524288*[.B51]*4)/[.C51])/(1000*1000*1000)" office:value-type="float" office:value="23.8365631576611" calcext:value-type="float">
            <text:p>23.8365631577</text:p>
          </table:table-cell>
          <table:table-cell table:formula="of:=((524288*[.B51]*4)/[.D51])/(1000*1000*1000)" office:value-type="float" office:value="3.54402989055094" calcext:value-type="float">
            <text:p>3.5440298906</text:p>
          </table:table-cell>
          <table:table-cell table:formula="of:=((524288*[.B51]*4)/[.E51])/(1000*1000*1000)" office:value-type="float" office:value="56.1000672944697" calcext:value-type="float">
            <text:p>56.1000672945</text:p>
          </table:table-cell>
          <table:table-cell table:formula="of:=((524288*[.B51]*4)/[.F51])/(1000*1000*1000)" office:value-type="float" office:value="7.1808938550475" calcext:value-type="float">
            <text:p>7.1808938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45132" calcext:value-type="float">
            <text:p>0.045132</text:p>
          </table:table-cell>
          <table:table-cell office:value-type="float" office:value="0.303246" calcext:value-type="float">
            <text:p>0.303246</text:p>
          </table:table-cell>
          <table:table-cell office:value-type="float" office:value="0.0196976" calcext:value-type="float">
            <text:p>0.0196976</text:p>
          </table:table-cell>
          <table:table-cell office:value-type="float" office:value="0.142273" calcext:value-type="float">
            <text:p>0.142273</text:p>
          </table:table-cell>
          <table:table-cell table:number-columns-repeated="5"/>
          <table:table-cell table:formula="of:=((524288*[.B52]*4)/[.C52])/(1000*1000*1000)" office:value-type="float" office:value="23.7911420721439" calcext:value-type="float">
            <text:p>23.7911420721</text:p>
          </table:table-cell>
          <table:table-cell table:formula="of:=((524288*[.B52]*4)/[.D52])/(1000*1000*1000)" office:value-type="float" office:value="3.54082765807298" calcext:value-type="float">
            <text:p>3.5408276581</text:p>
          </table:table-cell>
          <table:table-cell table:formula="of:=((524288*[.B52]*4)/[.E52])/(1000*1000*1000)" office:value-type="float" office:value="54.511302087564" calcext:value-type="float">
            <text:p>54.5113020876</text:p>
          </table:table-cell>
          <table:table-cell table:formula="of:=((524288*[.B52]*4)/[.F52])/(1000*1000*1000)" office:value-type="float" office:value="7.54705266635272" calcext:value-type="float">
            <text:p>7.5470526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915901" calcext:value-type="float">
            <text:p>0.0915901</text:p>
          </table:table-cell>
          <table:table-cell office:value-type="float" office:value="0.630974" calcext:value-type="float">
            <text:p>0.630974</text:p>
          </table:table-cell>
          <table:table-cell office:value-type="float" office:value="0.0395392" calcext:value-type="float">
            <text:p>0.0395392</text:p>
          </table:table-cell>
          <table:table-cell office:value-type="float" office:value="0.283207" calcext:value-type="float">
            <text:p>0.283207</text:p>
          </table:table-cell>
          <table:table-cell table:number-columns-repeated="5"/>
          <table:table-cell table:formula="of:=((524288*[.B53]*4)/[.C53])/(1000*1000*1000)" office:value-type="float" office:value="23.4466787130924" calcext:value-type="float">
            <text:p>23.4466787131</text:p>
          </table:table-cell>
          <table:table-cell table:formula="of:=((524288*[.B53]*4)/[.D53])/(1000*1000*1000)" office:value-type="float" office:value="3.40344237321982" calcext:value-type="float">
            <text:p>3.4034423732</text:p>
          </table:table-cell>
          <table:table-cell table:formula="of:=((524288*[.B53]*4)/[.E53])/(1000*1000*1000)" office:value-type="float" office:value="54.3127743606345" calcext:value-type="float">
            <text:p>54.3127743606</text:p>
          </table:table-cell>
          <table:table-cell table:formula="of:=((524288*[.B53]*4)/[.F53])/(1000*1000*1000)" office:value-type="float" office:value="7.58273505951477" calcext:value-type="float">
            <text:p>7.582735059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395441" calcext:value-type="float">
            <text:p>0.000395441</text:p>
          </table:table-cell>
          <table:table-cell office:value-type="float" office:value="0.00237741" calcext:value-type="float">
            <text:p>0.00237741</text:p>
          </table:table-cell>
          <table:table-cell office:value-type="float" office:value="0.000176144" calcext:value-type="float">
            <text:p>0.000176144</text:p>
          </table:table-cell>
          <table:table-cell office:value-type="float" office:value="0.00141134" calcext:value-type="float">
            <text:p>0.00141134</text:p>
          </table:table-cell>
          <table:table-cell table:number-columns-repeated="5"/>
          <table:table-cell table:formula="of:=((524288*[.B55]*4)/[.C55])/(1000*1000*1000)" office:value-type="float" office:value="21.2132985704568" calcext:value-type="float">
            <text:p>21.2132985705</text:p>
          </table:table-cell>
          <table:table-cell table:formula="of:=((524288*[.B55]*4)/[.D55])/(1000*1000*1000)" office:value-type="float" office:value="3.52846501024224" calcext:value-type="float">
            <text:p>3.5284650102</text:p>
          </table:table-cell>
          <table:table-cell table:formula="of:=((524288*[.B55]*4)/[.E55])/(1000*1000*1000)" office:value-type="float" office:value="47.6235807066945" calcext:value-type="float">
            <text:p>47.6235807067</text:p>
          </table:table-cell>
          <table:table-cell table:formula="of:=((524288*[.B55]*4)/[.F55])/(1000*1000*1000)" office:value-type="float" office:value="5.94371873538623" calcext:value-type="float">
            <text:p>5.9437187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667477" calcext:value-type="float">
            <text:p>0.000667477</text:p>
          </table:table-cell>
          <table:table-cell office:value-type="float" office:value="0.00461383" calcext:value-type="float">
            <text:p>0.00461383</text:p>
          </table:table-cell>
          <table:table-cell office:value-type="float" office:value="0.000376225" calcext:value-type="float">
            <text:p>0.000376225</text:p>
          </table:table-cell>
          <table:table-cell office:value-type="float" office:value="0.00229101" calcext:value-type="float">
            <text:p>0.00229101</text:p>
          </table:table-cell>
          <table:table-cell table:number-columns-repeated="5"/>
          <table:table-cell table:formula="of:=((524288*[.B56]*4)/[.C56])/(1000*1000*1000)" office:value-type="float" office:value="25.1352720767907" calcext:value-type="float">
            <text:p>25.1352720768</text:p>
          </table:table-cell>
          <table:table-cell table:formula="of:=((524288*[.B56]*4)/[.D56])/(1000*1000*1000)" office:value-type="float" office:value="3.63628828977227" calcext:value-type="float">
            <text:p>3.6362882898</text:p>
          </table:table-cell>
          <table:table-cell table:formula="of:=((524288*[.B56]*4)/[.E56])/(1000*1000*1000)" office:value-type="float" office:value="44.5935703368995" calcext:value-type="float">
            <text:p>44.5935703369</text:p>
          </table:table-cell>
          <table:table-cell table:formula="of:=((524288*[.B56]*4)/[.F56])/(1000*1000*1000)" office:value-type="float" office:value="7.32306537291413" calcext:value-type="float">
            <text:p>7.32306537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32298" calcext:value-type="float">
            <text:p>0.00132298</text:p>
          </table:table-cell>
          <table:table-cell office:value-type="float" office:value="0.00941553" calcext:value-type="float">
            <text:p>0.00941553</text:p>
          </table:table-cell>
          <table:table-cell office:value-type="float" office:value="0.000656414" calcext:value-type="float">
            <text:p>0.000656414</text:p>
          </table:table-cell>
          <table:table-cell office:value-type="float" office:value="0.00449338" calcext:value-type="float">
            <text:p>0.00449338</text:p>
          </table:table-cell>
          <table:table-cell table:number-columns-repeated="5"/>
          <table:table-cell table:formula="of:=((524288*[.B57]*4)/[.C57])/(1000*1000*1000)" office:value-type="float" office:value="25.3627658770352" calcext:value-type="float">
            <text:p>25.362765877</text:p>
          </table:table-cell>
          <table:table-cell table:formula="of:=((524288*[.B57]*4)/[.D57])/(1000*1000*1000)" office:value-type="float" office:value="3.56373268419303" calcext:value-type="float">
            <text:p>3.5637326842</text:p>
          </table:table-cell>
          <table:table-cell table:formula="of:=((524288*[.B57]*4)/[.E57])/(1000*1000*1000)" office:value-type="float" office:value="51.1177884688626" calcext:value-type="float">
            <text:p>51.1177884689</text:p>
          </table:table-cell>
          <table:table-cell table:formula="of:=((524288*[.B57]*4)/[.F57])/(1000*1000*1000)" office:value-type="float" office:value="7.4675260049228" calcext:value-type="float">
            <text:p>7.4675260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97694" calcext:value-type="float">
            <text:p>0.00297694</text:p>
          </table:table-cell>
          <table:table-cell office:value-type="float" office:value="0.0186769" calcext:value-type="float">
            <text:p>0.0186769</text:p>
          </table:table-cell>
          <table:table-cell office:value-type="float" office:value="0.00138445" calcext:value-type="float">
            <text:p>0.00138445</text:p>
          </table:table-cell>
          <table:table-cell office:value-type="float" office:value="0.00885878" calcext:value-type="float">
            <text:p>0.00885878</text:p>
          </table:table-cell>
          <table:table-cell table:number-columns-repeated="5"/>
          <table:table-cell table:formula="of:=((524288*[.B58]*4)/[.C58])/(1000*1000*1000)" office:value-type="float" office:value="22.542901099787" calcext:value-type="float">
            <text:p>22.5429010998</text:p>
          </table:table-cell>
          <table:table-cell table:formula="of:=((524288*[.B58]*4)/[.D58])/(1000*1000*1000)" office:value-type="float" office:value="3.59314789927665" calcext:value-type="float">
            <text:p>3.5931478993</text:p>
          </table:table-cell>
          <table:table-cell table:formula="of:=((524288*[.B58]*4)/[.E58])/(1000*1000*1000)" office:value-type="float" office:value="48.4733027556069" calcext:value-type="float">
            <text:p>48.4733027556</text:p>
          </table:table-cell>
          <table:table-cell table:formula="of:=((524288*[.B58]*4)/[.F58])/(1000*1000*1000)" office:value-type="float" office:value="7.57540699735178" calcext:value-type="float">
            <text:p>7.57540699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77335" calcext:value-type="float">
            <text:p>0.00577335</text:p>
          </table:table-cell>
          <table:table-cell office:value-type="float" office:value="0.0378698" calcext:value-type="float">
            <text:p>0.0378698</text:p>
          </table:table-cell>
          <table:table-cell office:value-type="float" office:value="0.00331922" calcext:value-type="float">
            <text:p>0.00331922</text:p>
          </table:table-cell>
          <table:table-cell office:value-type="float" office:value="0.0181218" calcext:value-type="float">
            <text:p>0.0181218</text:p>
          </table:table-cell>
          <table:table-cell table:number-columns-repeated="5"/>
          <table:table-cell table:formula="of:=((524288*[.B59]*4)/[.C59])/(1000*1000*1000)" office:value-type="float" office:value="23.2478072522885" calcext:value-type="float">
            <text:p>23.2478072523</text:p>
          </table:table-cell>
          <table:table-cell table:formula="of:=((524288*[.B59]*4)/[.D59])/(1000*1000*1000)" office:value-type="float" office:value="3.54418898436221" calcext:value-type="float">
            <text:p>3.5441889844</text:p>
          </table:table-cell>
          <table:table-cell table:formula="of:=((524288*[.B59]*4)/[.E59])/(1000*1000*1000)" office:value-type="float" office:value="40.4365266538524" calcext:value-type="float">
            <text:p>40.4365266539</text:p>
          </table:table-cell>
          <table:table-cell table:formula="of:=((524288*[.B59]*4)/[.F59])/(1000*1000*1000)" office:value-type="float" office:value="7.40642364445033" calcext:value-type="float">
            <text:p>7.40642364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112369" calcext:value-type="float">
            <text:p>0.0112369</text:p>
          </table:table-cell>
          <table:table-cell office:value-type="float" office:value="0.0761016" calcext:value-type="float">
            <text:p>0.0761016</text:p>
          </table:table-cell>
          <table:table-cell office:value-type="float" office:value="0.00497222" calcext:value-type="float">
            <text:p>0.00497222</text:p>
          </table:table-cell>
          <table:table-cell office:value-type="float" office:value="0.0360534" calcext:value-type="float">
            <text:p>0.0360534</text:p>
          </table:table-cell>
          <table:table-cell table:number-columns-repeated="5"/>
          <table:table-cell table:formula="of:=((524288*[.B60]*4)/[.C60])/(1000*1000*1000)" office:value-type="float" office:value="23.8887465404159" calcext:value-type="float">
            <text:p>23.8887465404</text:p>
          </table:table-cell>
          <table:table-cell table:formula="of:=((524288*[.B60]*4)/[.D60])/(1000*1000*1000)" office:value-type="float" office:value="3.52732999043384" calcext:value-type="float">
            <text:p>3.5273299904</text:p>
          </table:table-cell>
          <table:table-cell table:formula="of:=((524288*[.B60]*4)/[.E60])/(1000*1000*1000)" office:value-type="float" office:value="53.9870432120864" calcext:value-type="float">
            <text:p>53.9870432121</text:p>
          </table:table-cell>
          <table:table-cell table:formula="of:=((524288*[.B60]*4)/[.F60])/(1000*1000*1000)" office:value-type="float" office:value="7.44549629161189" calcext:value-type="float">
            <text:p>7.44549629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225063" calcext:value-type="float">
            <text:p>0.0225063</text:p>
          </table:table-cell>
          <table:table-cell office:value-type="float" office:value="0.152003" calcext:value-type="float">
            <text:p>0.152003</text:p>
          </table:table-cell>
          <table:table-cell office:value-type="float" office:value="0.0104102" calcext:value-type="float">
            <text:p>0.0104102</text:p>
          </table:table-cell>
          <table:table-cell office:value-type="float" office:value="0.0863108" calcext:value-type="float">
            <text:p>0.0863108</text:p>
          </table:table-cell>
          <table:table-cell table:number-columns-repeated="5"/>
          <table:table-cell table:formula="of:=((524288*[.B61]*4)/[.C61])/(1000*1000*1000)" office:value-type="float" office:value="23.8542502321572" calcext:value-type="float">
            <text:p>23.8542502322</text:p>
          </table:table-cell>
          <table:table-cell table:formula="of:=((524288*[.B61]*4)/[.D61])/(1000*1000*1000)" office:value-type="float" office:value="3.53197576363624" calcext:value-type="float">
            <text:p>3.5319757636</text:p>
          </table:table-cell>
          <table:table-cell table:formula="of:=((524288*[.B61]*4)/[.E61])/(1000*1000*1000)" office:value-type="float" office:value="51.5716232156923" calcext:value-type="float">
            <text:p>51.5716232157</text:p>
          </table:table-cell>
          <table:table-cell table:formula="of:=((524288*[.B61]*4)/[.F61])/(1000*1000*1000)" office:value-type="float" office:value="6.2202054899271" calcext:value-type="float">
            <text:p>6.22020548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450258" calcext:value-type="float">
            <text:p>0.0450258</text:p>
          </table:table-cell>
          <table:table-cell office:value-type="float" office:value="0.320015" calcext:value-type="float">
            <text:p>0.320015</text:p>
          </table:table-cell>
          <table:table-cell office:value-type="float" office:value="0.0199144" calcext:value-type="float">
            <text:p>0.0199144</text:p>
          </table:table-cell>
          <table:table-cell office:value-type="float" office:value="0.145937" calcext:value-type="float">
            <text:p>0.145937</text:p>
          </table:table-cell>
          <table:table-cell table:number-columns-repeated="5"/>
          <table:table-cell table:formula="of:=((524288*[.B62]*4)/[.C62])/(1000*1000*1000)" office:value-type="float" office:value="23.8472569948785" calcext:value-type="float">
            <text:p>23.8472569949</text:p>
          </table:table-cell>
          <table:table-cell table:formula="of:=((524288*[.B62]*4)/[.D62])/(1000*1000*1000)" office:value-type="float" office:value="3.35528592097245" calcext:value-type="float">
            <text:p>3.355285921</text:p>
          </table:table-cell>
          <table:table-cell table:formula="of:=((524288*[.B62]*4)/[.E62])/(1000*1000*1000)" office:value-type="float" office:value="53.917859639256" calcext:value-type="float">
            <text:p>53.9178596393</text:p>
          </table:table-cell>
          <table:table-cell table:formula="of:=((524288*[.B62]*4)/[.F62])/(1000*1000*1000)" office:value-type="float" office:value="7.35757089703091" calcext:value-type="float">
            <text:p>7.357570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914711" calcext:value-type="float">
            <text:p>0.0914711</text:p>
          </table:table-cell>
          <table:table-cell office:value-type="float" office:value="0.608334" calcext:value-type="float">
            <text:p>0.608334</text:p>
          </table:table-cell>
          <table:table-cell office:value-type="float" office:value="0.0383556" calcext:value-type="float">
            <text:p>0.0383556</text:p>
          </table:table-cell>
          <table:table-cell office:value-type="float" office:value="0.284406" calcext:value-type="float">
            <text:p>0.284406</text:p>
          </table:table-cell>
          <table:table-cell table:number-columns-repeated="5"/>
          <table:table-cell table:formula="of:=((524288*[.B63]*4)/[.C63])/(1000*1000*1000)" office:value-type="float" office:value="23.4771818421337" calcext:value-type="float">
            <text:p>23.4771818421</text:p>
          </table:table-cell>
          <table:table-cell table:formula="of:=((524288*[.B63]*4)/[.D63])/(1000*1000*1000)" office:value-type="float" office:value="3.53010623769179" calcext:value-type="float">
            <text:p>3.5301062377</text:p>
          </table:table-cell>
          <table:table-cell table:formula="of:=((524288*[.B63]*4)/[.E63])/(1000*1000*1000)" office:value-type="float" office:value="55.9887903722012" calcext:value-type="float">
            <text:p>55.9887903722</text:p>
          </table:table-cell>
          <table:table-cell table:formula="of:=((524288*[.B63]*4)/[.F63])/(1000*1000*1000)" office:value-type="float" office:value="7.55076773345147" calcext:value-type="float">
            <text:p>7.550767733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15564" calcext:value-type="float">
            <text:p>0.000415564</text:p>
          </table:table-cell>
          <table:table-cell office:value-type="float" office:value="0.00237775" calcext:value-type="float">
            <text:p>0.00237775</text:p>
          </table:table-cell>
          <table:table-cell office:value-type="float" office:value="0.00017519" calcext:value-type="float">
            <text:p>0.00017519</text:p>
          </table:table-cell>
          <table:table-cell office:value-type="float" office:value="0.00120368" calcext:value-type="float">
            <text:p>0.00120368</text:p>
          </table:table-cell>
          <table:table-cell table:number-columns-repeated="5"/>
          <table:table-cell table:formula="of:=((524288*[.B65]*4)/[.C65])/(1000*1000*1000)" office:value-type="float" office:value="20.1860796411624" calcext:value-type="float">
            <text:p>20.1860796412</text:p>
          </table:table-cell>
          <table:table-cell table:formula="of:=((524288*[.B65]*4)/[.D65])/(1000*1000*1000)" office:value-type="float" office:value="3.52796046682788" calcext:value-type="float">
            <text:p>3.5279604668</text:p>
          </table:table-cell>
          <table:table-cell table:formula="of:=((524288*[.B65]*4)/[.E65])/(1000*1000*1000)" office:value-type="float" office:value="47.8829156915349" calcext:value-type="float">
            <text:p>47.8829156915</text:p>
          </table:table-cell>
          <table:table-cell table:formula="of:=((524288*[.B65]*4)/[.F65])/(1000*1000*1000)" office:value-type="float" office:value="6.96913465372857" calcext:value-type="float">
            <text:p>6.96913465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665236" calcext:value-type="float">
            <text:p>0.000665236</text:p>
          </table:table-cell>
          <table:table-cell office:value-type="float" office:value="0.00460157" calcext:value-type="float">
            <text:p>0.00460157</text:p>
          </table:table-cell>
          <table:table-cell office:value-type="float" office:value="0.000301027" calcext:value-type="float">
            <text:p>0.000301027</text:p>
          </table:table-cell>
          <table:table-cell office:value-type="float" office:value="0.00259442" calcext:value-type="float">
            <text:p>0.00259442</text:p>
          </table:table-cell>
          <table:table-cell table:number-columns-repeated="5"/>
          <table:table-cell table:formula="of:=((524288*[.B66]*4)/[.C66])/(1000*1000*1000)" office:value-type="float" office:value="25.2199460041248" calcext:value-type="float">
            <text:p>25.2199460041</text:p>
          </table:table-cell>
          <table:table-cell table:formula="of:=((524288*[.B66]*4)/[.D66])/(1000*1000*1000)" office:value-type="float" office:value="3.64597648193986" calcext:value-type="float">
            <text:p>3.6459764819</text:p>
          </table:table-cell>
          <table:table-cell table:formula="of:=((524288*[.B66]*4)/[.E66])/(1000*1000*1000)" office:value-type="float" office:value="55.7332598072598" calcext:value-type="float">
            <text:p>55.7332598073</text:p>
          </table:table-cell>
          <table:table-cell table:formula="of:=((524288*[.B66]*4)/[.F66])/(1000*1000*1000)" office:value-type="float" office:value="6.46665381857988" calcext:value-type="float">
            <text:p>6.46665381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32918" calcext:value-type="float">
            <text:p>0.00132918</text:p>
          </table:table-cell>
          <table:table-cell office:value-type="float" office:value="0.0094286" calcext:value-type="float">
            <text:p>0.0094286</text:p>
          </table:table-cell>
          <table:table-cell office:value-type="float" office:value="0.000779963" calcext:value-type="float">
            <text:p>0.000779963</text:p>
          </table:table-cell>
          <table:table-cell office:value-type="float" office:value="0.00654783" calcext:value-type="float">
            <text:p>0.00654783</text:p>
          </table:table-cell>
          <table:table-cell table:number-columns-repeated="5"/>
          <table:table-cell table:formula="of:=((524288*[.B67]*4)/[.C67])/(1000*1000*1000)" office:value-type="float" office:value="25.2444604944402" calcext:value-type="float">
            <text:p>25.2444604944</text:p>
          </table:table-cell>
          <table:table-cell table:formula="of:=((524288*[.B67]*4)/[.D67])/(1000*1000*1000)" office:value-type="float" office:value="3.55879260971937" calcext:value-type="float">
            <text:p>3.5587926097</text:p>
          </table:table-cell>
          <table:table-cell table:formula="of:=((524288*[.B67]*4)/[.E67])/(1000*1000*1000)" office:value-type="float" office:value="43.0205432821813" calcext:value-type="float">
            <text:p>43.0205432822</text:p>
          </table:table-cell>
          <table:table-cell table:formula="of:=((524288*[.B67]*4)/[.F67])/(1000*1000*1000)" office:value-type="float" office:value="5.12451178482031" calcext:value-type="float">
            <text:p>5.12451178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308189" calcext:value-type="float">
            <text:p>0.00308189</text:p>
          </table:table-cell>
          <table:table-cell office:value-type="float" office:value="0.0186886" calcext:value-type="float">
            <text:p>0.0186886</text:p>
          </table:table-cell>
          <table:table-cell office:value-type="float" office:value="0.00163422" calcext:value-type="float">
            <text:p>0.00163422</text:p>
          </table:table-cell>
          <table:table-cell office:value-type="float" office:value="0.00883698" calcext:value-type="float">
            <text:p>0.00883698</text:p>
          </table:table-cell>
          <table:table-cell table:number-columns-repeated="5"/>
          <table:table-cell table:formula="of:=((524288*[.B68]*4)/[.C68])/(1000*1000*1000)" office:value-type="float" office:value="21.775230134755" calcext:value-type="float">
            <text:p>21.7752301348</text:p>
          </table:table-cell>
          <table:table-cell table:formula="of:=((524288*[.B68]*4)/[.D68])/(1000*1000*1000)" office:value-type="float" office:value="3.59089840865554" calcext:value-type="float">
            <text:p>3.5908984087</text:p>
          </table:table-cell>
          <table:table-cell table:formula="of:=((524288*[.B68]*4)/[.E68])/(1000*1000*1000)" office:value-type="float" office:value="41.0647672895938" calcext:value-type="float">
            <text:p>41.0647672896</text:p>
          </table:table-cell>
          <table:table-cell table:formula="of:=((524288*[.B68]*4)/[.F68])/(1000*1000*1000)" office:value-type="float" office:value="7.59409481519705" calcext:value-type="float">
            <text:p>7.59409481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98412" calcext:value-type="float">
            <text:p>0.00598412</text:p>
          </table:table-cell>
          <table:table-cell office:value-type="float" office:value="0.0377986" calcext:value-type="float">
            <text:p>0.0377986</text:p>
          </table:table-cell>
          <table:table-cell office:value-type="float" office:value="0.00275021" calcext:value-type="float">
            <text:p>0.00275021</text:p>
          </table:table-cell>
          <table:table-cell office:value-type="float" office:value="0.017713" calcext:value-type="float">
            <text:p>0.017713</text:p>
          </table:table-cell>
          <table:table-cell table:number-columns-repeated="5"/>
          <table:table-cell table:formula="of:=((524288*[.B69]*4)/[.C69])/(1000*1000*1000)" office:value-type="float" office:value="22.4289833760018" calcext:value-type="float">
            <text:p>22.428983376</text:p>
          </table:table-cell>
          <table:table-cell table:formula="of:=((524288*[.B69]*4)/[.D69])/(1000*1000*1000)" office:value-type="float" office:value="3.55086505849423" calcext:value-type="float">
            <text:p>3.5508650585</text:p>
          </table:table-cell>
          <table:table-cell table:formula="of:=((524288*[.B69]*4)/[.E69])/(1000*1000*1000)" office:value-type="float" office:value="48.8027197923068" calcext:value-type="float">
            <text:p>48.8027197923</text:p>
          </table:table-cell>
          <table:table-cell table:formula="of:=((524288*[.B69]*4)/[.F69])/(1000*1000*1000)" office:value-type="float" office:value="7.5773571952803" calcext:value-type="float">
            <text:p>7.57735719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118442" calcext:value-type="float">
            <text:p>0.0118442</text:p>
          </table:table-cell>
          <table:table-cell office:value-type="float" office:value="0.075901" calcext:value-type="float">
            <text:p>0.075901</text:p>
          </table:table-cell>
          <table:table-cell office:value-type="float" office:value="0.0049202" calcext:value-type="float">
            <text:p>0.0049202</text:p>
          </table:table-cell>
          <table:table-cell office:value-type="float" office:value="0.0380026" calcext:value-type="float">
            <text:p>0.0380026</text:p>
          </table:table-cell>
          <table:table-cell table:number-columns-repeated="5"/>
          <table:table-cell table:formula="of:=((524288*[.B70]*4)/[.C70])/(1000*1000*1000)" office:value-type="float" office:value="22.6638739636278" calcext:value-type="float">
            <text:p>22.6638739636</text:p>
          </table:table-cell>
          <table:table-cell table:formula="of:=((524288*[.B70]*4)/[.D70])/(1000*1000*1000)" office:value-type="float" office:value="3.53665242882176" calcext:value-type="float">
            <text:p>3.5366524288</text:p>
          </table:table-cell>
          <table:table-cell table:formula="of:=((524288*[.B70]*4)/[.E70])/(1000*1000*1000)" office:value-type="float" office:value="54.5578342343807" calcext:value-type="float">
            <text:p>54.5578342344</text:p>
          </table:table-cell>
          <table:table-cell table:formula="of:=((524288*[.B70]*4)/[.F70])/(1000*1000*1000)" office:value-type="float" office:value="7.06360764789778" calcext:value-type="float">
            <text:p>7.063607647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233501" calcext:value-type="float">
            <text:p>0.0233501</text:p>
          </table:table-cell>
          <table:table-cell office:value-type="float" office:value="0.161503" calcext:value-type="float">
            <text:p>0.161503</text:p>
          </table:table-cell>
          <table:table-cell office:value-type="float" office:value="0.0101799" calcext:value-type="float">
            <text:p>0.0101799</text:p>
          </table:table-cell>
          <table:table-cell office:value-type="float" office:value="0.0720694" calcext:value-type="float">
            <text:p>0.0720694</text:p>
          </table:table-cell>
          <table:table-cell table:number-columns-repeated="5"/>
          <table:table-cell table:formula="of:=((524288*[.B71]*4)/[.C71])/(1000*1000*1000)" office:value-type="float" office:value="22.9922318105704" calcext:value-type="float">
            <text:p>22.9922318106</text:p>
          </table:table-cell>
          <table:table-cell table:formula="of:=((524288*[.B71]*4)/[.D71])/(1000*1000*1000)" office:value-type="float" office:value="3.32421634273048" calcext:value-type="float">
            <text:p>3.3242163427</text:p>
          </table:table-cell>
          <table:table-cell table:formula="of:=((524288*[.B71]*4)/[.E71])/(1000*1000*1000)" office:value-type="float" office:value="52.7383286672757" calcext:value-type="float">
            <text:p>52.7383286673</text:p>
          </table:table-cell>
          <table:table-cell table:formula="of:=((524288*[.B71]*4)/[.F71])/(1000*1000*1000)" office:value-type="float" office:value="7.4493600890253" calcext:value-type="float">
            <text:p>7.44936008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461516" calcext:value-type="float">
            <text:p>0.0461516</text:p>
          </table:table-cell>
          <table:table-cell office:value-type="float" office:value="0.303464" calcext:value-type="float">
            <text:p>0.303464</text:p>
          </table:table-cell>
          <table:table-cell office:value-type="float" office:value="0.0190178" calcext:value-type="float">
            <text:p>0.0190178</text:p>
          </table:table-cell>
          <table:table-cell office:value-type="float" office:value="0.142137" calcext:value-type="float">
            <text:p>0.142137</text:p>
          </table:table-cell>
          <table:table-cell table:number-columns-repeated="5"/>
          <table:table-cell table:formula="of:=((524288*[.B72]*4)/[.C72])/(1000*1000*1000)" office:value-type="float" office:value="23.2655384428709" calcext:value-type="float">
            <text:p>23.2655384429</text:p>
          </table:table-cell>
          <table:table-cell table:formula="of:=((524288*[.B72]*4)/[.D72])/(1000*1000*1000)" office:value-type="float" office:value="3.53828402710041" calcext:value-type="float">
            <text:p>3.5382840271</text:p>
          </table:table-cell>
          <table:table-cell table:formula="of:=((524288*[.B72]*4)/[.E72])/(1000*1000*1000)" office:value-type="float" office:value="56.4598336295471" calcext:value-type="float">
            <text:p>56.4598336295</text:p>
          </table:table-cell>
          <table:table-cell table:formula="of:=((524288*[.B72]*4)/[.F72])/(1000*1000*1000)" office:value-type="float" office:value="7.55427386254107" calcext:value-type="float">
            <text:p>7.5542738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92752" calcext:value-type="float">
            <text:p>0.092752</text:p>
          </table:table-cell>
          <table:table-cell office:value-type="float" office:value="0.609656" calcext:value-type="float">
            <text:p>0.609656</text:p>
          </table:table-cell>
          <table:table-cell office:value-type="float" office:value="0.0376888" calcext:value-type="float">
            <text:p>0.0376888</text:p>
          </table:table-cell>
          <table:table-cell office:value-type="float" office:value="0.288278" calcext:value-type="float">
            <text:p>0.288278</text:p>
          </table:table-cell>
          <table:table-cell table:number-columns-repeated="5"/>
          <table:table-cell table:formula="of:=((524288*[.B73]*4)/[.C73])/(1000*1000*1000)" office:value-type="float" office:value="23.152963256857" calcext:value-type="float">
            <text:p>23.1529632569</text:p>
          </table:table-cell>
          <table:table-cell table:formula="of:=((524288*[.B73]*4)/[.D73])/(1000*1000*1000)" office:value-type="float" office:value="3.52245142834648" calcext:value-type="float">
            <text:p>3.5224514283</text:p>
          </table:table-cell>
          <table:table-cell table:formula="of:=((524288*[.B73]*4)/[.E73])/(1000*1000*1000)" office:value-type="float" office:value="56.979358536223" calcext:value-type="float">
            <text:p>56.9793585362</text:p>
          </table:table-cell>
          <table:table-cell table:formula="of:=((524288*[.B73]*4)/[.F73])/(1000*1000*1000)" office:value-type="float" office:value="7.4493497526693" calcext:value-type="float">
            <text:p>7.4493497527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3335" calcext:value-type="float">
            <text:p>0.00043335</text:p>
          </table:table-cell>
          <table:table-cell office:value-type="float" office:value="0.00241876" calcext:value-type="float">
            <text:p>0.00241876</text:p>
          </table:table-cell>
          <table:table-cell office:value-type="float" office:value="0.000179768" calcext:value-type="float">
            <text:p>0.000179768</text:p>
          </table:table-cell>
          <table:table-cell office:value-type="float" office:value="0.00120692" calcext:value-type="float">
            <text:p>0.00120692</text:p>
          </table:table-cell>
          <table:table-cell table:number-columns-repeated="5"/>
          <table:table-cell table:formula="of:=((524288*[.B75]*4)/[.C75])/(1000*1000*1000)" office:value-type="float" office:value="19.3575816314757" calcext:value-type="float">
            <text:p>19.3575816315</text:p>
          </table:table-cell>
          <table:table-cell table:formula="of:=((524288*[.B75]*4)/[.D75])/(1000*1000*1000)" office:value-type="float" office:value="3.46814400767335" calcext:value-type="float">
            <text:p>3.4681440077</text:p>
          </table:table-cell>
          <table:table-cell table:formula="of:=((524288*[.B75]*4)/[.E75])/(1000*1000*1000)" office:value-type="float" office:value="46.6635218726358" calcext:value-type="float">
            <text:p>46.6635218726</text:p>
          </table:table-cell>
          <table:table-cell table:formula="of:=((524288*[.B75]*4)/[.F75])/(1000*1000*1000)" office:value-type="float" office:value="6.9504258774401" calcext:value-type="float">
            <text:p>6.9504258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652409" calcext:value-type="float">
            <text:p>0.000652409</text:p>
          </table:table-cell>
          <table:table-cell office:value-type="float" office:value="0.00467358" calcext:value-type="float">
            <text:p>0.00467358</text:p>
          </table:table-cell>
          <table:table-cell office:value-type="float" office:value="0.000355959" calcext:value-type="float">
            <text:p>0.000355959</text:p>
          </table:table-cell>
          <table:table-cell office:value-type="float" office:value="0.00258741" calcext:value-type="float">
            <text:p>0.00258741</text:p>
          </table:table-cell>
          <table:table-cell table:number-columns-repeated="5"/>
          <table:table-cell table:formula="of:=((524288*[.B76]*4)/[.C76])/(1000*1000*1000)" office:value-type="float" office:value="25.7157948464843" calcext:value-type="float">
            <text:p>25.7157948465</text:p>
          </table:table-cell>
          <table:table-cell table:formula="of:=((524288*[.B76]*4)/[.D76])/(1000*1000*1000)" office:value-type="float" office:value="3.5897996824704" calcext:value-type="float">
            <text:p>3.5897996825</text:p>
          </table:table-cell>
          <table:table-cell table:formula="of:=((524288*[.B76]*4)/[.E76])/(1000*1000*1000)" office:value-type="float" office:value="47.1324394101568" calcext:value-type="float">
            <text:p>47.1324394102</text:p>
          </table:table-cell>
          <table:table-cell table:formula="of:=((524288*[.B76]*4)/[.F76])/(1000*1000*1000)" office:value-type="float" office:value="6.48417374903861" calcext:value-type="float">
            <text:p>6.4841737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45717" calcext:value-type="float">
            <text:p>0.00145717</text:p>
          </table:table-cell>
          <table:table-cell office:value-type="float" office:value="0.00940919" calcext:value-type="float">
            <text:p>0.00940919</text:p>
          </table:table-cell>
          <table:table-cell office:value-type="float" office:value="0.000774002" calcext:value-type="float">
            <text:p>0.000774002</text:p>
          </table:table-cell>
          <table:table-cell office:value-type="float" office:value="0.00448413" calcext:value-type="float">
            <text:p>0.00448413</text:p>
          </table:table-cell>
          <table:table-cell table:number-columns-repeated="5"/>
          <table:table-cell table:formula="of:=((524288*[.B77]*4)/[.C77])/(1000*1000*1000)" office:value-type="float" office:value="23.0271224359546" calcext:value-type="float">
            <text:p>23.027122436</text:p>
          </table:table-cell>
          <table:table-cell table:formula="of:=((524288*[.B77]*4)/[.D77])/(1000*1000*1000)" office:value-type="float" office:value="3.56613396052158" calcext:value-type="float">
            <text:p>3.5661339605</text:p>
          </table:table-cell>
          <table:table-cell table:formula="of:=((524288*[.B77]*4)/[.E77])/(1000*1000*1000)" office:value-type="float" office:value="43.3518673078364" calcext:value-type="float">
            <text:p>43.3518673078</text:p>
          </table:table-cell>
          <table:table-cell table:formula="of:=((524288*[.B77]*4)/[.F77])/(1000*1000*1000)" office:value-type="float" office:value="7.48293024510886" calcext:value-type="float">
            <text:p>7.48293024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94743" calcext:value-type="float">
            <text:p>0.00294743</text:p>
          </table:table-cell>
          <table:table-cell office:value-type="float" office:value="0.0185378" calcext:value-type="float">
            <text:p>0.0185378</text:p>
          </table:table-cell>
          <table:table-cell office:value-type="float" office:value="0.00139294" calcext:value-type="float">
            <text:p>0.00139294</text:p>
          </table:table-cell>
          <table:table-cell office:value-type="float" office:value="0.00884762" calcext:value-type="float">
            <text:p>0.00884762</text:p>
          </table:table-cell>
          <table:table-cell table:number-columns-repeated="5"/>
          <table:table-cell table:formula="of:=((524288*[.B78]*4)/[.C78])/(1000*1000*1000)" office:value-type="float" office:value="22.7686031559698" calcext:value-type="float">
            <text:p>22.768603156</text:p>
          </table:table-cell>
          <table:table-cell table:formula="of:=((524288*[.B78]*4)/[.D78])/(1000*1000*1000)" office:value-type="float" office:value="3.6201093980947" calcext:value-type="float">
            <text:p>3.6201093981</text:p>
          </table:table-cell>
          <table:table-cell table:formula="of:=((524288*[.B78]*4)/[.E78])/(1000*1000*1000)" office:value-type="float" office:value="48.1778569069737" calcext:value-type="float">
            <text:p>48.177856907</text:p>
          </table:table-cell>
          <table:table-cell table:formula="of:=((524288*[.B78]*4)/[.F78])/(1000*1000*1000)" office:value-type="float" office:value="7.58496228364238" calcext:value-type="float">
            <text:p>7.58496228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76453" calcext:value-type="float">
            <text:p>0.00576453</text:p>
          </table:table-cell>
          <table:table-cell office:value-type="float" office:value="0.037766" calcext:value-type="float">
            <text:p>0.037766</text:p>
          </table:table-cell>
          <table:table-cell office:value-type="float" office:value="0.00261002" calcext:value-type="float">
            <text:p>0.00261002</text:p>
          </table:table-cell>
          <table:table-cell office:value-type="float" office:value="0.0177712" calcext:value-type="float">
            <text:p>0.0177712</text:p>
          </table:table-cell>
          <table:table-cell table:number-columns-repeated="5"/>
          <table:table-cell table:formula="of:=((524288*[.B79]*4)/[.C79])/(1000*1000*1000)" office:value-type="float" office:value="23.2833774826395" calcext:value-type="float">
            <text:p>23.2833774826</text:p>
          </table:table-cell>
          <table:table-cell table:formula="of:=((524288*[.B79]*4)/[.D79])/(1000*1000*1000)" office:value-type="float" office:value="3.55393020176879" calcext:value-type="float">
            <text:p>3.5539302018</text:p>
          </table:table-cell>
          <table:table-cell table:formula="of:=((524288*[.B79]*4)/[.E79])/(1000*1000*1000)" office:value-type="float" office:value="51.424022804423" calcext:value-type="float">
            <text:p>51.4240228044</text:p>
          </table:table-cell>
          <table:table-cell table:formula="of:=((524288*[.B79]*4)/[.F79])/(1000*1000*1000)" office:value-type="float" office:value="7.55254164040695" calcext:value-type="float">
            <text:p>7.55254164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112147" calcext:value-type="float">
            <text:p>0.0112147</text:p>
          </table:table-cell>
          <table:table-cell office:value-type="float" office:value="0.075953" calcext:value-type="float">
            <text:p>0.075953</text:p>
          </table:table-cell>
          <table:table-cell office:value-type="float" office:value="0.00494695" calcext:value-type="float">
            <text:p>0.00494695</text:p>
          </table:table-cell>
          <table:table-cell office:value-type="float" office:value="0.0355988" calcext:value-type="float">
            <text:p>0.0355988</text:p>
          </table:table-cell>
          <table:table-cell table:number-columns-repeated="5"/>
          <table:table-cell table:formula="of:=((524288*[.B80]*4)/[.C80])/(1000*1000*1000)" office:value-type="float" office:value="23.9360353821324" calcext:value-type="float">
            <text:p>23.9360353821</text:p>
          </table:table-cell>
          <table:table-cell table:formula="of:=((524288*[.B80]*4)/[.D80])/(1000*1000*1000)" office:value-type="float" office:value="3.53423111661159" calcext:value-type="float">
            <text:p>3.5342311166</text:p>
          </table:table-cell>
          <table:table-cell table:formula="of:=((524288*[.B80]*4)/[.E80])/(1000*1000*1000)" office:value-type="float" office:value="54.2628197171995" calcext:value-type="float">
            <text:p>54.2628197172</text:p>
          </table:table-cell>
          <table:table-cell table:formula="of:=((524288*[.B80]*4)/[.F80])/(1000*1000*1000)" office:value-type="float" office:value="7.54057597447105" calcext:value-type="float">
            <text:p>7.54057597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226078" calcext:value-type="float">
            <text:p>0.0226078</text:p>
          </table:table-cell>
          <table:table-cell office:value-type="float" office:value="0.15262" calcext:value-type="float">
            <text:p>0.15262</text:p>
          </table:table-cell>
          <table:table-cell office:value-type="float" office:value="0.0103554" calcext:value-type="float">
            <text:p>0.0103554</text:p>
          </table:table-cell>
          <table:table-cell office:value-type="float" office:value="0.077009" calcext:value-type="float">
            <text:p>0.077009</text:p>
          </table:table-cell>
          <table:table-cell table:number-columns-repeated="5"/>
          <table:table-cell table:formula="of:=((524288*[.B81]*4)/[.C81])/(1000*1000*1000)" office:value-type="float" office:value="23.7471541680305" calcext:value-type="float">
            <text:p>23.747154168</text:p>
          </table:table-cell>
          <table:table-cell table:formula="of:=((524288*[.B81]*4)/[.D81])/(1000*1000*1000)" office:value-type="float" office:value="3.5176969728738" calcext:value-type="float">
            <text:p>3.5176969729</text:p>
          </table:table-cell>
          <table:table-cell table:formula="of:=((524288*[.B81]*4)/[.E81])/(1000*1000*1000)" office:value-type="float" office:value="51.8445363771559" calcext:value-type="float">
            <text:p>51.8445363772</text:p>
          </table:table-cell>
          <table:table-cell table:formula="of:=((524288*[.B81]*4)/[.F81])/(1000*1000*1000)" office:value-type="float" office:value="6.97153465179395" calcext:value-type="float">
            <text:p>6.97153465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447927" calcext:value-type="float">
            <text:p>0.0447927</text:p>
          </table:table-cell>
          <table:table-cell office:value-type="float" office:value="0.304178" calcext:value-type="float">
            <text:p>0.304178</text:p>
          </table:table-cell>
          <table:table-cell office:value-type="float" office:value="0.0197425" calcext:value-type="float">
            <text:p>0.0197425</text:p>
          </table:table-cell>
          <table:table-cell office:value-type="float" office:value="0.142824" calcext:value-type="float">
            <text:p>0.142824</text:p>
          </table:table-cell>
          <table:table-cell table:number-columns-repeated="5"/>
          <table:table-cell table:formula="of:=((524288*[.B82]*4)/[.C82])/(1000*1000*1000)" office:value-type="float" office:value="23.9713574756601" calcext:value-type="float">
            <text:p>23.9713574757</text:p>
          </table:table-cell>
          <table:table-cell table:formula="of:=((524288*[.B82]*4)/[.D82])/(1000*1000*1000)" office:value-type="float" office:value="3.52997857833242" calcext:value-type="float">
            <text:p>3.5299785783</text:p>
          </table:table-cell>
          <table:table-cell table:formula="of:=((524288*[.B82]*4)/[.E82])/(1000*1000*1000)" office:value-type="float" office:value="54.3873280486261" calcext:value-type="float">
            <text:p>54.3873280486</text:p>
          </table:table-cell>
          <table:table-cell table:formula="of:=((524288*[.B82]*4)/[.F82])/(1000*1000*1000)" office:value-type="float" office:value="7.51793692936761" calcext:value-type="float">
            <text:p>7.51793692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911372" calcext:value-type="float">
            <text:p>0.0911372</text:p>
          </table:table-cell>
          <table:table-cell office:value-type="float" office:value="0.610392" calcext:value-type="float">
            <text:p>0.610392</text:p>
          </table:table-cell>
          <table:table-cell office:value-type="float" office:value="0.0386526" calcext:value-type="float">
            <text:p>0.0386526</text:p>
          </table:table-cell>
          <table:table-cell office:value-type="float" office:value="0.283987" calcext:value-type="float">
            <text:p>0.283987</text:p>
          </table:table-cell>
          <table:table-cell table:number-columns-repeated="5"/>
          <table:table-cell table:formula="of:=((524288*[.B83]*4)/[.C83])/(1000*1000*1000)" office:value-type="float" office:value="23.5631953582072" calcext:value-type="float">
            <text:p>23.5631953582</text:p>
          </table:table-cell>
          <table:table-cell table:formula="of:=((524288*[.B83]*4)/[.D83])/(1000*1000*1000)" office:value-type="float" office:value="3.51820411800941" calcext:value-type="float">
            <text:p>3.518204118</text:p>
          </table:table-cell>
          <table:table-cell table:formula="of:=((524288*[.B83]*4)/[.E83])/(1000*1000*1000)" office:value-type="float" office:value="55.5585820358786" calcext:value-type="float">
            <text:p>55.5585820359</text:p>
          </table:table-cell>
          <table:table-cell table:formula="of:=((524288*[.B83]*4)/[.F83])/(1000*1000*1000)" office:value-type="float" office:value="7.56190828453415" calcext:value-type="float">
            <text:p>7.561908284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413227" calcext:value-type="float">
            <text:p>0.000413227</text:p>
          </table:table-cell>
          <table:table-cell office:value-type="float" office:value="0.00242043" calcext:value-type="float">
            <text:p>0.00242043</text:p>
          </table:table-cell>
          <table:table-cell office:value-type="float" office:value="0.000175381" calcext:value-type="float">
            <text:p>0.000175381</text:p>
          </table:table-cell>
          <table:table-cell office:value-type="float" office:value="0.00119934" calcext:value-type="float">
            <text:p>0.00119934</text:p>
          </table:table-cell>
          <table:table-cell table:number-columns-repeated="5"/>
          <table:table-cell table:formula="of:=((524288*[.B85]*4)/[.C85])/(1000*1000*1000)" office:value-type="float" office:value="20.300241755742" calcext:value-type="float">
            <text:p>20.3002417557</text:p>
          </table:table-cell>
          <table:table-cell table:formula="of:=((524288*[.B85]*4)/[.D85])/(1000*1000*1000)" office:value-type="float" office:value="3.46575112686589" calcext:value-type="float">
            <text:p>3.4657511269</text:p>
          </table:table-cell>
          <table:table-cell table:formula="of:=((524288*[.B85]*4)/[.E85])/(1000*1000*1000)" office:value-type="float" office:value="47.8307684412793" calcext:value-type="float">
            <text:p>47.8307684413</text:p>
          </table:table-cell>
          <table:table-cell table:formula="of:=((524288*[.B85]*4)/[.F85])/(1000*1000*1000)" office:value-type="float" office:value="6.99435356112529" calcext:value-type="float">
            <text:p>6.99435356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660753" calcext:value-type="float">
            <text:p>0.000660753</text:p>
          </table:table-cell>
          <table:table-cell office:value-type="float" office:value="0.00458603" calcext:value-type="float">
            <text:p>0.00458603</text:p>
          </table:table-cell>
          <table:table-cell office:value-type="float" office:value="0.000258589" calcext:value-type="float">
            <text:p>0.000258589</text:p>
          </table:table-cell>
          <table:table-cell office:value-type="float" office:value="0.00228376" calcext:value-type="float">
            <text:p>0.00228376</text:p>
          </table:table-cell>
          <table:table-cell table:number-columns-repeated="5"/>
          <table:table-cell table:formula="of:=((524288*[.B86]*4)/[.C86])/(1000*1000*1000)" office:value-type="float" office:value="25.3910553565402" calcext:value-type="float">
            <text:p>25.3910553565</text:p>
          </table:table-cell>
          <table:table-cell table:formula="of:=((524288*[.B86]*4)/[.D86])/(1000*1000*1000)" office:value-type="float" office:value="3.65833106194246" calcext:value-type="float">
            <text:p>3.6583310619</text:p>
          </table:table-cell>
          <table:table-cell table:formula="of:=((524288*[.B86]*4)/[.E86])/(1000*1000*1000)" office:value-type="float" office:value="64.8798518111753" calcext:value-type="float">
            <text:p>64.8798518112</text:p>
          </table:table-cell>
          <table:table-cell table:formula="of:=((524288*[.B86]*4)/[.F86])/(1000*1000*1000)" office:value-type="float" office:value="7.34631309769853" calcext:value-type="float">
            <text:p>7.346313097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133362" calcext:value-type="float">
            <text:p>0.00133362</text:p>
          </table:table-cell>
          <table:table-cell office:value-type="float" office:value="0.00940018" calcext:value-type="float">
            <text:p>0.00940018</text:p>
          </table:table-cell>
          <table:table-cell office:value-type="float" office:value="0.00061698" calcext:value-type="float">
            <text:p>0.00061698</text:p>
          </table:table-cell>
          <table:table-cell office:value-type="float" office:value="0.00449038" calcext:value-type="float">
            <text:p>0.00449038</text:p>
          </table:table-cell>
          <table:table-cell table:number-columns-repeated="5"/>
          <table:table-cell table:formula="of:=((524288*[.B87]*4)/[.C87])/(1000*1000*1000)" office:value-type="float" office:value="25.1604145108802" calcext:value-type="float">
            <text:p>25.1604145109</text:p>
          </table:table-cell>
          <table:table-cell table:formula="of:=((524288*[.B87]*4)/[.D87])/(1000*1000*1000)" office:value-type="float" office:value="3.56955207240712" calcext:value-type="float">
            <text:p>3.5695520724</text:p>
          </table:table-cell>
          <table:table-cell table:formula="of:=((524288*[.B87]*4)/[.E87])/(1000*1000*1000)" office:value-type="float" office:value="54.3849589938086" calcext:value-type="float">
            <text:p>54.3849589938</text:p>
          </table:table-cell>
          <table:table-cell table:formula="of:=((524288*[.B87]*4)/[.F87])/(1000*1000*1000)" office:value-type="float" office:value="7.47251502100045" calcext:value-type="float">
            <text:p>7.4725150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299516" calcext:value-type="float">
            <text:p>0.00299516</text:p>
          </table:table-cell>
          <table:table-cell office:value-type="float" office:value="0.0183986" calcext:value-type="float">
            <text:p>0.0183986</text:p>
          </table:table-cell>
          <table:table-cell office:value-type="float" office:value="0.00165524" calcext:value-type="float">
            <text:p>0.00165524</text:p>
          </table:table-cell>
          <table:table-cell office:value-type="float" office:value="0.00881538" calcext:value-type="float">
            <text:p>0.00881538</text:p>
          </table:table-cell>
          <table:table-cell table:number-columns-repeated="5"/>
          <table:table-cell table:formula="of:=((524288*[.B88]*4)/[.C88])/(1000*1000*1000)" office:value-type="float" office:value="22.4057693078166" calcext:value-type="float">
            <text:p>22.4057693078</text:p>
          </table:table-cell>
          <table:table-cell table:formula="of:=((524288*[.B88]*4)/[.D88])/(1000*1000*1000)" office:value-type="float" office:value="3.64749839661713" calcext:value-type="float">
            <text:p>3.6474983966</text:p>
          </table:table-cell>
          <table:table-cell table:formula="of:=((524288*[.B88]*4)/[.E88])/(1000*1000*1000)" office:value-type="float" office:value="40.5432831492714" calcext:value-type="float">
            <text:p>40.5432831493</text:p>
          </table:table-cell>
          <table:table-cell table:formula="of:=((524288*[.B88]*4)/[.F88])/(1000*1000*1000)" office:value-type="float" office:value="7.61270234521938" calcext:value-type="float">
            <text:p>7.61270234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0588036" calcext:value-type="float">
            <text:p>0.00588036</text:p>
          </table:table-cell>
          <table:table-cell office:value-type="float" office:value="0.0380026" calcext:value-type="float">
            <text:p>0.0380026</text:p>
          </table:table-cell>
          <table:table-cell office:value-type="float" office:value="0.00255184" calcext:value-type="float">
            <text:p>0.00255184</text:p>
          </table:table-cell>
          <table:table-cell office:value-type="float" office:value="0.0177214" calcext:value-type="float">
            <text:p>0.0177214</text:p>
          </table:table-cell>
          <table:table-cell table:number-columns-repeated="5"/>
          <table:table-cell table:formula="of:=((524288*[.B89]*4)/[.C89])/(1000*1000*1000)" office:value-type="float" office:value="22.8247467842105" calcext:value-type="float">
            <text:p>22.8247467842</text:p>
          </table:table-cell>
          <table:table-cell table:formula="of:=((524288*[.B89]*4)/[.D89])/(1000*1000*1000)" office:value-type="float" office:value="3.53180382394889" calcext:value-type="float">
            <text:p>3.5318038239</text:p>
          </table:table-cell>
          <table:table-cell table:formula="of:=((524288*[.B89]*4)/[.E89])/(1000*1000*1000)" office:value-type="float" office:value="52.5964511881623" calcext:value-type="float">
            <text:p>52.5964511882</text:p>
          </table:table-cell>
          <table:table-cell table:formula="of:=((524288*[.B89]*4)/[.F89])/(1000*1000*1000)" office:value-type="float" office:value="7.5737655038541" calcext:value-type="float">
            <text:p>7.57376550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111705" calcext:value-type="float">
            <text:p>0.0111705</text:p>
          </table:table-cell>
          <table:table-cell office:value-type="float" office:value="0.0759792" calcext:value-type="float">
            <text:p>0.0759792</text:p>
          </table:table-cell>
          <table:table-cell office:value-type="float" office:value="0.00502181" calcext:value-type="float">
            <text:p>0.00502181</text:p>
          </table:table-cell>
          <table:table-cell office:value-type="float" office:value="0.0356183" calcext:value-type="float">
            <text:p>0.0356183</text:p>
          </table:table-cell>
          <table:table-cell table:number-columns-repeated="5"/>
          <table:table-cell table:formula="of:=((524288*[.B90]*4)/[.C90])/(1000*1000*1000)" office:value-type="float" office:value="24.0307466988944" calcext:value-type="float">
            <text:p>24.0307466989</text:p>
          </table:table-cell>
          <table:table-cell table:formula="of:=((524288*[.B90]*4)/[.D90])/(1000*1000*1000)" office:value-type="float" office:value="3.53301240339461" calcext:value-type="float">
            <text:p>3.5330124034</text:p>
          </table:table-cell>
          <table:table-cell table:formula="of:=((524288*[.B90]*4)/[.E90])/(1000*1000*1000)" office:value-type="float" office:value="53.4539251783719" calcext:value-type="float">
            <text:p>53.4539251784</text:p>
          </table:table-cell>
          <table:table-cell table:formula="of:=((524288*[.B90]*4)/[.F90])/(1000*1000*1000)" office:value-type="float" office:value="7.53644772490546" calcext:value-type="float">
            <text:p>7.53644772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22327" calcext:value-type="float">
            <text:p>0.022327</text:p>
          </table:table-cell>
          <table:table-cell office:value-type="float" office:value="0.152182" calcext:value-type="float">
            <text:p>0.152182</text:p>
          </table:table-cell>
          <table:table-cell office:value-type="float" office:value="0.0105848" calcext:value-type="float">
            <text:p>0.0105848</text:p>
          </table:table-cell>
          <table:table-cell office:value-type="float" office:value="0.0719821" calcext:value-type="float">
            <text:p>0.0719821</text:p>
          </table:table-cell>
          <table:table-cell table:number-columns-repeated="5"/>
          <table:table-cell table:formula="of:=((524288*[.B91]*4)/[.C91])/(1000*1000*1000)" office:value-type="float" office:value="24.0458150221705" calcext:value-type="float">
            <text:p>24.0458150222</text:p>
          </table:table-cell>
          <table:table-cell table:formula="of:=((524288*[.B91]*4)/[.D91])/(1000*1000*1000)" office:value-type="float" office:value="3.52782137177853" calcext:value-type="float">
            <text:p>3.5278213718</text:p>
          </table:table-cell>
          <table:table-cell table:formula="of:=((524288*[.B91]*4)/[.E91])/(1000*1000*1000)" office:value-type="float" office:value="50.7209311465498" calcext:value-type="float">
            <text:p>50.7209311465</text:p>
          </table:table-cell>
          <table:table-cell table:formula="of:=((524288*[.B91]*4)/[.F91])/(1000*1000*1000)" office:value-type="float" office:value="7.458394684234" calcext:value-type="float">
            <text:p>7.45839468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0451342" calcext:value-type="float">
            <text:p>0.0451342</text:p>
          </table:table-cell>
          <table:table-cell office:value-type="float" office:value="0.30365" calcext:value-type="float">
            <text:p>0.30365</text:p>
          </table:table-cell>
          <table:table-cell office:value-type="float" office:value="0.0191424" calcext:value-type="float">
            <text:p>0.0191424</text:p>
          </table:table-cell>
          <table:table-cell office:value-type="float" office:value="0.147025" calcext:value-type="float">
            <text:p>0.147025</text:p>
          </table:table-cell>
          <table:table-cell table:number-columns-repeated="5"/>
          <table:table-cell table:formula="of:=((524288*[.B92]*4)/[.C92])/(1000*1000*1000)" office:value-type="float" office:value="23.7899824080187" calcext:value-type="float">
            <text:p>23.789982408</text:p>
          </table:table-cell>
          <table:table-cell table:formula="of:=((524288*[.B92]*4)/[.D92])/(1000*1000*1000)" office:value-type="float" office:value="3.53611666062901" calcext:value-type="float">
            <text:p>3.5361166606</text:p>
          </table:table-cell>
          <table:table-cell table:formula="of:=((524288*[.B92]*4)/[.E92])/(1000*1000*1000)" office:value-type="float" office:value="56.0923303243063" calcext:value-type="float">
            <text:p>56.0923303243</text:p>
          </table:table-cell>
          <table:table-cell table:formula="of:=((524288*[.B92]*4)/[.F92])/(1000*1000*1000)" office:value-type="float" office:value="7.303124121748" calcext:value-type="float">
            <text:p>7.30312412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0910522" calcext:value-type="float">
            <text:p>0.0910522</text:p>
          </table:table-cell>
          <table:table-cell office:value-type="float" office:value="0.606016" calcext:value-type="float">
            <text:p>0.606016</text:p>
          </table:table-cell>
          <table:table-cell office:value-type="float" office:value="0.0389613" calcext:value-type="float">
            <text:p>0.0389613</text:p>
          </table:table-cell>
          <table:table-cell office:value-type="float" office:value="0.284936" calcext:value-type="float">
            <text:p>0.284936</text:p>
          </table:table-cell>
          <table:table-cell table:number-columns-repeated="5"/>
          <table:table-cell table:formula="of:=((524288*[.B93]*4)/[.C93])/(1000*1000*1000)" office:value-type="float" office:value="23.5851923182526" calcext:value-type="float">
            <text:p>23.5851923183</text:p>
          </table:table-cell>
          <table:table-cell table:formula="of:=((524288*[.B93]*4)/[.D93])/(1000*1000*1000)" office:value-type="float" office:value="3.5436088288098" calcext:value-type="float">
            <text:p>3.5436088288</text:p>
          </table:table-cell>
          <table:table-cell table:formula="of:=((524288*[.B93]*4)/[.E93])/(1000*1000*1000)" office:value-type="float" office:value="55.1183776722029" calcext:value-type="float">
            <text:p>55.1183776722</text:p>
          </table:table-cell>
          <table:table-cell table:formula="of:=((524288*[.B93]*4)/[.F93])/(1000*1000*1000)" office:value-type="float" office:value="7.53672280090968" calcext:value-type="float">
            <text:p>7.5367228009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DEV #features analysis</text:p>
          </table:table-cell>
          <table:table-cell office:value-type="float" office:value="4" calcext:value-type="float">
            <text:p>4</text:p>
          </table:table-cell>
          <table:table-cell table:formula="of:=STDEV([.C45];[.C55];[.C65];[.C75];[.C85])" office:value-type="float" office:value="0.0000137492950837488" calcext:value-type="float">
            <text:p>1.37492950837488E-05</text:p>
          </table:table-cell>
          <table:table-cell table:formula="of:=STDEV([.D45];[.D55];[.D65];[.D75];[.D85])" office:value-type="float" office:value="0.0000241929601330636" calcext:value-type="float">
            <text:p>0.000024193</text:p>
          </table:table-cell>
          <table:table-cell table:formula="of:=STDEV([.E45];[.E55];[.E65];[.E75];[.E85])" office:value-type="float" office:value="0.00000209562222263461" calcext:value-type="float">
            <text:p>2.09562222263461E-06</text:p>
          </table:table-cell>
          <table:table-cell table:formula="of:=STDEV([.F45];[.F55];[.F65];[.F75];[.F85])" office:value-type="float" office:value="0.0000919019554742988" calcext:value-type="float">
            <text:p>0.000091902</text:p>
          </table:table-cell>
          <table:table-cell table:number-columns-repeated="5"/>
          <table:table-cell table:formula="of:=STDEV([.L45];[.L55];[.L65];[.L75];[.L85])" office:value-type="float" office:value="0.674909383185265" calcext:value-type="float">
            <text:p>0.6749093832</text:p>
          </table:table-cell>
          <table:table-cell table:formula="of:=STDEV([.M45];[.M55];[.M65];[.M75];[.M85])" office:value-type="float" office:value="0.0353149627819705" calcext:value-type="float">
            <text:p>0.0353149628</text:p>
          </table:table-cell>
          <table:table-cell table:formula="of:=STDEV([.N45];[.N55];[.N65];[.N75];[.N85])" office:value-type="float" office:value="0.55936040349763" calcext:value-type="float">
            <text:p>0.5593604035</text:p>
          </table:table-cell>
          <table:table-cell table:formula="of:=STDEV([.O45];[.O55];[.O65];[.O75];[.O85])" office:value-type="float" office:value="0.453234986477216" calcext:value-type="float">
            <text:p>0.45323498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TDEV([.C46];[.C56];[.C66];[.C76];[.C86])" office:value-type="float" office:value="0.0000113589883924582" calcext:value-type="float">
            <text:p>0.000011359</text:p>
          </table:table-cell>
          <table:table-cell table:formula="of:=STDEV([.D46];[.D56];[.D66];[.D76];[.D86])" office:value-type="float" office:value="0.0000411442468639298" calcext:value-type="float">
            <text:p>4.11442468639298E-05</text:p>
          </table:table-cell>
          <table:table-cell table:formula="of:=STDEV([.E46];[.E56];[.E66];[.E76];[.E86])" office:value-type="float" office:value="0.0000488111259632473" calcext:value-type="float">
            <text:p>4.88111259632473E-05</text:p>
          </table:table-cell>
          <table:table-cell table:formula="of:=STDEV([.F46];[.F56];[.F66];[.F76];[.F86])" office:value-type="float" office:value="0.000170535760384736" calcext:value-type="float">
            <text:p>0.0001705358</text:p>
          </table:table-cell>
          <table:table-cell table:number-columns-repeated="5"/>
          <table:table-cell table:formula="of:=STDEV([.L46];[.L56];[.L66];[.L76];[.L86])" office:value-type="float" office:value="0.446524510376567" calcext:value-type="float">
            <text:p>0.4465245104</text:p>
          </table:table-cell>
          <table:table-cell table:formula="of:=STDEV([.M46];[.M56];[.M66];[.M76];[.M86])" office:value-type="float" office:value="0.032148386896811" calcext:value-type="float">
            <text:p>0.0321483869</text:p>
          </table:table-cell>
          <table:table-cell table:formula="of:=STDEV([.N46];[.N56];[.N66];[.N76];[.N86])" office:value-type="float" office:value="8.29323968508303" calcext:value-type="float">
            <text:p>8.2932396851</text:p>
          </table:table-cell>
          <table:table-cell table:formula="of:=STDEV([.O46];[.O56];[.O66];[.O76];[.O86])" office:value-type="float" office:value="0.484611266543467" calcext:value-type="float">
            <text:p>0.484611266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STDEV([.C47];[.C57];[.C67];[.C77];[.C87])" office:value-type="float" office:value="0.0000576234142515002" calcext:value-type="float">
            <text:p>5.76234142515002E-05</text:p>
          </table:table-cell>
          <table:table-cell table:formula="of:=STDEV([.D47];[.D57];[.D67];[.D77];[.D87])" office:value-type="float" office:value="0.0000117195806238955" calcext:value-type="float">
            <text:p>1.17195806238955E-05</text:p>
          </table:table-cell>
          <table:table-cell table:formula="of:=STDEV([.E47];[.E57];[.E67];[.E77];[.E87])" office:value-type="float" office:value="0.0000757610176066822" calcext:value-type="float">
            <text:p>0.000075761</text:p>
          </table:table-cell>
          <table:table-cell table:formula="of:=STDEV([.F47];[.F57];[.F67];[.F77];[.F87])" office:value-type="float" office:value="0.000919444896211839" calcext:value-type="float">
            <text:p>0.0009194449</text:p>
          </table:table-cell>
          <table:table-cell table:number-columns-repeated="5"/>
          <table:table-cell table:formula="of:=STDEV([.L47];[.L57];[.L67];[.L77];[.L87])" office:value-type="float" office:value="0.999253812890264" calcext:value-type="float">
            <text:p>0.9992538129</text:p>
          </table:table-cell>
          <table:table-cell table:formula="of:=STDEV([.M47];[.M57];[.M67];[.M77];[.M87])" office:value-type="float" office:value="0.00443646652773079" calcext:value-type="float">
            <text:p>0.0044364665</text:p>
          </table:table-cell>
          <table:table-cell table:formula="of:=STDEV([.N47];[.N57];[.N67];[.N77];[.N87])" office:value-type="float" office:value="5.23139365522559" calcext:value-type="float">
            <text:p>5.2313936552</text:p>
          </table:table-cell>
          <table:table-cell table:formula="of:=STDEV([.O47];[.O57];[.O67];[.O77];[.O87])" office:value-type="float" office:value="1.04895502238903" calcext:value-type="float">
            <text:p>1.04895502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STDEV([.C48];[.C58];[.C68];[.C78];[.C88])" office:value-type="float" office:value="0.000050567832166309" calcext:value-type="float">
            <text:p>5.0567832166309E-05</text:p>
          </table:table-cell>
          <table:table-cell table:formula="of:=STDEV([.D48];[.D58];[.D68];[.D78];[.D88])" office:value-type="float" office:value="0.000148884525723797" calcext:value-type="float">
            <text:p>0.0001488845</text:p>
          </table:table-cell>
          <table:table-cell table:formula="of:=STDEV([.E48];[.E58];[.E68];[.E78];[.E88])" office:value-type="float" office:value="0.000132754883036369" calcext:value-type="float">
            <text:p>0.0001327549</text:p>
          </table:table-cell>
          <table:table-cell table:formula="of:=STDEV([.F48];[.F58];[.F68];[.F78];[.F88])" office:value-type="float" office:value="0.000300087468948639" calcext:value-type="float">
            <text:p>0.0003000875</text:p>
          </table:table-cell>
          <table:table-cell table:number-columns-repeated="5"/>
          <table:table-cell table:formula="of:=STDEV([.L48];[.L58];[.L68];[.L78];[.L88])" office:value-type="float" office:value="0.372186261809302" calcext:value-type="float">
            <text:p>0.3721862618</text:p>
          </table:table-cell>
          <table:table-cell table:formula="of:=STDEV([.M48];[.M58];[.M68];[.M78];[.M88])" office:value-type="float" office:value="0.0289368190691381" calcext:value-type="float">
            <text:p>0.0289368191</text:p>
          </table:table-cell>
          <table:table-cell table:formula="of:=STDEV([.N48];[.N58];[.N68];[.N78];[.N88])" office:value-type="float" office:value="3.87485510660553" calcext:value-type="float">
            <text:p>3.8748551066</text:p>
          </table:table-cell>
          <table:table-cell table:formula="of:=STDEV([.O48];[.O58];[.O68];[.O78];[.O88])" office:value-type="float" office:value="0.23962943055105" calcext:value-type="float">
            <text:p>0.23962943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STDEV([.C49];[.C59];[.C69];[.C79];[.C89])" office:value-type="float" office:value="0.000103775631773553" calcext:value-type="float">
            <text:p>0.0001037756</text:p>
          </table:table-cell>
          <table:table-cell table:formula="of:=STDEV([.D49];[.D59];[.D69];[.D79];[.D89])" office:value-type="float" office:value="0.0000908777860645807" calcext:value-type="float">
            <text:p>9.08777860645807E-05</text:p>
          </table:table-cell>
          <table:table-cell table:formula="of:=STDEV([.E49];[.E59];[.E69];[.E79];[.E89])" office:value-type="float" office:value="0.000343322040364437" calcext:value-type="float">
            <text:p>0.000343322</text:p>
          </table:table-cell>
          <table:table-cell table:formula="of:=STDEV([.F49];[.F59];[.F69];[.F79];[.F89])" office:value-type="float" office:value="0.000171755314328262" calcext:value-type="float">
            <text:p>0.0001717553</text:p>
          </table:table-cell>
          <table:table-cell table:number-columns-repeated="5"/>
          <table:table-cell table:formula="of:=STDEV([.L49];[.L59];[.L69];[.L79];[.L89])" office:value-type="float" office:value="0.405852791910931" calcext:value-type="float">
            <text:p>0.4058527919</text:p>
          </table:table-cell>
          <table:table-cell table:formula="of:=STDEV([.M49];[.M59];[.M69];[.M79];[.M89])" office:value-type="float" office:value="0.00849693715808194" calcext:value-type="float">
            <text:p>0.0084969372</text:p>
          </table:table-cell>
          <table:table-cell table:formula="of:=STDEV([.N49];[.N59];[.N69];[.N79];[.N89])" office:value-type="float" office:value="5.43625596987399" calcext:value-type="float">
            <text:p>5.4362559699</text:p>
          </table:table-cell>
          <table:table-cell table:formula="of:=STDEV([.O49];[.O59];[.O69];[.O79];[.O89])" office:value-type="float" office:value="0.0717397639421051" calcext:value-type="float">
            <text:p>0.07173976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STDEV([.C50];[.C60];[.C70];[.C80];[.C90])" office:value-type="float" office:value="0.000288645904180191" calcext:value-type="float">
            <text:p>0.0002886459</text:p>
          </table:table-cell>
          <table:table-cell table:formula="of:=STDEV([.D50];[.D60];[.D70];[.D80];[.D90])" office:value-type="float" office:value="0.000108618874971154" calcext:value-type="float">
            <text:p>0.0001086189</text:p>
          </table:table-cell>
          <table:table-cell table:formula="of:=STDEV([.E50];[.E60];[.E70];[.E80];[.E90])" office:value-type="float" office:value="0.000495581849718086" calcext:value-type="float">
            <text:p>0.0004955818</text:p>
          </table:table-cell>
          <table:table-cell table:formula="of:=STDEV([.F50];[.F60];[.F70];[.F80];[.F90])" office:value-type="float" office:value="0.00102909629772923" calcext:value-type="float">
            <text:p>0.0010290963</text:p>
          </table:table-cell>
          <table:table-cell table:number-columns-repeated="5"/>
          <table:table-cell table:formula="of:=STDEV([.L50];[.L60];[.L70];[.L80];[.L90])" office:value-type="float" office:value="0.584355486148091" calcext:value-type="float">
            <text:p>0.5843554861</text:p>
          </table:table-cell>
          <table:table-cell table:formula="of:=STDEV([.M50];[.M60];[.M70];[.M80];[.M90])" office:value-type="float" office:value="0.00505402153362086" calcext:value-type="float">
            <text:p>0.0050540215</text:p>
          </table:table-cell>
          <table:table-cell table:formula="of:=STDEV([.N50];[.N60];[.N70];[.N80];[.N90])" office:value-type="float" office:value="4.42117637186144" calcext:value-type="float">
            <text:p>4.4211763719</text:p>
          </table:table-cell>
          <table:table-cell table:formula="of:=STDEV([.O50];[.O60];[.O70];[.O80];[.O90])" office:value-type="float" office:value="0.203870711827427" calcext:value-type="float">
            <text:p>0.20387071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STDEV([.C51];[.C61];[.C71];[.C81];[.C91])" office:value-type="float" office:value="0.000397556351980445" calcext:value-type="float">
            <text:p>0.0003975564</text:p>
          </table:table-cell>
          <table:table-cell table:formula="of:=STDEV([.D51];[.D61];[.D71];[.D81];[.D91])" office:value-type="float" office:value="0.00423686944571106" calcext:value-type="float">
            <text:p>0.0042368694</text:p>
          </table:table-cell>
          <table:table-cell table:formula="of:=STDEV([.E51];[.E61];[.E71];[.E81];[.E91])" office:value-type="float" office:value="0.000391104927711222" calcext:value-type="float">
            <text:p>0.0003911049</text:p>
          </table:table-cell>
          <table:table-cell table:formula="of:=STDEV([.F51];[.F61];[.F71];[.F81];[.F91])" office:value-type="float" office:value="0.00590635832065749" calcext:value-type="float">
            <text:p>0.0059063583</text:p>
          </table:table-cell>
          <table:table-cell table:number-columns-repeated="5"/>
          <table:table-cell table:formula="of:=STDEV([.L51];[.L61];[.L71];[.L81];[.L91])" office:value-type="float" office:value="0.407760629336935" calcext:value-type="float">
            <text:p>0.4077606293</text:p>
          </table:table-cell>
          <table:table-cell table:formula="of:=STDEV([.M51];[.M61];[.M71];[.M81];[.M91])" office:value-type="float" office:value="0.0926813955913558" calcext:value-type="float">
            <text:p>0.0926813956</text:p>
          </table:table-cell>
          <table:table-cell table:formula="of:=STDEV([.N51];[.N61];[.N71];[.N81];[.N91])" office:value-type="float" office:value="2.08738290435615" calcext:value-type="float">
            <text:p>2.0873829044</text:p>
          </table:table-cell>
          <table:table-cell table:formula="of:=STDEV([.O51];[.O61];[.O71];[.O81];[.O91])" office:value-type="float" office:value="0.509396442972842" calcext:value-type="float">
            <text:p>0.5093964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STDEV([.C52];[.C62];[.C72];[.C82];[.C92])" office:value-type="float" office:value="0.000524301342740986" calcext:value-type="float">
            <text:p>0.0005243013</text:p>
          </table:table-cell>
          <table:table-cell table:formula="of:=STDEV([.D52];[.D62];[.D72];[.D82];[.D92])" office:value-type="float" office:value="0.00733369380326176" calcext:value-type="float">
            <text:p>0.0073336938</text:p>
          </table:table-cell>
          <table:table-cell table:formula="of:=STDEV([.E52];[.E62];[.E72];[.E82];[.E92])" office:value-type="float" office:value="0.000396840884990446" calcext:value-type="float">
            <text:p>0.0003968409</text:p>
          </table:table-cell>
          <table:table-cell table:formula="of:=STDEV([.F52];[.F62];[.F72];[.F82];[.F92])" office:value-type="float" office:value="0.00227657554234424" calcext:value-type="float">
            <text:p>0.0022765755</text:p>
          </table:table-cell>
          <table:table-cell table:number-columns-repeated="5"/>
          <table:table-cell table:formula="of:=STDEV([.L52];[.L62];[.L72];[.L82];[.L92])" office:value-type="float" office:value="0.271577214831556" calcext:value-type="float">
            <text:p>0.2715772148</text:p>
          </table:table-cell>
          <table:table-cell table:formula="of:=STDEV([.M52];[.M62];[.M72];[.M82];[.M92])" office:value-type="float" office:value="0.0810521573095143" calcext:value-type="float">
            <text:p>0.0810521573</text:p>
          </table:table-cell>
          <table:table-cell table:formula="of:=STDEV([.N52];[.N62];[.N72];[.N82];[.N92])" office:value-type="float" office:value="1.12720217562125" calcext:value-type="float">
            <text:p>1.1272021756</text:p>
          </table:table-cell>
          <table:table-cell table:formula="of:=STDEV([.O52];[.O62];[.O72];[.O82];[.O92])" office:value-type="float" office:value="0.117093814360491" calcext:value-type="float">
            <text:p>0.11709381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formula="of:=STDEV([.C53];[.C63];[.C73];[.C83];[.C93])" office:value-type="float" office:value="0.000681557875018696" calcext:value-type="float">
            <text:p>0.0006815579</text:p>
          </table:table-cell>
          <table:table-cell table:formula="of:=STDEV([.D53];[.D63];[.D73];[.D83];[.D93])" office:value-type="float" office:value="0.0101435793879675" calcext:value-type="float">
            <text:p>0.0101435794</text:p>
          </table:table-cell>
          <table:table-cell table:formula="of:=STDEV([.E53];[.E63];[.E73];[.E83];[.E93])" office:value-type="float" office:value="0.000688770034191382" calcext:value-type="float">
            <text:p>0.00068877</text:p>
          </table:table-cell>
          <table:table-cell table:formula="of:=STDEV([.F53];[.F63];[.F73];[.F83];[.F93])" office:value-type="float" office:value="0.00195808036096581" calcext:value-type="float">
            <text:p>0.0019580804</text:p>
          </table:table-cell>
          <table:table-cell table:number-columns-repeated="5"/>
          <table:table-cell table:formula="of:=STDEV([.L53];[.L63];[.L73];[.L83];[.L93])" office:value-type="float" office:value="0.173167525996956" calcext:value-type="float">
            <text:p>0.173167526</text:p>
          </table:table-cell>
          <table:table-cell table:formula="of:=STDEV([.M53];[.M63];[.M73];[.M83];[.M93])" office:value-type="float" office:value="0.0567967579185604" calcext:value-type="float">
            <text:p>0.0567967579</text:p>
          </table:table-cell>
          <table:table-cell table:formula="of:=STDEV([.N53];[.N63];[.N73];[.N83];[.N93])" office:value-type="float" office:value="0.992982693362414" calcext:value-type="float">
            <text:p>0.9929826934</text:p>
          </table:table-cell>
          <table:table-cell table:formula="of:=STDEV([.O53];[.O63];[.O73];[.O83];[.O93])" office:value-type="float" office:value="0.0514340318224139" calcext:value-type="float">
            <text:p>0.0514340318</text:p>
          </table:table-cell>
          <table:table-cell table:number-columns-repeated="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#sampl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samples analysis CPU repetitions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986004" calcext:value-type="float">
            <text:p>0.000986004</text:p>
          </table:table-cell>
          <table:table-cell office:value-type="float" office:value="0.00416384" calcext:value-type="float">
            <text:p>0.00416384</text:p>
          </table:table-cell>
          <table:table-cell office:value-type="float" office:value="0.000232029" calcext:value-type="float">
            <text:p>0.000232029</text:p>
          </table:table-cell>
          <table:table-cell office:value-type="float" office:value="0.00182099" calcext:value-type="float">
            <text:p>0.00182099</text:p>
          </table:table-cell>
          <table:table-cell table:number-columns-repeated="5"/>
          <table:table-cell table:formula="of:=((16*[.B108]*4)/[.C108])/(1000*1000*1000)" office:value-type="float" office:value="8.50768151041984" calcext:value-type="float">
            <text:p>8.5076815104</text:p>
          </table:table-cell>
          <table:table-cell table:formula="of:=((16*[.B108]*4)/[.D108])/(1000*1000*1000)" office:value-type="float" office:value="2.01463264678758" calcext:value-type="float">
            <text:p>2.0146326468</text:p>
          </table:table-cell>
          <table:table-cell table:formula="of:=((16*[.B108]*4)/[.E108])/(1000*1000*1000)" office:value-type="float" office:value="36.1532739442052" calcext:value-type="float">
            <text:p>36.1532739442</text:p>
          </table:table-cell>
          <table:table-cell table:formula="of:=((16*[.B108]*4)/[.F108])/(1000*1000*1000)" office:value-type="float" office:value="4.60661947621898" calcext:value-type="float">
            <text:p>4.6066194762</text:p>
          </table:table-cell>
          <table:table-cell table:number-columns-repeated="4"/>
        </table:table-row>
        <table:table-row table:style-name="ro1">
          <table:table-cell/>
          <table:table-cell table:formula="of:=2*[.B108]" office:value-type="float" office:value="262144" calcext:value-type="float">
            <text:p>262144</text:p>
          </table:table-cell>
          <table:table-cell office:value-type="float" office:value="0.000968218" calcext:value-type="float">
            <text:p>0.000968218</text:p>
          </table:table-cell>
          <table:table-cell office:value-type="float" office:value="0.00580974" calcext:value-type="float">
            <text:p>0.00580974</text:p>
          </table:table-cell>
          <table:table-cell office:value-type="float" office:value="0.000300217" calcext:value-type="float">
            <text:p>0.000300217</text:p>
          </table:table-cell>
          <table:table-cell office:value-type="float" office:value="0.00271101" calcext:value-type="float">
            <text:p>0.00271101</text:p>
          </table:table-cell>
          <table:table-cell table:number-columns-repeated="5"/>
          <table:table-cell table:formula="of:=((16*[.B109]*4)/[.C109])/(1000*1000*1000)" office:value-type="float" office:value="17.3279323458147" calcext:value-type="float">
            <text:p>17.3279323458</text:p>
          </table:table-cell>
          <table:table-cell table:formula="of:=((16*[.B109]*4)/[.D109])/(1000*1000*1000)" office:value-type="float" office:value="2.88777397955847" calcext:value-type="float">
            <text:p>2.8877739796</text:p>
          </table:table-cell>
          <table:table-cell table:formula="of:=((16*[.B109]*4)/[.E109])/(1000*1000*1000)" office:value-type="float" office:value="55.8836308403588" calcext:value-type="float">
            <text:p>55.8836308404</text:p>
          </table:table-cell>
          <table:table-cell table:formula="of:=((16*[.B109]*4)/[.F109])/(1000*1000*1000)" office:value-type="float" office:value="6.18854817946079" calcext:value-type="float">
            <text:p>6.1885481795</text:p>
          </table:table-cell>
          <table:table-cell table:number-columns-repeated="4"/>
        </table:table-row>
        <table:table-row table:style-name="ro1">
          <table:table-cell/>
          <table:table-cell table:formula="of:=2*[.B109]" office:value-type="float" office:value="524288" calcext:value-type="float">
            <text:p>524288</text:p>
          </table:table-cell>
          <table:table-cell office:value-type="float" office:value="0.00136795" calcext:value-type="float">
            <text:p>0.00136795</text:p>
          </table:table-cell>
          <table:table-cell office:value-type="float" office:value="0.00941677" calcext:value-type="float">
            <text:p>0.00941677</text:p>
          </table:table-cell>
          <table:table-cell office:value-type="float" office:value="0.000753021" calcext:value-type="float">
            <text:p>0.000753021</text:p>
          </table:table-cell>
          <table:table-cell office:value-type="float" office:value="0.0045032" calcext:value-type="float">
            <text:p>0.0045032</text:p>
          </table:table-cell>
          <table:table-cell table:number-columns-repeated="5"/>
          <table:table-cell table:formula="of:=((16*[.B110]*4)/[.C110])/(1000*1000*1000)" office:value-type="float" office:value="24.5289900946672" calcext:value-type="float">
            <text:p>24.5289900947</text:p>
          </table:table-cell>
          <table:table-cell table:formula="of:=((16*[.B110]*4)/[.D110])/(1000*1000*1000)" office:value-type="float" office:value="3.56326341197672" calcext:value-type="float">
            <text:p>3.563263412</text:p>
          </table:table-cell>
          <table:table-cell table:formula="of:=((16*[.B110]*4)/[.E110])/(1000*1000*1000)" office:value-type="float" office:value="44.559755969621" calcext:value-type="float">
            <text:p>44.5597559696</text:p>
          </table:table-cell>
          <table:table-cell table:formula="of:=((16*[.B110]*4)/[.F110])/(1000*1000*1000)" office:value-type="float" office:value="7.45124178362054" calcext:value-type="float">
            <text:p>7.4512417836</text:p>
          </table:table-cell>
          <table:table-cell table:number-columns-repeated="4"/>
        </table:table-row>
        <table:table-row table:style-name="ro1">
          <table:table-cell/>
          <table:table-cell table:formula="of:=2*[.B110]" office:value-type="float" office:value="1048576" calcext:value-type="float">
            <text:p>1048576</text:p>
          </table:table-cell>
          <table:table-cell office:value-type="float" office:value="0.00248141" calcext:value-type="float">
            <text:p>0.00248141</text:p>
          </table:table-cell>
          <table:table-cell office:value-type="float" office:value="0.018041" calcext:value-type="float">
            <text:p>0.018041</text:p>
          </table:table-cell>
          <table:table-cell office:value-type="float" office:value="0.00155845" calcext:value-type="float">
            <text:p>0.00155845</text:p>
          </table:table-cell>
          <table:table-cell office:value-type="float" office:value="0.0089056" calcext:value-type="float">
            <text:p>0.0089056</text:p>
          </table:table-cell>
          <table:table-cell table:number-columns-repeated="5"/>
          <table:table-cell table:formula="of:=((16*[.B111]*4)/[.C111])/(1000*1000*1000)" office:value-type="float" office:value="27.0446496145337" calcext:value-type="float">
            <text:p>27.0446496145</text:p>
          </table:table-cell>
          <table:table-cell table:formula="of:=((16*[.B111]*4)/[.D111])/(1000*1000*1000)" office:value-type="float" office:value="3.71979735047946" calcext:value-type="float">
            <text:p>3.7197973505</text:p>
          </table:table-cell>
          <table:table-cell table:formula="of:=((16*[.B111]*4)/[.E111])/(1000*1000*1000)" office:value-type="float" office:value="43.0612878180243" calcext:value-type="float">
            <text:p>43.061287818</text:p>
          </table:table-cell>
          <table:table-cell table:formula="of:=((16*[.B111]*4)/[.F111])/(1000*1000*1000)" office:value-type="float" office:value="7.53558030901904" calcext:value-type="float">
            <text:p>7.535580309</text:p>
          </table:table-cell>
          <table:table-cell table:number-columns-repeated="4"/>
        </table:table-row>
        <table:table-row table:style-name="ro1">
          <table:table-cell/>
          <table:table-cell table:formula="of:=2*[.B111]" office:value-type="float" office:value="2097152" calcext:value-type="float">
            <text:p>2097152</text:p>
          </table:table-cell>
          <table:table-cell office:value-type="float" office:value="0.00463443" calcext:value-type="float">
            <text:p>0.00463443</text:p>
          </table:table-cell>
          <table:table-cell office:value-type="float" office:value="0.0331988" calcext:value-type="float">
            <text:p>0.0331988</text:p>
          </table:table-cell>
          <table:table-cell office:value-type="float" office:value="0.00290256" calcext:value-type="float">
            <text:p>0.00290256</text:p>
          </table:table-cell>
          <table:table-cell office:value-type="float" office:value="0.0168407" calcext:value-type="float">
            <text:p>0.0168407</text:p>
          </table:table-cell>
          <table:table-cell table:number-columns-repeated="5"/>
          <table:table-cell table:formula="of:=((16*[.B112]*4)/[.C112])/(1000*1000*1000)" office:value-type="float" office:value="28.9610001661477" calcext:value-type="float">
            <text:p>28.9610001661</text:p>
          </table:table-cell>
          <table:table-cell table:formula="of:=((16*[.B112]*4)/[.D112])/(1000*1000*1000)" office:value-type="float" office:value="4.04284877766666" calcext:value-type="float">
            <text:p>4.0428487777</text:p>
          </table:table-cell>
          <table:table-cell table:formula="of:=((16*[.B112]*4)/[.E112])/(1000*1000*1000)" office:value-type="float" office:value="46.2411553938592" calcext:value-type="float">
            <text:p>46.2411553939</text:p>
          </table:table-cell>
          <table:table-cell table:formula="of:=((16*[.B112]*4)/[.F112])/(1000*1000*1000)" office:value-type="float" office:value="7.96984258374058" calcext:value-type="float">
            <text:p>7.9698425837</text:p>
          </table:table-cell>
          <table:table-cell table:number-columns-repeated="4"/>
        </table:table-row>
        <table:table-row table:style-name="ro1">
          <table:table-cell/>
          <table:table-cell table:formula="of:=2*[.B112]" office:value-type="float" office:value="4194304" calcext:value-type="float">
            <text:p>4194304</text:p>
          </table:table-cell>
          <table:table-cell office:value-type="float" office:value="0.0179542" calcext:value-type="float">
            <text:p>0.0179542</text:p>
          </table:table-cell>
          <table:table-cell office:value-type="float" office:value="0.0647843" calcext:value-type="float">
            <text:p>0.0647843</text:p>
          </table:table-cell>
          <table:table-cell office:value-type="float" office:value="0.00613461" calcext:value-type="float">
            <text:p>0.00613461</text:p>
          </table:table-cell>
          <table:table-cell office:value-type="float" office:value="0.0348732" calcext:value-type="float">
            <text:p>0.0348732</text:p>
          </table:table-cell>
          <table:table-cell table:number-columns-repeated="5"/>
          <table:table-cell table:formula="of:=((16*[.B113]*4)/[.C113])/(1000*1000*1000)" office:value-type="float" office:value="14.951123191231" calcext:value-type="float">
            <text:p>14.9511231912</text:p>
          </table:table-cell>
          <table:table-cell table:formula="of:=((16*[.B113]*4)/[.D113])/(1000*1000*1000)" office:value-type="float" office:value="4.14352637907641" calcext:value-type="float">
            <text:p>4.1435263791</text:p>
          </table:table-cell>
          <table:table-cell table:formula="of:=((16*[.B113]*4)/[.E113])/(1000*1000*1000)" office:value-type="float" office:value="43.7575422072471" calcext:value-type="float">
            <text:p>43.7575422072</text:p>
          </table:table-cell>
          <table:table-cell table:formula="of:=((16*[.B113]*4)/[.F113])/(1000*1000*1000)" office:value-type="float" office:value="7.69747129600954" calcext:value-type="float">
            <text:p>7.697471296</text:p>
          </table:table-cell>
          <table:table-cell table:number-columns-repeated="4"/>
        </table:table-row>
        <table:table-row table:style-name="ro1">
          <table:table-cell/>
          <table:table-cell table:formula="of:=2*[.B113]" office:value-type="float" office:value="8388608" calcext:value-type="float">
            <text:p>8388608</text:p>
          </table:table-cell>
          <table:table-cell office:value-type="float" office:value="0.0542148" calcext:value-type="float">
            <text:p>0.0542148</text:p>
          </table:table-cell>
          <table:table-cell office:value-type="float" office:value="0.134789" calcext:value-type="float">
            <text:p>0.134789</text:p>
          </table:table-cell>
          <table:table-cell office:value-type="float" office:value="0.0115986" calcext:value-type="float">
            <text:p>0.0115986</text:p>
          </table:table-cell>
          <table:table-cell office:value-type="float" office:value="0.0712056" calcext:value-type="float">
            <text:p>0.0712056</text:p>
          </table:table-cell>
          <table:table-cell table:number-columns-repeated="5"/>
          <table:table-cell table:formula="of:=((16*[.B114]*4)/[.C114])/(1000*1000*1000)" office:value-type="float" office:value="9.90266333178394" calcext:value-type="float">
            <text:p>9.9026633318</text:p>
          </table:table-cell>
          <table:table-cell table:formula="of:=((16*[.B114]*4)/[.D114])/(1000*1000*1000)" office:value-type="float" office:value="3.98304692519419" calcext:value-type="float">
            <text:p>3.9830469252</text:p>
          </table:table-cell>
          <table:table-cell table:formula="of:=((16*[.B114]*4)/[.E114])/(1000*1000*1000)" office:value-type="float" office:value="46.2875616022623" calcext:value-type="float">
            <text:p>46.2875616023</text:p>
          </table:table-cell>
          <table:table-cell table:formula="of:=((16*[.B114]*4)/[.F114])/(1000*1000*1000)" office:value-type="float" office:value="7.53972878537643" calcext:value-type="float">
            <text:p>7.5397287854</text:p>
          </table:table-cell>
          <table:table-cell table:number-columns-repeated="4"/>
        </table:table-row>
        <table:table-row table:style-name="ro1">
          <table:table-cell/>
          <table:table-cell table:formula="of:=2*[.B114]" office:value-type="float" office:value="16777216" calcext:value-type="float">
            <text:p>16777216</text:p>
          </table:table-cell>
          <table:table-cell office:value-type="float" office:value="0.108605" calcext:value-type="float">
            <text:p>0.108605</text:p>
          </table:table-cell>
          <table:table-cell office:value-type="float" office:value="0.267225" calcext:value-type="float">
            <text:p>0.267225</text:p>
          </table:table-cell>
          <table:table-cell office:value-type="float" office:value="0.0232404" calcext:value-type="float">
            <text:p>0.0232404</text:p>
          </table:table-cell>
          <table:table-cell office:value-type="float" office:value="0.130727" calcext:value-type="float">
            <text:p>0.130727</text:p>
          </table:table-cell>
          <table:table-cell table:number-columns-repeated="5"/>
          <table:table-cell table:formula="of:=((16*[.B115]*4)/[.C115])/(1000*1000*1000)" office:value-type="float" office:value="9.88667026380001" calcext:value-type="float">
            <text:p>9.8866702638</text:p>
          </table:table-cell>
          <table:table-cell table:formula="of:=((16*[.B115]*4)/[.D115])/(1000*1000*1000)" office:value-type="float" office:value="4.0181189035457" calcext:value-type="float">
            <text:p>4.0181189035</text:p>
          </table:table-cell>
          <table:table-cell table:formula="of:=((16*[.B115]*4)/[.E115])/(1000*1000*1000)" office:value-type="float" office:value="46.2015207999862" calcext:value-type="float">
            <text:p>46.2015208</text:p>
          </table:table-cell>
          <table:table-cell table:formula="of:=((16*[.B115]*4)/[.F115])/(1000*1000*1000)" office:value-type="float" office:value="8.2136194053256" calcext:value-type="float">
            <text:p>8.2136194053</text:p>
          </table:table-cell>
          <table:table-cell table:number-columns-repeated="4"/>
        </table:table-row>
        <table:table-row table:style-name="ro1">
          <table:table-cell/>
          <table:table-cell table:formula="of:=2*[.B115]" office:value-type="float" office:value="33554432" calcext:value-type="float">
            <text:p>33554432</text:p>
          </table:table-cell>
          <table:table-cell office:value-type="float" office:value="0.215884" calcext:value-type="float">
            <text:p>0.215884</text:p>
          </table:table-cell>
          <table:table-cell office:value-type="float" office:value="0.528853" calcext:value-type="float">
            <text:p>0.528853</text:p>
          </table:table-cell>
          <table:table-cell office:value-type="float" office:value="0.0424439" calcext:value-type="float">
            <text:p>0.0424439</text:p>
          </table:table-cell>
          <table:table-cell office:value-type="float" office:value="0.264267" calcext:value-type="float">
            <text:p>0.264267</text:p>
          </table:table-cell>
          <table:table-cell table:number-columns-repeated="5"/>
          <table:table-cell table:formula="of:=((16*[.B116]*4)/[.C116])/(1000*1000*1000)" office:value-type="float" office:value="9.94739604602472" calcext:value-type="float">
            <text:p>9.947396046</text:p>
          </table:table-cell>
          <table:table-cell table:formula="of:=((16*[.B116]*4)/[.D116])/(1000*1000*1000)" office:value-type="float" office:value="4.06064378570227" calcext:value-type="float">
            <text:p>4.0606437857</text:p>
          </table:table-cell>
          <table:table-cell table:formula="of:=((16*[.B116]*4)/[.E116])/(1000*1000*1000)" office:value-type="float" office:value="50.5958134855656" calcext:value-type="float">
            <text:p>50.5958134856</text:p>
          </table:table-cell>
          <table:table-cell table:formula="of:=((16*[.B116]*4)/[.F116])/(1000*1000*1000)" office:value-type="float" office:value="8.12618922529109" calcext:value-type="float">
            <text:p>8.1261892253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0.0010006" calcext:value-type="float">
            <text:p>0.0010006</text:p>
          </table:table-cell>
          <table:table-cell office:value-type="float" office:value="0.00416098" calcext:value-type="float">
            <text:p>0.00416098</text:p>
          </table:table-cell>
          <table:table-cell office:value-type="float" office:value="0.0002244" calcext:value-type="float">
            <text:p>0.0002244</text:p>
          </table:table-cell>
          <table:table-cell office:value-type="float" office:value="0.00181532" calcext:value-type="float">
            <text:p>0.00181532</text:p>
          </table:table-cell>
          <table:table-cell table:number-columns-repeated="5"/>
          <table:table-cell table:formula="of:=((16*[.B118]*4)/[.C118])/(1000*1000*1000)" office:value-type="float" office:value="8.38357785328803" calcext:value-type="float">
            <text:p>8.3835778533</text:p>
          </table:table-cell>
          <table:table-cell table:formula="of:=((16*[.B118]*4)/[.D118])/(1000*1000*1000)" office:value-type="float" office:value="2.01601738052093" calcext:value-type="float">
            <text:p>2.0160173805</text:p>
          </table:table-cell>
          <table:table-cell table:formula="of:=((16*[.B118]*4)/[.E118])/(1000*1000*1000)" office:value-type="float" office:value="37.3823885918004" calcext:value-type="float">
            <text:p>37.3823885918</text:p>
          </table:table-cell>
          <table:table-cell table:formula="of:=((16*[.B118]*4)/[.F118])/(1000*1000*1000)" office:value-type="float" office:value="4.62100786638168" calcext:value-type="float">
            <text:p>4.6210078664</text:p>
          </table:table-cell>
          <table:table-cell table:number-columns-repeated="4"/>
        </table:table-row>
        <table:table-row table:style-name="ro1">
          <table:table-cell/>
          <table:table-cell table:formula="of:=2*[.B118]" office:value-type="float" office:value="262144" calcext:value-type="float">
            <text:p>262144</text:p>
          </table:table-cell>
          <table:table-cell office:value-type="float" office:value="0.000970364" calcext:value-type="float">
            <text:p>0.000970364</text:p>
          </table:table-cell>
          <table:table-cell office:value-type="float" office:value="0.00577159" calcext:value-type="float">
            <text:p>0.00577159</text:p>
          </table:table-cell>
          <table:table-cell office:value-type="float" office:value="0.000310993" calcext:value-type="float">
            <text:p>0.000310993</text:p>
          </table:table-cell>
          <table:table-cell office:value-type="float" office:value="0.00270805" calcext:value-type="float">
            <text:p>0.00270805</text:p>
          </table:table-cell>
          <table:table-cell table:number-columns-repeated="5"/>
          <table:table-cell table:formula="of:=((16*[.B119]*4)/[.C119])/(1000*1000*1000)" office:value-type="float" office:value="17.289610908896" calcext:value-type="float">
            <text:p>17.2896109089</text:p>
          </table:table-cell>
          <table:table-cell table:formula="of:=((16*[.B119]*4)/[.D119])/(1000*1000*1000)" office:value-type="float" office:value="2.90686206054138" calcext:value-type="float">
            <text:p>2.9068620605</text:p>
          </table:table-cell>
          <table:table-cell table:formula="of:=((16*[.B119]*4)/[.E119])/(1000*1000*1000)" office:value-type="float" office:value="53.9472464010444" calcext:value-type="float">
            <text:p>53.947246401</text:p>
          </table:table-cell>
          <table:table-cell table:formula="of:=((16*[.B119]*4)/[.F119])/(1000*1000*1000)" office:value-type="float" office:value="6.19531249423017" calcext:value-type="float">
            <text:p>6.1953124942</text:p>
          </table:table-cell>
          <table:table-cell table:number-columns-repeated="4"/>
        </table:table-row>
        <table:table-row table:style-name="ro1">
          <table:table-cell/>
          <table:table-cell table:formula="of:=2*[.B119]" office:value-type="float" office:value="524288" calcext:value-type="float">
            <text:p>524288</text:p>
          </table:table-cell>
          <table:table-cell office:value-type="float" office:value="0.00138125" calcext:value-type="float">
            <text:p>0.00138125</text:p>
          </table:table-cell>
          <table:table-cell office:value-type="float" office:value="0.00945945" calcext:value-type="float">
            <text:p>0.00945945</text:p>
          </table:table-cell>
          <table:table-cell office:value-type="float" office:value="0.000775862" calcext:value-type="float">
            <text:p>0.000775862</text:p>
          </table:table-cell>
          <table:table-cell office:value-type="float" office:value="0.00450063" calcext:value-type="float">
            <text:p>0.00450063</text:p>
          </table:table-cell>
          <table:table-cell table:number-columns-repeated="5"/>
          <table:table-cell table:formula="of:=((16*[.B120]*4)/[.C120])/(1000*1000*1000)" office:value-type="float" office:value="24.2928014479638" calcext:value-type="float">
            <text:p>24.292801448</text:p>
          </table:table-cell>
          <table:table-cell table:formula="of:=((16*[.B120]*4)/[.D120])/(1000*1000*1000)" office:value-type="float" office:value="3.54718635861493" calcext:value-type="float">
            <text:p>3.5471863586</text:p>
          </table:table-cell>
          <table:table-cell table:formula="of:=((16*[.B120]*4)/[.E120])/(1000*1000*1000)" office:value-type="float" office:value="43.247938422039" calcext:value-type="float">
            <text:p>43.247938422</text:p>
          </table:table-cell>
          <table:table-cell table:formula="of:=((16*[.B120]*4)/[.F120])/(1000*1000*1000)" office:value-type="float" office:value="7.45549667490996" calcext:value-type="float">
            <text:p>7.4554966749</text:p>
          </table:table-cell>
          <table:table-cell table:number-columns-repeated="4"/>
        </table:table-row>
        <table:table-row table:style-name="ro1">
          <table:table-cell/>
          <table:table-cell table:formula="of:=2*[.B120]" office:value-type="float" office:value="1048576" calcext:value-type="float">
            <text:p>1048576</text:p>
          </table:table-cell>
          <table:table-cell office:value-type="float" office:value="0.00251174" calcext:value-type="float">
            <text:p>0.00251174</text:p>
          </table:table-cell>
          <table:table-cell office:value-type="float" office:value="0.0180725" calcext:value-type="float">
            <text:p>0.0180725</text:p>
          </table:table-cell>
          <table:table-cell office:value-type="float" office:value="0.00145154" calcext:value-type="float">
            <text:p>0.00145154</text:p>
          </table:table-cell>
          <table:table-cell office:value-type="float" office:value="0.00892367" calcext:value-type="float">
            <text:p>0.00892367</text:p>
          </table:table-cell>
          <table:table-cell table:number-columns-repeated="5"/>
          <table:table-cell table:formula="of:=((16*[.B121]*4)/[.C121])/(1000*1000*1000)" office:value-type="float" office:value="26.7180775080223" calcext:value-type="float">
            <text:p>26.718077508</text:p>
          </table:table-cell>
          <table:table-cell table:formula="of:=((16*[.B121]*4)/[.D121])/(1000*1000*1000)" office:value-type="float" office:value="3.71331381933877" calcext:value-type="float">
            <text:p>3.7133138193</text:p>
          </table:table-cell>
          <table:table-cell table:formula="of:=((16*[.B121]*4)/[.E121])/(1000*1000*1000)" office:value-type="float" office:value="46.2328726731609" calcext:value-type="float">
            <text:p>46.2328726732</text:p>
          </table:table-cell>
          <table:table-cell table:formula="of:=((16*[.B121]*4)/[.F121])/(1000*1000*1000)" office:value-type="float" office:value="7.52032112348395" calcext:value-type="float">
            <text:p>7.5203211235</text:p>
          </table:table-cell>
          <table:table-cell table:number-columns-repeated="4"/>
        </table:table-row>
        <table:table-row table:style-name="ro1">
          <table:table-cell/>
          <table:table-cell table:formula="of:=2*[.B121]" office:value-type="float" office:value="2097152" calcext:value-type="float">
            <text:p>2097152</text:p>
          </table:table-cell>
          <table:table-cell office:value-type="float" office:value="0.00454569" calcext:value-type="float">
            <text:p>0.00454569</text:p>
          </table:table-cell>
          <table:table-cell office:value-type="float" office:value="0.0334872" calcext:value-type="float">
            <text:p>0.0334872</text:p>
          </table:table-cell>
          <table:table-cell office:value-type="float" office:value="0.00378237" calcext:value-type="float">
            <text:p>0.00378237</text:p>
          </table:table-cell>
          <table:table-cell office:value-type="float" office:value="0.0169016" calcext:value-type="float">
            <text:p>0.0169016</text:p>
          </table:table-cell>
          <table:table-cell table:number-columns-repeated="5"/>
          <table:table-cell table:formula="of:=((16*[.B122]*4)/[.C122])/(1000*1000*1000)" office:value-type="float" office:value="29.526370693998" calcext:value-type="float">
            <text:p>29.526370694</text:p>
          </table:table-cell>
          <table:table-cell table:formula="of:=((16*[.B122]*4)/[.D122])/(1000*1000*1000)" office:value-type="float" office:value="4.00803076996584" calcext:value-type="float">
            <text:p>4.00803077</text:p>
          </table:table-cell>
          <table:table-cell table:formula="of:=((16*[.B122]*4)/[.E122])/(1000*1000*1000)" office:value-type="float" office:value="35.4850868635274" calcext:value-type="float">
            <text:p>35.4850868635</text:p>
          </table:table-cell>
          <table:table-cell table:formula="of:=((16*[.B122]*4)/[.F122])/(1000*1000*1000)" office:value-type="float" office:value="7.94112557391016" calcext:value-type="float">
            <text:p>7.9411255739</text:p>
          </table:table-cell>
          <table:table-cell table:number-columns-repeated="4"/>
        </table:table-row>
        <table:table-row table:style-name="ro1">
          <table:table-cell/>
          <table:table-cell table:formula="of:=2*[.B122]" office:value-type="float" office:value="4194304" calcext:value-type="float">
            <text:p>4194304</text:p>
          </table:table-cell>
          <table:table-cell office:value-type="float" office:value="0.0179662" calcext:value-type="float">
            <text:p>0.0179662</text:p>
          </table:table-cell>
          <table:table-cell office:value-type="float" office:value="0.0662346" calcext:value-type="float">
            <text:p>0.0662346</text:p>
          </table:table-cell>
          <table:table-cell office:value-type="float" office:value="0.00549083" calcext:value-type="float">
            <text:p>0.00549083</text:p>
          </table:table-cell>
          <table:table-cell office:value-type="float" office:value="0.033383" calcext:value-type="float">
            <text:p>0.033383</text:p>
          </table:table-cell>
          <table:table-cell table:number-columns-repeated="5"/>
          <table:table-cell table:formula="of:=((16*[.B123]*4)/[.C123])/(1000*1000*1000)" office:value-type="float" office:value="14.9411370239672" calcext:value-type="float">
            <text:p>14.941137024</text:p>
          </table:table-cell>
          <table:table-cell table:formula="of:=((16*[.B123]*4)/[.D123])/(1000*1000*1000)" office:value-type="float" office:value="4.0527980239935" calcext:value-type="float">
            <text:p>4.052798024</text:p>
          </table:table-cell>
          <table:table-cell table:formula="of:=((16*[.B123]*4)/[.E123])/(1000*1000*1000)" office:value-type="float" office:value="48.8879561013544" calcext:value-type="float">
            <text:p>48.8879561014</text:p>
          </table:table-cell>
          <table:table-cell table:formula="of:=((16*[.B123]*4)/[.F123])/(1000*1000*1000)" office:value-type="float" office:value="8.04108246712399" calcext:value-type="float">
            <text:p>8.0410824671</text:p>
          </table:table-cell>
          <table:table-cell table:number-columns-repeated="4"/>
        </table:table-row>
        <table:table-row table:style-name="ro1">
          <table:table-cell/>
          <table:table-cell table:formula="of:=2*[.B123]" office:value-type="float" office:value="8388608" calcext:value-type="float">
            <text:p>8388608</text:p>
          </table:table-cell>
          <table:table-cell office:value-type="float" office:value="0.0544257" calcext:value-type="float">
            <text:p>0.0544257</text:p>
          </table:table-cell>
          <table:table-cell office:value-type="float" office:value="0.134627" calcext:value-type="float">
            <text:p>0.134627</text:p>
          </table:table-cell>
          <table:table-cell office:value-type="float" office:value="0.0113979" calcext:value-type="float">
            <text:p>0.0113979</text:p>
          </table:table-cell>
          <table:table-cell office:value-type="float" office:value="0.0661957" calcext:value-type="float">
            <text:p>0.0661957</text:p>
          </table:table-cell>
          <table:table-cell table:number-columns-repeated="5"/>
          <table:table-cell table:formula="of:=((16*[.B124]*4)/[.C124])/(1000*1000*1000)" office:value-type="float" office:value="9.86429043631961" calcext:value-type="float">
            <text:p>9.8642904363</text:p>
          </table:table-cell>
          <table:table-cell table:formula="of:=((16*[.B124]*4)/[.D124])/(1000*1000*1000)" office:value-type="float" office:value="3.98783982410661" calcext:value-type="float">
            <text:p>3.9878398241</text:p>
          </table:table-cell>
          <table:table-cell table:formula="of:=((16*[.B124]*4)/[.E124])/(1000*1000*1000)" office:value-type="float" office:value="47.1026164468893" calcext:value-type="float">
            <text:p>47.1026164469</text:p>
          </table:table-cell>
          <table:table-cell table:formula="of:=((16*[.B124]*4)/[.F124])/(1000*1000*1000)" office:value-type="float" office:value="8.1103593133693" calcext:value-type="float">
            <text:p>8.1103593134</text:p>
          </table:table-cell>
          <table:table-cell table:number-columns-repeated="4"/>
        </table:table-row>
        <table:table-row table:style-name="ro1">
          <table:table-cell/>
          <table:table-cell table:formula="of:=2*[.B124]" office:value-type="float" office:value="16777216" calcext:value-type="float">
            <text:p>16777216</text:p>
          </table:table-cell>
          <table:table-cell office:value-type="float" office:value="0.108066" calcext:value-type="float">
            <text:p>0.108066</text:p>
          </table:table-cell>
          <table:table-cell office:value-type="float" office:value="0.26659" calcext:value-type="float">
            <text:p>0.26659</text:p>
          </table:table-cell>
          <table:table-cell office:value-type="float" office:value="0.0237676" calcext:value-type="float">
            <text:p>0.0237676</text:p>
          </table:table-cell>
          <table:table-cell office:value-type="float" office:value="0.130489" calcext:value-type="float">
            <text:p>0.130489</text:p>
          </table:table-cell>
          <table:table-cell table:number-columns-repeated="5"/>
          <table:table-cell table:formula="of:=((16*[.B125]*4)/[.C125])/(1000*1000*1000)" office:value-type="float" office:value="9.93598193696445" calcext:value-type="float">
            <text:p>9.935981937</text:p>
          </table:table-cell>
          <table:table-cell table:formula="of:=((16*[.B125]*4)/[.D125])/(1000*1000*1000)" office:value-type="float" office:value="4.02768980081773" calcext:value-type="float">
            <text:p>4.0276898008</text:p>
          </table:table-cell>
          <table:table-cell table:formula="of:=((16*[.B125]*4)/[.E125])/(1000*1000*1000)" office:value-type="float" office:value="45.1767037479594" calcext:value-type="float">
            <text:p>45.176703748</text:p>
          </table:table-cell>
          <table:table-cell table:formula="of:=((16*[.B125]*4)/[.F125])/(1000*1000*1000)" office:value-type="float" office:value="8.22860029581038" calcext:value-type="float">
            <text:p>8.2286002958</text:p>
          </table:table-cell>
          <table:table-cell table:number-columns-repeated="4"/>
        </table:table-row>
        <table:table-row table:style-name="ro1">
          <table:table-cell/>
          <table:table-cell table:formula="of:=2*[.B125]" office:value-type="float" office:value="33554432" calcext:value-type="float">
            <text:p>33554432</text:p>
          </table:table-cell>
          <table:table-cell office:value-type="float" office:value="0.215792" calcext:value-type="float">
            <text:p>0.215792</text:p>
          </table:table-cell>
          <table:table-cell office:value-type="float" office:value="0.528418" calcext:value-type="float">
            <text:p>0.528418</text:p>
          </table:table-cell>
          <table:table-cell office:value-type="float" office:value="0.0451055" calcext:value-type="float">
            <text:p>0.0451055</text:p>
          </table:table-cell>
          <table:table-cell office:value-type="float" office:value="0.261391" calcext:value-type="float">
            <text:p>0.261391</text:p>
          </table:table-cell>
          <table:table-cell table:number-columns-repeated="5"/>
          <table:table-cell table:formula="of:=((16*[.B126]*4)/[.C126])/(1000*1000*1000)" office:value-type="float" office:value="9.95163698376214" calcext:value-type="float">
            <text:p>9.9516369838</text:p>
          </table:table-cell>
          <table:table-cell table:formula="of:=((16*[.B126]*4)/[.D126])/(1000*1000*1000)" office:value-type="float" office:value="4.06398655609764" calcext:value-type="float">
            <text:p>4.0639865561</text:p>
          </table:table-cell>
          <table:table-cell table:formula="of:=((16*[.B126]*4)/[.E126])/(1000*1000*1000)" office:value-type="float" office:value="47.6102392834577" calcext:value-type="float">
            <text:p>47.6102392835</text:p>
          </table:table-cell>
          <table:table-cell table:formula="of:=((16*[.B126]*4)/[.F126])/(1000*1000*1000)" office:value-type="float" office:value="8.2155990374573" calcext:value-type="float">
            <text:p>8.2155990375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0.000984669" calcext:value-type="float">
            <text:p>0.000984669</text:p>
          </table:table-cell>
          <table:table-cell office:value-type="float" office:value="0.00417218" calcext:value-type="float">
            <text:p>0.00417218</text:p>
          </table:table-cell>
          <table:table-cell office:value-type="float" office:value="0.000220346" calcext:value-type="float">
            <text:p>0.000220346</text:p>
          </table:table-cell>
          <table:table-cell office:value-type="float" office:value="0.0018322" calcext:value-type="float">
            <text:p>0.0018322</text:p>
          </table:table-cell>
          <table:table-cell table:number-columns-repeated="5"/>
          <table:table-cell table:formula="of:=((16*[.B128]*4)/[.C128])/(1000*1000*1000)" office:value-type="float" office:value="8.51921610206069" calcext:value-type="float">
            <text:p>8.5192161021</text:p>
          </table:table-cell>
          <table:table-cell table:formula="of:=((16*[.B128]*4)/[.D128])/(1000*1000*1000)" office:value-type="float" office:value="2.01060548681984" calcext:value-type="float">
            <text:p>2.0106054868</text:p>
          </table:table-cell>
          <table:table-cell table:formula="of:=((16*[.B128]*4)/[.E128])/(1000*1000*1000)" office:value-type="float" office:value="38.0701623809826" calcext:value-type="float">
            <text:p>38.070162381</text:p>
          </table:table-cell>
          <table:table-cell table:formula="of:=((16*[.B128]*4)/[.F128])/(1000*1000*1000)" office:value-type="float" office:value="4.57843466870429" calcext:value-type="float">
            <text:p>4.5784346687</text:p>
          </table:table-cell>
          <table:table-cell table:number-columns-repeated="4"/>
        </table:table-row>
        <table:table-row table:style-name="ro1">
          <table:table-cell/>
          <table:table-cell table:formula="of:=2*[.B128]" office:value-type="float" office:value="262144" calcext:value-type="float">
            <text:p>262144</text:p>
          </table:table-cell>
          <table:table-cell office:value-type="float" office:value="0.000984955" calcext:value-type="float">
            <text:p>0.000984955</text:p>
          </table:table-cell>
          <table:table-cell office:value-type="float" office:value="0.00574822" calcext:value-type="float">
            <text:p>0.00574822</text:p>
          </table:table-cell>
          <table:table-cell office:value-type="float" office:value="0.000304604" calcext:value-type="float">
            <text:p>0.000304604</text:p>
          </table:table-cell>
          <table:table-cell office:value-type="float" office:value="0.0027236" calcext:value-type="float">
            <text:p>0.0027236</text:p>
          </table:table-cell>
          <table:table-cell table:number-columns-repeated="5"/>
          <table:table-cell table:formula="of:=((16*[.B129]*4)/[.C129])/(1000*1000*1000)" office:value-type="float" office:value="17.0334847784924" calcext:value-type="float">
            <text:p>17.0334847785</text:p>
          </table:table-cell>
          <table:table-cell table:formula="of:=((16*[.B129]*4)/[.D129])/(1000*1000*1000)" office:value-type="float" office:value="2.91868021752821" calcext:value-type="float">
            <text:p>2.9186802175</text:p>
          </table:table-cell>
          <table:table-cell table:formula="of:=((16*[.B129]*4)/[.E129])/(1000*1000*1000)" office:value-type="float" office:value="55.0787776916915" calcext:value-type="float">
            <text:p>55.0787776917</text:p>
          </table:table-cell>
          <table:table-cell table:formula="of:=((16*[.B129]*4)/[.F129])/(1000*1000*1000)" office:value-type="float" office:value="6.15994125422235" calcext:value-type="float">
            <text:p>6.1599412542</text:p>
          </table:table-cell>
          <table:table-cell table:number-columns-repeated="4"/>
        </table:table-row>
        <table:table-row table:style-name="ro1">
          <table:table-cell/>
          <table:table-cell table:formula="of:=2*[.B129]" office:value-type="float" office:value="524288" calcext:value-type="float">
            <text:p>524288</text:p>
          </table:table-cell>
          <table:table-cell office:value-type="float" office:value="0.00136442" calcext:value-type="float">
            <text:p>0.00136442</text:p>
          </table:table-cell>
          <table:table-cell office:value-type="float" office:value="0.00940299" calcext:value-type="float">
            <text:p>0.00940299</text:p>
          </table:table-cell>
          <table:table-cell office:value-type="float" office:value="0.000793839" calcext:value-type="float">
            <text:p>0.000793839</text:p>
          </table:table-cell>
          <table:table-cell office:value-type="float" office:value="0.00510197" calcext:value-type="float">
            <text:p>0.00510197</text:p>
          </table:table-cell>
          <table:table-cell table:number-columns-repeated="5"/>
          <table:table-cell table:formula="of:=((16*[.B130]*4)/[.C130])/(1000*1000*1000)" office:value-type="float" office:value="24.5924510048226" calcext:value-type="float">
            <text:p>24.5924510048</text:p>
          </table:table-cell>
          <table:table-cell table:formula="of:=((16*[.B130]*4)/[.D130])/(1000*1000*1000)" office:value-type="float" office:value="3.5684853434918" calcext:value-type="float">
            <text:p>3.5684853435</text:p>
          </table:table-cell>
          <table:table-cell table:formula="of:=((16*[.B130]*4)/[.E130])/(1000*1000*1000)" office:value-type="float" office:value="42.2685607535029" calcext:value-type="float">
            <text:p>42.2685607535</text:p>
          </table:table-cell>
          <table:table-cell table:formula="of:=((16*[.B130]*4)/[.F130])/(1000*1000*1000)" office:value-type="float" office:value="6.57675995742821" calcext:value-type="float">
            <text:p>6.5767599574</text:p>
          </table:table-cell>
          <table:table-cell table:number-columns-repeated="4"/>
        </table:table-row>
        <table:table-row table:style-name="ro1">
          <table:table-cell/>
          <table:table-cell table:formula="of:=2*[.B130]" office:value-type="float" office:value="1048576" calcext:value-type="float">
            <text:p>1048576</text:p>
          </table:table-cell>
          <table:table-cell office:value-type="float" office:value="0.00247235" calcext:value-type="float">
            <text:p>0.00247235</text:p>
          </table:table-cell>
          <table:table-cell office:value-type="float" office:value="0.018078" calcext:value-type="float">
            <text:p>0.018078</text:p>
          </table:table-cell>
          <table:table-cell office:value-type="float" office:value="0.00146055" calcext:value-type="float">
            <text:p>0.00146055</text:p>
          </table:table-cell>
          <table:table-cell office:value-type="float" office:value="0.00889654" calcext:value-type="float">
            <text:p>0.00889654</text:p>
          </table:table-cell>
          <table:table-cell table:number-columns-repeated="5"/>
          <table:table-cell table:formula="of:=((16*[.B131]*4)/[.C131])/(1000*1000*1000)" office:value-type="float" office:value="27.1437555362307" calcext:value-type="float">
            <text:p>27.1437555362</text:p>
          </table:table-cell>
          <table:table-cell table:formula="of:=((16*[.B131]*4)/[.D131])/(1000*1000*1000)" office:value-type="float" office:value="3.71218409116053" calcext:value-type="float">
            <text:p>3.7121840912</text:p>
          </table:table-cell>
          <table:table-cell table:formula="of:=((16*[.B131]*4)/[.E131])/(1000*1000*1000)" office:value-type="float" office:value="45.9476662900962" calcext:value-type="float">
            <text:p>45.9476662901</text:p>
          </table:table-cell>
          <table:table-cell table:formula="of:=((16*[.B131]*4)/[.F131])/(1000*1000*1000)" office:value-type="float" office:value="7.54325434382355" calcext:value-type="float">
            <text:p>7.5432543438</text:p>
          </table:table-cell>
          <table:table-cell table:number-columns-repeated="4"/>
        </table:table-row>
        <table:table-row table:style-name="ro1">
          <table:table-cell/>
          <table:table-cell table:formula="of:=2*[.B131]" office:value-type="float" office:value="2097152" calcext:value-type="float">
            <text:p>2097152</text:p>
          </table:table-cell>
          <table:table-cell office:value-type="float" office:value="0.00470958" calcext:value-type="float">
            <text:p>0.00470958</text:p>
          </table:table-cell>
          <table:table-cell office:value-type="float" office:value="0.0335158" calcext:value-type="float">
            <text:p>0.0335158</text:p>
          </table:table-cell>
          <table:table-cell office:value-type="float" office:value="0.00280147" calcext:value-type="float">
            <text:p>0.00280147</text:p>
          </table:table-cell>
          <table:table-cell office:value-type="float" office:value="0.0168402" calcext:value-type="float">
            <text:p>0.0168402</text:p>
          </table:table-cell>
          <table:table-cell table:number-columns-repeated="5"/>
          <table:table-cell table:formula="of:=((16*[.B132]*4)/[.C132])/(1000*1000*1000)" office:value-type="float" office:value="28.4988742095898" calcext:value-type="float">
            <text:p>28.4988742096</text:p>
          </table:table-cell>
          <table:table-cell table:formula="of:=((16*[.B132]*4)/[.D132])/(1000*1000*1000)" office:value-type="float" office:value="4.00461060156702" calcext:value-type="float">
            <text:p>4.0046106016</text:p>
          </table:table-cell>
          <table:table-cell table:formula="of:=((16*[.B132]*4)/[.E132])/(1000*1000*1000)" office:value-type="float" office:value="47.9097502382678" calcext:value-type="float">
            <text:p>47.9097502383</text:p>
          </table:table-cell>
          <table:table-cell table:formula="of:=((16*[.B132]*4)/[.F132])/(1000*1000*1000)" office:value-type="float" office:value="7.97007921521122" calcext:value-type="float">
            <text:p>7.9700792152</text:p>
          </table:table-cell>
          <table:table-cell table:number-columns-repeated="4"/>
        </table:table-row>
        <table:table-row table:style-name="ro1">
          <table:table-cell/>
          <table:table-cell table:formula="of:=2*[.B132]" office:value-type="float" office:value="4194304" calcext:value-type="float">
            <text:p>4194304</text:p>
          </table:table-cell>
          <table:table-cell office:value-type="float" office:value="0.017848" calcext:value-type="float">
            <text:p>0.017848</text:p>
          </table:table-cell>
          <table:table-cell office:value-type="float" office:value="0.0650121" calcext:value-type="float">
            <text:p>0.0650121</text:p>
          </table:table-cell>
          <table:table-cell office:value-type="float" office:value="0.00547729" calcext:value-type="float">
            <text:p>0.00547729</text:p>
          </table:table-cell>
          <table:table-cell office:value-type="float" office:value="0.035467" calcext:value-type="float">
            <text:p>0.035467</text:p>
          </table:table-cell>
          <table:table-cell table:number-columns-repeated="5"/>
          <table:table-cell table:formula="of:=((16*[.B133]*4)/[.C133])/(1000*1000*1000)" office:value-type="float" office:value="15.0400860600628" calcext:value-type="float">
            <text:p>15.0400860601</text:p>
          </table:table-cell>
          <table:table-cell table:formula="of:=((16*[.B133]*4)/[.D133])/(1000*1000*1000)" office:value-type="float" office:value="4.12900761550542" calcext:value-type="float">
            <text:p>4.1290076155</text:p>
          </table:table-cell>
          <table:table-cell table:formula="of:=((16*[.B133]*4)/[.E133])/(1000*1000*1000)" office:value-type="float" office:value="49.0088083705628" calcext:value-type="float">
            <text:p>49.0088083706</text:p>
          </table:table-cell>
          <table:table-cell table:formula="of:=((16*[.B133]*4)/[.F133])/(1000*1000*1000)" office:value-type="float" office:value="7.56859773874306" calcext:value-type="float">
            <text:p>7.5685977387</text:p>
          </table:table-cell>
          <table:table-cell table:number-columns-repeated="4"/>
        </table:table-row>
        <table:table-row table:style-name="ro1">
          <table:table-cell/>
          <table:table-cell table:formula="of:=2*[.B133]" office:value-type="float" office:value="8388608" calcext:value-type="float">
            <text:p>8388608</text:p>
          </table:table-cell>
          <table:table-cell office:value-type="float" office:value="0.055085" calcext:value-type="float">
            <text:p>0.055085</text:p>
          </table:table-cell>
          <table:table-cell office:value-type="float" office:value="0.135833" calcext:value-type="float">
            <text:p>0.135833</text:p>
          </table:table-cell>
          <table:table-cell office:value-type="float" office:value="0.01229" calcext:value-type="float">
            <text:p>0.01229</text:p>
          </table:table-cell>
          <table:table-cell office:value-type="float" office:value="0.0654902" calcext:value-type="float">
            <text:p>0.0654902</text:p>
          </table:table-cell>
          <table:table-cell table:number-columns-repeated="5"/>
          <table:table-cell table:formula="of:=((16*[.B134]*4)/[.C134])/(1000*1000*1000)" office:value-type="float" office:value="9.74622695833712" calcext:value-type="float">
            <text:p>9.7462269583</text:p>
          </table:table-cell>
          <table:table-cell table:formula="of:=((16*[.B134]*4)/[.D134])/(1000*1000*1000)" office:value-type="float" office:value="3.95243359124808" calcext:value-type="float">
            <text:p>3.9524335912</text:p>
          </table:table-cell>
          <table:table-cell table:formula="of:=((16*[.B134]*4)/[.E134])/(1000*1000*1000)" office:value-type="float" office:value="43.6835567127746" calcext:value-type="float">
            <text:p>43.6835567128</text:p>
          </table:table-cell>
          <table:table-cell table:formula="of:=((16*[.B134]*4)/[.F134])/(1000*1000*1000)" office:value-type="float" office:value="8.1977290037288" calcext:value-type="float">
            <text:p>8.1977290037</text:p>
          </table:table-cell>
          <table:table-cell table:number-columns-repeated="4"/>
        </table:table-row>
        <table:table-row table:style-name="ro1">
          <table:table-cell/>
          <table:table-cell table:formula="of:=2*[.B134]" office:value-type="float" office:value="16777216" calcext:value-type="float">
            <text:p>16777216</text:p>
          </table:table-cell>
          <table:table-cell office:value-type="float" office:value="0.108779" calcext:value-type="float">
            <text:p>0.108779</text:p>
          </table:table-cell>
          <table:table-cell office:value-type="float" office:value="0.268082" calcext:value-type="float">
            <text:p>0.268082</text:p>
          </table:table-cell>
          <table:table-cell office:value-type="float" office:value="0.0237927" calcext:value-type="float">
            <text:p>0.0237927</text:p>
          </table:table-cell>
          <table:table-cell office:value-type="float" office:value="0.135783" calcext:value-type="float">
            <text:p>0.135783</text:p>
          </table:table-cell>
          <table:table-cell table:number-columns-repeated="5"/>
          <table:table-cell table:formula="of:=((16*[.B135]*4)/[.C135])/(1000*1000*1000)" office:value-type="float" office:value="9.87085580856599" calcext:value-type="float">
            <text:p>9.8708558086</text:p>
          </table:table-cell>
          <table:table-cell table:formula="of:=((16*[.B135]*4)/[.D135])/(1000*1000*1000)" office:value-type="float" office:value="4.00527384904619" calcext:value-type="float">
            <text:p>4.005273849</text:p>
          </table:table-cell>
          <table:table-cell table:formula="of:=((16*[.B135]*4)/[.E135])/(1000*1000*1000)" office:value-type="float" office:value="45.1290447910494" calcext:value-type="float">
            <text:p>45.129044791</text:p>
          </table:table-cell>
          <table:table-cell table:formula="of:=((16*[.B135]*4)/[.F135])/(1000*1000*1000)" office:value-type="float" office:value="7.90777802817731" calcext:value-type="float">
            <text:p>7.9077780282</text:p>
          </table:table-cell>
          <table:table-cell table:number-columns-repeated="4"/>
        </table:table-row>
        <table:table-row table:style-name="ro1">
          <table:table-cell/>
          <table:table-cell table:formula="of:=2*[.B135]" office:value-type="float" office:value="33554432" calcext:value-type="float">
            <text:p>33554432</text:p>
          </table:table-cell>
          <table:table-cell office:value-type="float" office:value="0.215995" calcext:value-type="float">
            <text:p>0.215995</text:p>
          </table:table-cell>
          <table:table-cell office:value-type="float" office:value="0.530674" calcext:value-type="float">
            <text:p>0.530674</text:p>
          </table:table-cell>
          <table:table-cell office:value-type="float" office:value="0.0424888" calcext:value-type="float">
            <text:p>0.0424888</text:p>
          </table:table-cell>
          <table:table-cell office:value-type="float" office:value="0.259353" calcext:value-type="float">
            <text:p>0.259353</text:p>
          </table:table-cell>
          <table:table-cell table:number-columns-repeated="5"/>
          <table:table-cell table:formula="of:=((16*[.B136]*4)/[.C136])/(1000*1000*1000)" office:value-type="float" office:value="9.94228407139054" calcext:value-type="float">
            <text:p>9.9422840714</text:p>
          </table:table-cell>
          <table:table-cell table:formula="of:=((16*[.B136]*4)/[.D136])/(1000*1000*1000)" office:value-type="float" office:value="4.04670974647335" calcext:value-type="float">
            <text:p>4.0467097465</text:p>
          </table:table-cell>
          <table:table-cell table:formula="of:=((16*[.B136]*4)/[.E136])/(1000*1000*1000)" office:value-type="float" office:value="50.5423464065825" calcext:value-type="float">
            <text:p>50.5423464066</text:p>
          </table:table-cell>
          <table:table-cell table:formula="of:=((16*[.B136]*4)/[.F136])/(1000*1000*1000)" office:value-type="float" office:value="8.28015734539412" calcext:value-type="float">
            <text:p>8.2801573454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0.000977802" calcext:value-type="float">
            <text:p>0.000977802</text:p>
          </table:table-cell>
          <table:table-cell office:value-type="float" office:value="0.00418234" calcext:value-type="float">
            <text:p>0.00418234</text:p>
          </table:table-cell>
          <table:table-cell office:value-type="float" office:value="0.000228786" calcext:value-type="float">
            <text:p>0.000228786</text:p>
          </table:table-cell>
          <table:table-cell office:value-type="float" office:value="0.00205488" calcext:value-type="float">
            <text:p>0.00205488</text:p>
          </table:table-cell>
          <table:table-cell table:number-columns-repeated="5"/>
          <table:table-cell table:formula="of:=((16*[.B138]*4)/[.C138])/(1000*1000*1000)" office:value-type="float" office:value="8.5790456554599" calcext:value-type="float">
            <text:p>8.5790456555</text:p>
          </table:table-cell>
          <table:table-cell table:formula="of:=((16*[.B138]*4)/[.D138])/(1000*1000*1000)" office:value-type="float" office:value="2.00572119913733" calcext:value-type="float">
            <text:p>2.0057211991</text:p>
          </table:table-cell>
          <table:table-cell table:formula="of:=((16*[.B138]*4)/[.E138])/(1000*1000*1000)" office:value-type="float" office:value="36.6657400365407" calcext:value-type="float">
            <text:p>36.6657400365</text:p>
          </table:table-cell>
          <table:table-cell table:formula="of:=((16*[.B138]*4)/[.F138])/(1000*1000*1000)" office:value-type="float" office:value="4.08228607023281" calcext:value-type="float">
            <text:p>4.0822860702</text:p>
          </table:table-cell>
          <table:table-cell table:number-columns-repeated="4"/>
        </table:table-row>
        <table:table-row table:style-name="ro1">
          <table:table-cell/>
          <table:table-cell table:formula="of:=2*[.B138]" office:value-type="float" office:value="262144" calcext:value-type="float">
            <text:p>262144</text:p>
          </table:table-cell>
          <table:table-cell office:value-type="float" office:value="0.00095396" calcext:value-type="float">
            <text:p>0.00095396</text:p>
          </table:table-cell>
          <table:table-cell office:value-type="float" office:value="0.00576782" calcext:value-type="float">
            <text:p>0.00576782</text:p>
          </table:table-cell>
          <table:table-cell office:value-type="float" office:value="0.000301647" calcext:value-type="float">
            <text:p>0.000301647</text:p>
          </table:table-cell>
          <table:table-cell office:value-type="float" office:value="0.00271959" calcext:value-type="float">
            <text:p>0.00271959</text:p>
          </table:table-cell>
          <table:table-cell table:number-columns-repeated="5"/>
          <table:table-cell table:formula="of:=((16*[.B139]*4)/[.C139])/(1000*1000*1000)" office:value-type="float" office:value="17.5869176904692" calcext:value-type="float">
            <text:p>17.5869176905</text:p>
          </table:table-cell>
          <table:table-cell table:formula="of:=((16*[.B139]*4)/[.D139])/(1000*1000*1000)" office:value-type="float" office:value="2.90876206261638" calcext:value-type="float">
            <text:p>2.9087620626</text:p>
          </table:table-cell>
          <table:table-cell table:formula="of:=((16*[.B139]*4)/[.E139])/(1000*1000*1000)" office:value-type="float" office:value="55.6187066339132" calcext:value-type="float">
            <text:p>55.6187066339</text:p>
          </table:table-cell>
          <table:table-cell table:formula="of:=((16*[.B139]*4)/[.F139])/(1000*1000*1000)" office:value-type="float" office:value="6.16902400729522" calcext:value-type="float">
            <text:p>6.1690240073</text:p>
          </table:table-cell>
          <table:table-cell table:number-columns-repeated="4"/>
        </table:table-row>
        <table:table-row table:style-name="ro1">
          <table:table-cell/>
          <table:table-cell table:formula="of:=2*[.B139]" office:value-type="float" office:value="524288" calcext:value-type="float">
            <text:p>524288</text:p>
          </table:table-cell>
          <table:table-cell office:value-type="float" office:value="0.00138736" calcext:value-type="float">
            <text:p>0.00138736</text:p>
          </table:table-cell>
          <table:table-cell office:value-type="float" office:value="0.00923219" calcext:value-type="float">
            <text:p>0.00923219</text:p>
          </table:table-cell>
          <table:table-cell office:value-type="float" office:value="0.00056181" calcext:value-type="float">
            <text:p>0.00056181</text:p>
          </table:table-cell>
          <table:table-cell office:value-type="float" office:value="0.00451002" calcext:value-type="float">
            <text:p>0.00451002</text:p>
          </table:table-cell>
          <table:table-cell table:number-columns-repeated="5"/>
          <table:table-cell table:formula="of:=((16*[.B140]*4)/[.C140])/(1000*1000*1000)" office:value-type="float" office:value="24.1858147849152" calcext:value-type="float">
            <text:p>24.1858147849</text:p>
          </table:table-cell>
          <table:table-cell table:formula="of:=((16*[.B140]*4)/[.D140])/(1000*1000*1000)" office:value-type="float" office:value="3.63450405591739" calcext:value-type="float">
            <text:p>3.6345040559</text:p>
          </table:table-cell>
          <table:table-cell table:formula="of:=((16*[.B140]*4)/[.E140])/(1000*1000*1000)" office:value-type="float" office:value="59.7255869422047" calcext:value-type="float">
            <text:p>59.7255869422</text:p>
          </table:table-cell>
          <table:table-cell table:formula="of:=((16*[.B140]*4)/[.F140])/(1000*1000*1000)" office:value-type="float" office:value="7.43997410211041" calcext:value-type="float">
            <text:p>7.4399741021</text:p>
          </table:table-cell>
          <table:table-cell table:number-columns-repeated="4"/>
        </table:table-row>
        <table:table-row table:style-name="ro1">
          <table:table-cell/>
          <table:table-cell table:formula="of:=2*[.B140]" office:value-type="float" office:value="1048576" calcext:value-type="float">
            <text:p>1048576</text:p>
          </table:table-cell>
          <table:table-cell office:value-type="float" office:value="0.00251665" calcext:value-type="float">
            <text:p>0.00251665</text:p>
          </table:table-cell>
          <table:table-cell office:value-type="float" office:value="0.0179979" calcext:value-type="float">
            <text:p>0.0179979</text:p>
          </table:table-cell>
          <table:table-cell office:value-type="float" office:value="0.00157061" calcext:value-type="float">
            <text:p>0.00157061</text:p>
          </table:table-cell>
          <table:table-cell office:value-type="float" office:value="0.00890079" calcext:value-type="float">
            <text:p>0.00890079</text:p>
          </table:table-cell>
          <table:table-cell table:number-columns-repeated="5"/>
          <table:table-cell table:formula="of:=((16*[.B141]*4)/[.C141])/(1000*1000*1000)" office:value-type="float" office:value="26.6659503705323" calcext:value-type="float">
            <text:p>26.6659503705</text:p>
          </table:table-cell>
          <table:table-cell table:formula="of:=((16*[.B141]*4)/[.D141])/(1000*1000*1000)" office:value-type="float" office:value="3.7287052378333" calcext:value-type="float">
            <text:p>3.7287052378</text:p>
          </table:table-cell>
          <table:table-cell table:formula="of:=((16*[.B141]*4)/[.E141])/(1000*1000*1000)" office:value-type="float" office:value="42.7278980778169" calcext:value-type="float">
            <text:p>42.7278980778</text:p>
          </table:table-cell>
          <table:table-cell table:formula="of:=((16*[.B141]*4)/[.F141])/(1000*1000*1000)" office:value-type="float" office:value="7.5396525476952" calcext:value-type="float">
            <text:p>7.5396525477</text:p>
          </table:table-cell>
          <table:table-cell table:number-columns-repeated="4"/>
        </table:table-row>
        <table:table-row table:style-name="ro1">
          <table:table-cell/>
          <table:table-cell table:formula="of:=2*[.B141]" office:value-type="float" office:value="2097152" calcext:value-type="float">
            <text:p>2097152</text:p>
          </table:table-cell>
          <table:table-cell office:value-type="float" office:value="0.00450039" calcext:value-type="float">
            <text:p>0.00450039</text:p>
          </table:table-cell>
          <table:table-cell office:value-type="float" office:value="0.0333718" calcext:value-type="float">
            <text:p>0.0333718</text:p>
          </table:table-cell>
          <table:table-cell office:value-type="float" office:value="0.00298781" calcext:value-type="float">
            <text:p>0.00298781</text:p>
          </table:table-cell>
          <table:table-cell office:value-type="float" office:value="0.0169136" calcext:value-type="float">
            <text:p>0.0169136</text:p>
          </table:table-cell>
          <table:table-cell table:number-columns-repeated="5"/>
          <table:table-cell table:formula="of:=((16*[.B142]*4)/[.C142])/(1000*1000*1000)" office:value-type="float" office:value="29.8235770677652" calcext:value-type="float">
            <text:p>29.8235770678</text:p>
          </table:table-cell>
          <table:table-cell table:formula="of:=((16*[.B142]*4)/[.D142])/(1000*1000*1000)" office:value-type="float" office:value="4.02189057827267" calcext:value-type="float">
            <text:p>4.0218905783</text:p>
          </table:table-cell>
          <table:table-cell table:formula="of:=((16*[.B142]*4)/[.E142])/(1000*1000*1000)" office:value-type="float" office:value="44.9217748116513" calcext:value-type="float">
            <text:p>44.9217748117</text:p>
          </table:table-cell>
          <table:table-cell table:formula="of:=((16*[.B142]*4)/[.F142])/(1000*1000*1000)" office:value-type="float" office:value="7.93549143884211" calcext:value-type="float">
            <text:p>7.9354914388</text:p>
          </table:table-cell>
          <table:table-cell table:number-columns-repeated="4"/>
        </table:table-row>
        <table:table-row table:style-name="ro1">
          <table:table-cell/>
          <table:table-cell table:formula="of:=2*[.B142]" office:value-type="float" office:value="4194304" calcext:value-type="float">
            <text:p>4194304</text:p>
          </table:table-cell>
          <table:table-cell office:value-type="float" office:value="0.0179136" calcext:value-type="float">
            <text:p>0.0179136</text:p>
          </table:table-cell>
          <table:table-cell office:value-type="float" office:value="0.0660028" calcext:value-type="float">
            <text:p>0.0660028</text:p>
          </table:table-cell>
          <table:table-cell office:value-type="float" office:value="0.0053802" calcext:value-type="float">
            <text:p>0.0053802</text:p>
          </table:table-cell>
          <table:table-cell office:value-type="float" office:value="0.0357398" calcext:value-type="float">
            <text:p>0.0357398</text:p>
          </table:table-cell>
          <table:table-cell table:number-columns-repeated="5"/>
          <table:table-cell table:formula="of:=((16*[.B143]*4)/[.C143])/(1000*1000*1000)" office:value-type="float" office:value="14.9850089317613" calcext:value-type="float">
            <text:p>14.9850089318</text:p>
          </table:table-cell>
          <table:table-cell table:formula="of:=((16*[.B143]*4)/[.D143])/(1000*1000*1000)" office:value-type="float" office:value="4.06703133806445" calcext:value-type="float">
            <text:p>4.0670313381</text:p>
          </table:table-cell>
          <table:table-cell table:formula="of:=((16*[.B143]*4)/[.E143])/(1000*1000*1000)" office:value-type="float" office:value="49.8932114047805" calcext:value-type="float">
            <text:p>49.8932114048</text:p>
          </table:table-cell>
          <table:table-cell table:formula="of:=((16*[.B143]*4)/[.F143])/(1000*1000*1000)" office:value-type="float" office:value="7.51082703316751" calcext:value-type="float">
            <text:p>7.5108270332</text:p>
          </table:table-cell>
          <table:table-cell table:number-columns-repeated="4"/>
        </table:table-row>
        <table:table-row table:style-name="ro1">
          <table:table-cell/>
          <table:table-cell table:formula="of:=2*[.B143]" office:value-type="float" office:value="8388608" calcext:value-type="float">
            <text:p>8388608</text:p>
          </table:table-cell>
          <table:table-cell office:value-type="float" office:value="0.0544273" calcext:value-type="float">
            <text:p>0.0544273</text:p>
          </table:table-cell>
          <table:table-cell office:value-type="float" office:value="0.134726" calcext:value-type="float">
            <text:p>0.134726</text:p>
          </table:table-cell>
          <table:table-cell office:value-type="float" office:value="0.0111661" calcext:value-type="float">
            <text:p>0.0111661</text:p>
          </table:table-cell>
          <table:table-cell office:value-type="float" office:value="0.0667762" calcext:value-type="float">
            <text:p>0.0667762</text:p>
          </table:table-cell>
          <table:table-cell table:number-columns-repeated="5"/>
          <table:table-cell table:formula="of:=((16*[.B144]*4)/[.C144])/(1000*1000*1000)" office:value-type="float" office:value="9.86400045565369" calcext:value-type="float">
            <text:p>9.8640004557</text:p>
          </table:table-cell>
          <table:table-cell table:formula="of:=((16*[.B144]*4)/[.D144])/(1000*1000*1000)" office:value-type="float" office:value="3.98490946068316" calcext:value-type="float">
            <text:p>3.9849094607</text:p>
          </table:table-cell>
          <table:table-cell table:formula="of:=((16*[.B144]*4)/[.E144])/(1000*1000*1000)" office:value-type="float" office:value="48.0804320219235" calcext:value-type="float">
            <text:p>48.0804320219</text:p>
          </table:table-cell>
          <table:table-cell table:formula="of:=((16*[.B144]*4)/[.F144])/(1000*1000*1000)" office:value-type="float" office:value="8.03985419955014" calcext:value-type="float">
            <text:p>8.0398541996</text:p>
          </table:table-cell>
          <table:table-cell table:number-columns-repeated="4"/>
        </table:table-row>
        <table:table-row table:style-name="ro1">
          <table:table-cell/>
          <table:table-cell table:formula="of:=2*[.B144]" office:value-type="float" office:value="16777216" calcext:value-type="float">
            <text:p>16777216</text:p>
          </table:table-cell>
          <table:table-cell office:value-type="float" office:value="0.108251" calcext:value-type="float">
            <text:p>0.108251</text:p>
          </table:table-cell>
          <table:table-cell office:value-type="float" office:value="0.265554" calcext:value-type="float">
            <text:p>0.265554</text:p>
          </table:table-cell>
          <table:table-cell office:value-type="float" office:value="0.0218438" calcext:value-type="float">
            <text:p>0.0218438</text:p>
          </table:table-cell>
          <table:table-cell office:value-type="float" office:value="0.131093" calcext:value-type="float">
            <text:p>0.131093</text:p>
          </table:table-cell>
          <table:table-cell table:number-columns-repeated="5"/>
          <table:table-cell table:formula="of:=((16*[.B145]*4)/[.C145])/(1000*1000*1000)" office:value-type="float" office:value="9.91900143185744" calcext:value-type="float">
            <text:p>9.9190014319</text:p>
          </table:table-cell>
          <table:table-cell table:formula="of:=((16*[.B145]*4)/[.D145])/(1000*1000*1000)" office:value-type="float" office:value="4.04340293876198" calcext:value-type="float">
            <text:p>4.0434029388</text:p>
          </table:table-cell>
          <table:table-cell table:formula="of:=((16*[.B145]*4)/[.E145])/(1000*1000*1000)" office:value-type="float" office:value="49.155450242174" calcext:value-type="float">
            <text:p>49.1554502422</text:p>
          </table:table-cell>
          <table:table-cell table:formula="of:=((16*[.B145]*4)/[.F145])/(1000*1000*1000)" office:value-type="float" office:value="8.1906877102515" calcext:value-type="float">
            <text:p>8.1906877103</text:p>
          </table:table-cell>
          <table:table-cell table:number-columns-repeated="4"/>
        </table:table-row>
        <table:table-row table:style-name="ro1">
          <table:table-cell/>
          <table:table-cell table:formula="of:=2*[.B145]" office:value-type="float" office:value="33554432" calcext:value-type="float">
            <text:p>33554432</text:p>
          </table:table-cell>
          <table:table-cell office:value-type="float" office:value="0.216227" calcext:value-type="float">
            <text:p>0.216227</text:p>
          </table:table-cell>
          <table:table-cell office:value-type="float" office:value="0.530083" calcext:value-type="float">
            <text:p>0.530083</text:p>
          </table:table-cell>
          <table:table-cell office:value-type="float" office:value="0.0439651" calcext:value-type="float">
            <text:p>0.0439651</text:p>
          </table:table-cell>
          <table:table-cell office:value-type="float" office:value="0.263327" calcext:value-type="float">
            <text:p>0.263327</text:p>
          </table:table-cell>
          <table:table-cell table:number-columns-repeated="5"/>
          <table:table-cell table:formula="of:=((16*[.B146]*4)/[.C146])/(1000*1000*1000)" office:value-type="float" office:value="9.93161653262544" calcext:value-type="float">
            <text:p>9.9316165326</text:p>
          </table:table-cell>
          <table:table-cell table:formula="of:=((16*[.B146]*4)/[.D146])/(1000*1000*1000)" office:value-type="float" office:value="4.05122150304764" calcext:value-type="float">
            <text:p>4.051221503</text:p>
          </table:table-cell>
          <table:table-cell table:formula="of:=((16*[.B146]*4)/[.E146])/(1000*1000*1000)" office:value-type="float" office:value="48.8451896617999" calcext:value-type="float">
            <text:p>48.8451896618</text:p>
          </table:table-cell>
          <table:table-cell table:formula="of:=((16*[.B146]*4)/[.F146])/(1000*1000*1000)" office:value-type="float" office:value="8.15519733259408" calcext:value-type="float">
            <text:p>8.1551973326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0.00097847" calcext:value-type="float">
            <text:p>0.00097847</text:p>
          </table:table-cell>
          <table:table-cell office:value-type="float" office:value="0.00413704" calcext:value-type="float">
            <text:p>0.00413704</text:p>
          </table:table-cell>
          <table:table-cell office:value-type="float" office:value="0.000218296" calcext:value-type="float">
            <text:p>0.000218296</text:p>
          </table:table-cell>
          <table:table-cell office:value-type="float" office:value="0.00183415" calcext:value-type="float">
            <text:p>0.00183415</text:p>
          </table:table-cell>
          <table:table-cell table:number-columns-repeated="5"/>
          <table:table-cell table:formula="of:=((16*[.B148]*4)/[.C148])/(1000*1000*1000)" office:value-type="float" office:value="8.57318875387084" calcext:value-type="float">
            <text:p>8.5731887539</text:p>
          </table:table-cell>
          <table:table-cell table:formula="of:=((16*[.B148]*4)/[.D148])/(1000*1000*1000)" office:value-type="float" office:value="2.02768356119351" calcext:value-type="float">
            <text:p>2.0276835612</text:p>
          </table:table-cell>
          <table:table-cell table:formula="of:=((16*[.B148]*4)/[.E148])/(1000*1000*1000)" office:value-type="float" office:value="38.4276761827977" calcext:value-type="float">
            <text:p>38.4276761828</text:p>
          </table:table-cell>
          <table:table-cell table:formula="of:=((16*[.B148]*4)/[.F148])/(1000*1000*1000)" office:value-type="float" office:value="4.57356704740616" calcext:value-type="float">
            <text:p>4.5735670474</text:p>
          </table:table-cell>
          <table:table-cell table:number-columns-repeated="4"/>
        </table:table-row>
        <table:table-row table:style-name="ro1">
          <table:table-cell/>
          <table:table-cell table:formula="of:=2*[.B148]" office:value-type="float" office:value="262144" calcext:value-type="float">
            <text:p>262144</text:p>
          </table:table-cell>
          <table:table-cell office:value-type="float" office:value="0.0009758" calcext:value-type="float">
            <text:p>0.0009758</text:p>
          </table:table-cell>
          <table:table-cell office:value-type="float" office:value="0.00580301" calcext:value-type="float">
            <text:p>0.00580301</text:p>
          </table:table-cell>
          <table:table-cell office:value-type="float" office:value="0.000305796" calcext:value-type="float">
            <text:p>0.000305796</text:p>
          </table:table-cell>
          <table:table-cell office:value-type="float" office:value="0.00269914" calcext:value-type="float">
            <text:p>0.00269914</text:p>
          </table:table-cell>
          <table:table-cell table:number-columns-repeated="5"/>
          <table:table-cell table:formula="of:=((16*[.B149]*4)/[.C149])/(1000*1000*1000)" office:value-type="float" office:value="17.193293707727" calcext:value-type="float">
            <text:p>17.1932937077</text:p>
          </table:table-cell>
          <table:table-cell table:formula="of:=((16*[.B149]*4)/[.D149])/(1000*1000*1000)" office:value-type="float" office:value="2.89112305510416" calcext:value-type="float">
            <text:p>2.8911230551</text:p>
          </table:table-cell>
          <table:table-cell table:formula="of:=((16*[.B149]*4)/[.E149])/(1000*1000*1000)" office:value-type="float" office:value="54.8640793208544" calcext:value-type="float">
            <text:p>54.8640793209</text:p>
          </table:table-cell>
          <table:table-cell table:formula="of:=((16*[.B149]*4)/[.F149])/(1000*1000*1000)" office:value-type="float" office:value="6.21576353949777" calcext:value-type="float">
            <text:p>6.2157635395</text:p>
          </table:table-cell>
          <table:table-cell table:number-columns-repeated="4"/>
        </table:table-row>
        <table:table-row table:style-name="ro1">
          <table:table-cell/>
          <table:table-cell table:formula="of:=2*[.B149]" office:value-type="float" office:value="524288" calcext:value-type="float">
            <text:p>524288</text:p>
          </table:table-cell>
          <table:table-cell office:value-type="float" office:value="0.00137424" calcext:value-type="float">
            <text:p>0.00137424</text:p>
          </table:table-cell>
          <table:table-cell office:value-type="float" office:value="0.00945997" calcext:value-type="float">
            <text:p>0.00945997</text:p>
          </table:table-cell>
          <table:table-cell office:value-type="float" office:value="0.000837612" calcext:value-type="float">
            <text:p>0.000837612</text:p>
          </table:table-cell>
          <table:table-cell office:value-type="float" office:value="0.00449004" calcext:value-type="float">
            <text:p>0.00449004</text:p>
          </table:table-cell>
          <table:table-cell table:number-columns-repeated="5"/>
          <table:table-cell table:formula="of:=((16*[.B150]*4)/[.C150])/(1000*1000*1000)" office:value-type="float" office:value="24.4167190592618" calcext:value-type="float">
            <text:p>24.4167190593</text:p>
          </table:table-cell>
          <table:table-cell table:formula="of:=((16*[.B150]*4)/[.D150])/(1000*1000*1000)" office:value-type="float" office:value="3.54699137523692" calcext:value-type="float">
            <text:p>3.5469913752</text:p>
          </table:table-cell>
          <table:table-cell table:formula="of:=((16*[.B150]*4)/[.E150])/(1000*1000*1000)" office:value-type="float" office:value="40.0596362038748" calcext:value-type="float">
            <text:p>40.0596362039</text:p>
          </table:table-cell>
          <table:table-cell table:formula="of:=((16*[.B150]*4)/[.F150])/(1000*1000*1000)" office:value-type="float" office:value="7.47308086342215" calcext:value-type="float">
            <text:p>7.4730808634</text:p>
          </table:table-cell>
          <table:table-cell table:number-columns-repeated="4"/>
        </table:table-row>
        <table:table-row table:style-name="ro1">
          <table:table-cell/>
          <table:table-cell table:formula="of:=2*[.B150]" office:value-type="float" office:value="1048576" calcext:value-type="float">
            <text:p>1048576</text:p>
          </table:table-cell>
          <table:table-cell office:value-type="float" office:value="0.00248504" calcext:value-type="float">
            <text:p>0.00248504</text:p>
          </table:table-cell>
          <table:table-cell office:value-type="float" office:value="0.0180622" calcext:value-type="float">
            <text:p>0.0180622</text:p>
          </table:table-cell>
          <table:table-cell office:value-type="float" office:value="0.00184021" calcext:value-type="float">
            <text:p>0.00184021</text:p>
          </table:table-cell>
          <table:table-cell office:value-type="float" office:value="0.00890622" calcext:value-type="float">
            <text:p>0.00890622</text:p>
          </table:table-cell>
          <table:table-cell table:number-columns-repeated="5"/>
          <table:table-cell table:formula="of:=((16*[.B151]*4)/[.C151])/(1000*1000*1000)" office:value-type="float" office:value="27.0051443839938" calcext:value-type="float">
            <text:p>27.005144384</text:p>
          </table:table-cell>
          <table:table-cell table:formula="of:=((16*[.B151]*4)/[.D151])/(1000*1000*1000)" office:value-type="float" office:value="3.71543134280431" calcext:value-type="float">
            <text:p>3.7154313428</text:p>
          </table:table-cell>
          <table:table-cell table:formula="of:=((16*[.B151]*4)/[.E151])/(1000*1000*1000)" office:value-type="float" office:value="36.4680465816401" calcext:value-type="float">
            <text:p>36.4680465816</text:p>
          </table:table-cell>
          <table:table-cell table:formula="of:=((16*[.B151]*4)/[.F151])/(1000*1000*1000)" office:value-type="float" office:value="7.53505572509999" calcext:value-type="float">
            <text:p>7.5350557251</text:p>
          </table:table-cell>
          <table:table-cell table:number-columns-repeated="4"/>
        </table:table-row>
        <table:table-row table:style-name="ro1">
          <table:table-cell/>
          <table:table-cell table:formula="of:=2*[.B151]" office:value-type="float" office:value="2097152" calcext:value-type="float">
            <text:p>2097152</text:p>
          </table:table-cell>
          <table:table-cell office:value-type="float" office:value="0.00454655" calcext:value-type="float">
            <text:p>0.00454655</text:p>
          </table:table-cell>
          <table:table-cell office:value-type="float" office:value="0.0332284" calcext:value-type="float">
            <text:p>0.0332284</text:p>
          </table:table-cell>
          <table:table-cell office:value-type="float" office:value="0.003194" calcext:value-type="float">
            <text:p>0.003194</text:p>
          </table:table-cell>
          <table:table-cell office:value-type="float" office:value="0.017015" calcext:value-type="float">
            <text:p>0.017015</text:p>
          </table:table-cell>
          <table:table-cell table:number-columns-repeated="5"/>
          <table:table-cell table:formula="of:=((16*[.B152]*4)/[.C152])/(1000*1000*1000)" office:value-type="float" office:value="29.5207856506582" calcext:value-type="float">
            <text:p>29.5207856507</text:p>
          </table:table-cell>
          <table:table-cell table:formula="of:=((16*[.B152]*4)/[.D152])/(1000*1000*1000)" office:value-type="float" office:value="4.0392473907862" calcext:value-type="float">
            <text:p>4.0392473908</text:p>
          </table:table-cell>
          <table:table-cell table:formula="of:=((16*[.B152]*4)/[.E152])/(1000*1000*1000)" office:value-type="float" office:value="42.0218309329994" calcext:value-type="float">
            <text:p>42.021830933</text:p>
          </table:table-cell>
          <table:table-cell table:formula="of:=((16*[.B152]*4)/[.F152])/(1000*1000*1000)" office:value-type="float" office:value="7.88820029385836" calcext:value-type="float">
            <text:p>7.8882002939</text:p>
          </table:table-cell>
          <table:table-cell table:number-columns-repeated="4"/>
        </table:table-row>
        <table:table-row table:style-name="ro1">
          <table:table-cell/>
          <table:table-cell table:formula="of:=2*[.B152]" office:value-type="float" office:value="4194304" calcext:value-type="float">
            <text:p>4194304</text:p>
          </table:table-cell>
          <table:table-cell office:value-type="float" office:value="0.0179752" calcext:value-type="float">
            <text:p>0.0179752</text:p>
          </table:table-cell>
          <table:table-cell office:value-type="float" office:value="0.0650867" calcext:value-type="float">
            <text:p>0.0650867</text:p>
          </table:table-cell>
          <table:table-cell office:value-type="float" office:value="0.00624099" calcext:value-type="float">
            <text:p>0.00624099</text:p>
          </table:table-cell>
          <table:table-cell office:value-type="float" office:value="0.032806" calcext:value-type="float">
            <text:p>0.032806</text:p>
          </table:table-cell>
          <table:table-cell table:number-columns-repeated="5"/>
          <table:table-cell table:formula="of:=((16*[.B153]*4)/[.C153])/(1000*1000*1000)" office:value-type="float" office:value="14.9336561484712" calcext:value-type="float">
            <text:p>14.9336561485</text:p>
          </table:table-cell>
          <table:table-cell table:formula="of:=((16*[.B153]*4)/[.D153])/(1000*1000*1000)" office:value-type="float" office:value="4.12427509767741" calcext:value-type="float">
            <text:p>4.1242750977</text:p>
          </table:table-cell>
          <table:table-cell table:formula="of:=((16*[.B153]*4)/[.E153])/(1000*1000*1000)" office:value-type="float" office:value="43.0116785958638" calcext:value-type="float">
            <text:p>43.0116785959</text:p>
          </table:table-cell>
          <table:table-cell table:formula="of:=((16*[.B153]*4)/[.F153])/(1000*1000*1000)" office:value-type="float" office:value="8.18251100408462" calcext:value-type="float">
            <text:p>8.1825110041</text:p>
          </table:table-cell>
          <table:table-cell table:number-columns-repeated="4"/>
        </table:table-row>
        <table:table-row table:style-name="ro1">
          <table:table-cell/>
          <table:table-cell table:formula="of:=2*[.B153]" office:value-type="float" office:value="8388608" calcext:value-type="float">
            <text:p>8388608</text:p>
          </table:table-cell>
          <table:table-cell office:value-type="float" office:value="0.0545692" calcext:value-type="float">
            <text:p>0.0545692</text:p>
          </table:table-cell>
          <table:table-cell office:value-type="float" office:value="0.135499" calcext:value-type="float">
            <text:p>0.135499</text:p>
          </table:table-cell>
          <table:table-cell office:value-type="float" office:value="0.0117094" calcext:value-type="float">
            <text:p>0.0117094</text:p>
          </table:table-cell>
          <table:table-cell office:value-type="float" office:value="0.0654346" calcext:value-type="float">
            <text:p>0.0654346</text:p>
          </table:table-cell>
          <table:table-cell table:number-columns-repeated="5"/>
          <table:table-cell table:formula="of:=((16*[.B154]*4)/[.C154])/(1000*1000*1000)" office:value-type="float" office:value="9.83835042478175" calcext:value-type="float">
            <text:p>9.8383504248</text:p>
          </table:table-cell>
          <table:table-cell table:formula="of:=((16*[.B154]*4)/[.D154])/(1000*1000*1000)" office:value-type="float" office:value="3.96217619318224" calcext:value-type="float">
            <text:p>3.9621761932</text:p>
          </table:table-cell>
          <table:table-cell table:formula="of:=((16*[.B154]*4)/[.E154])/(1000*1000*1000)" office:value-type="float" office:value="45.8495663313236" calcext:value-type="float">
            <text:p>45.8495663313</text:p>
          </table:table-cell>
          <table:table-cell table:formula="of:=((16*[.B154]*4)/[.F154])/(1000*1000*1000)" office:value-type="float" office:value="8.20469464167275" calcext:value-type="float">
            <text:p>8.2046946417</text:p>
          </table:table-cell>
          <table:table-cell table:number-columns-repeated="4"/>
        </table:table-row>
        <table:table-row table:style-name="ro1">
          <table:table-cell/>
          <table:table-cell table:formula="of:=2*[.B154]" office:value-type="float" office:value="16777216" calcext:value-type="float">
            <text:p>16777216</text:p>
          </table:table-cell>
          <table:table-cell office:value-type="float" office:value="0.109134" calcext:value-type="float">
            <text:p>0.109134</text:p>
          </table:table-cell>
          <table:table-cell office:value-type="float" office:value="0.268097" calcext:value-type="float">
            <text:p>0.268097</text:p>
          </table:table-cell>
          <table:table-cell office:value-type="float" office:value="0.022082" calcext:value-type="float">
            <text:p>0.022082</text:p>
          </table:table-cell>
          <table:table-cell office:value-type="float" office:value="0.135507" calcext:value-type="float">
            <text:p>0.135507</text:p>
          </table:table-cell>
          <table:table-cell table:number-columns-repeated="5"/>
          <table:table-cell table:formula="of:=((16*[.B155]*4)/[.C155])/(1000*1000*1000)" office:value-type="float" office:value="9.83874708156945" calcext:value-type="float">
            <text:p>9.8387470816</text:p>
          </table:table-cell>
          <table:table-cell table:formula="of:=((16*[.B155]*4)/[.D155])/(1000*1000*1000)" office:value-type="float" office:value="4.00504975437995" calcext:value-type="float">
            <text:p>4.0050497544</text:p>
          </table:table-cell>
          <table:table-cell table:formula="of:=((16*[.B155]*4)/[.E155])/(1000*1000*1000)" office:value-type="float" office:value="48.6252071370347" calcext:value-type="float">
            <text:p>48.625207137</text:p>
          </table:table-cell>
          <table:table-cell table:formula="of:=((16*[.B155]*4)/[.F155])/(1000*1000*1000)" office:value-type="float" office:value="7.92388455208956" calcext:value-type="float">
            <text:p>7.9238845521</text:p>
          </table:table-cell>
          <table:table-cell table:number-columns-repeated="4"/>
        </table:table-row>
        <table:table-row table:style-name="ro1">
          <table:table-cell/>
          <table:table-cell table:formula="of:=2*[.B155]" office:value-type="float" office:value="33554432" calcext:value-type="float">
            <text:p>33554432</text:p>
          </table:table-cell>
          <table:table-cell office:value-type="float" office:value="0.217778" calcext:value-type="float">
            <text:p>0.217778</text:p>
          </table:table-cell>
          <table:table-cell office:value-type="float" office:value="0.529659" calcext:value-type="float">
            <text:p>0.529659</text:p>
          </table:table-cell>
          <table:table-cell office:value-type="float" office:value="0.0432085" calcext:value-type="float">
            <text:p>0.0432085</text:p>
          </table:table-cell>
          <table:table-cell office:value-type="float" office:value="0.258753" calcext:value-type="float">
            <text:p>0.258753</text:p>
          </table:table-cell>
          <table:table-cell table:number-columns-repeated="5"/>
          <table:table-cell table:formula="of:=((16*[.B156]*4)/[.C156])/(1000*1000*1000)" office:value-type="float" office:value="9.86088423991404" calcext:value-type="float">
            <text:p>9.8608842399</text:p>
          </table:table-cell>
          <table:table-cell table:formula="of:=((16*[.B156]*4)/[.D156])/(1000*1000*1000)" office:value-type="float" office:value="4.05446456682507" calcext:value-type="float">
            <text:p>4.0544645668</text:p>
          </table:table-cell>
          <table:table-cell table:formula="of:=((16*[.B156]*4)/[.E156])/(1000*1000*1000)" office:value-type="float" office:value="49.7004905979148" calcext:value-type="float">
            <text:p>49.7004905979</text:p>
          </table:table-cell>
          <table:table-cell table:formula="of:=((16*[.B156]*4)/[.F156])/(1000*1000*1000)" office:value-type="float" office:value="8.29935748764266" calcext:value-type="float">
            <text:p>8.2993574876</text:p>
          </table:table-cell>
          <table:table-cell table:number-columns-repeated="4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TDEV #samples analysis</text:p>
          </table:table-cell>
          <table:table-cell office:value-type="float" office:value="131072" calcext:value-type="float">
            <text:p>131072</text:p>
          </table:table-cell>
          <table:table-cell table:formula="of:=STDEV([.C108]; [.C118]; [.C128]; [.C138]; [.C148])" office:value-type="float" office:value="0.00000918741361864151" calcext:value-type="float">
            <text:p>9.18741361864151E-06</text:p>
          </table:table-cell>
          <table:table-cell table:formula="of:=STDEV([.D108]; [.D118]; [.D128]; [.D138]; [.D148])" office:value-type="float" office:value="0.0000168570068517516" calcext:value-type="float">
            <text:p>0.000016857</text:p>
          </table:table-cell>
          <table:table-cell table:formula="of:=STDEV([.E108]; [.E118]; [.E128]; [.E138]; [.E148])" office:value-type="float" office:value="0.00000571057525998914" calcext:value-type="float">
            <text:p>5.71057525998914E-06</text:p>
          </table:table-cell>
          <table:table-cell table:formula="of:=STDEV([.F108]; [.F118]; [.F128]; [.F138]; [.F148])" office:value-type="float" office:value="0.000102804655877057" calcext:value-type="float">
            <text:p>0.0001028047</text:p>
          </table:table-cell>
          <table:table-cell table:number-columns-repeated="5"/>
          <table:table-cell table:formula="of:=STDEV([.L108]; [.L118]; [.L128]; [.L138]; [.L148])" office:value-type="float" office:value="0.0787411647091573" calcext:value-type="float">
            <text:p>0.0787411647</text:p>
          </table:table-cell>
          <table:table-cell table:formula="of:=STDEV([.M108]; [.M118]; [.M128]; [.M138]; [.M148])" office:value-type="float" office:value="0.00817660603349178" calcext:value-type="float">
            <text:p>0.008176606</text:p>
          </table:table-cell>
          <table:table-cell table:formula="of:=STDEV([.N108]; [.N118]; [.N128]; [.N138]; [.N148])" office:value-type="float" office:value="0.946165747714672" calcext:value-type="float">
            <text:p>0.9461657477</text:p>
          </table:table-cell>
          <table:table-cell table:formula="of:=STDEV([.O108]; [.O118]; [.O128]; [.O138]; [.O148])" office:value-type="float" office:value="0.230092133609097" calcext:value-type="float">
            <text:p>0.2300921336</text:p>
          </table:table-cell>
          <table:table-cell table:number-columns-repeated="4"/>
        </table:table-row>
        <table:table-row table:style-name="ro1">
          <table:table-cell/>
          <table:table-cell table:formula="of:=2*[.B158]" office:value-type="float" office:value="262144" calcext:value-type="float">
            <text:p>262144</text:p>
          </table:table-cell>
          <table:table-cell table:formula="of:=STDEV([.C109]; [.C119]; [.C129]; [.C139]; [.C149])" office:value-type="float" office:value="0.0000113545982227466" calcext:value-type="float">
            <text:p>1.13545982227466E-05</text:p>
          </table:table-cell>
          <table:table-cell table:formula="of:=STDEV([.D109]; [.D119]; [.D129]; [.D139]; [.D149])" office:value-type="float" office:value="0.0000257048036366745" calcext:value-type="float">
            <text:p>2.57048036366745E-05</text:p>
          </table:table-cell>
          <table:table-cell table:formula="of:=STDEV([.E109]; [.E119]; [.E129]; [.E139]; [.E149])" office:value-type="float" office:value="0.00000418982604650838" calcext:value-type="float">
            <text:p>4.18982604650838E-06</text:p>
          </table:table-cell>
          <table:table-cell table:formula="of:=STDEV([.F109]; [.F119]; [.F129]; [.F139]; [.F149])" office:value-type="float" office:value="0.0000096662283233948" calcext:value-type="float">
            <text:p>9.6662283233948E-06</text:p>
          </table:table-cell>
          <table:table-cell table:number-columns-repeated="5"/>
          <table:table-cell table:formula="of:=STDEV([.L109]; [.L119]; [.L129]; [.L139]; [.L149])" office:value-type="float" office:value="0.202904474573558" calcext:value-type="float">
            <text:p>0.2029044746</text:p>
          </table:table-cell>
          <table:table-cell table:formula="of:=STDEV([.M109]; [.M119]; [.M129]; [.M139]; [.M149])" office:value-type="float" office:value="0.0129057410419719" calcext:value-type="float">
            <text:p>0.012905741</text:p>
          </table:table-cell>
          <table:table-cell table:formula="of:=STDEV([.N109]; [.N119]; [.N129]; [.N139]; [.N149])" office:value-type="float" office:value="0.752623725149185" calcext:value-type="float">
            <text:p>0.7526237251</text:p>
          </table:table-cell>
          <table:table-cell table:formula="of:=STDEV([.O109]; [.O119]; [.O129]; [.O139]; [.O149])" office:value-type="float" office:value="0.0220563408926001" calcext:value-type="float">
            <text:p>0.0220563409</text:p>
          </table:table-cell>
          <table:table-cell table:number-columns-repeated="4"/>
        </table:table-row>
        <table:table-row table:style-name="ro1">
          <table:table-cell/>
          <table:table-cell table:formula="of:=2*[.B159]" office:value-type="float" office:value="524288" calcext:value-type="float">
            <text:p>524288</text:p>
          </table:table-cell>
          <table:table-cell table:formula="of:=STDEV([.C110]; [.C120]; [.C130]; [.C140]; [.C150])" office:value-type="float" office:value="0.00000940796099056539" calcext:value-type="float">
            <text:p>0.000009408</text:p>
          </table:table-cell>
          <table:table-cell table:formula="of:=STDEV([.D110]; [.D120]; [.D130]; [.D140]; [.D150])" office:value-type="float" office:value="0.0000940972065472722" calcext:value-type="float">
            <text:p>9.40972065472722E-05</text:p>
          </table:table-cell>
          <table:table-cell table:formula="of:=STDEV([.E110]; [.E120]; [.E130]; [.E140]; [.E150])" office:value-type="float" office:value="0.000106695799709736" calcext:value-type="float">
            <text:p>0.0001066958</text:p>
          </table:table-cell>
          <table:table-cell table:formula="of:=STDEV([.F110]; [.F120]; [.F130]; [.F140]; [.F150])" office:value-type="float" office:value="0.000268870253040384" calcext:value-type="float">
            <text:p>0.0002688703</text:p>
          </table:table-cell>
          <table:table-cell table:number-columns-repeated="5"/>
          <table:table-cell table:formula="of:=STDEV([.L110]; [.L120]; [.L130]; [.L140]; [.L150])" office:value-type="float" office:value="0.166782723309703" calcext:value-type="float">
            <text:p>0.1667827233</text:p>
          </table:table-cell>
          <table:table-cell table:formula="of:=STDEV([.M110]; [.M120]; [.M130]; [.M140]; [.M150])" office:value-type="float" office:value="0.0361820011340959" calcext:value-type="float">
            <text:p>0.0361820011</text:p>
          </table:table-cell>
          <table:table-cell table:formula="of:=STDEV([.N110]; [.N120]; [.N130]; [.N140]; [.N150])" office:value-type="float" office:value="7.86205453319622" calcext:value-type="float">
            <text:p>7.8620545332</text:p>
          </table:table-cell>
          <table:table-cell table:formula="of:=STDEV([.O110]; [.O120]; [.O130]; [.O140]; [.O150])" office:value-type="float" office:value="0.39291823136895" calcext:value-type="float">
            <text:p>0.3929182314</text:p>
          </table:table-cell>
          <table:table-cell table:number-columns-repeated="4"/>
        </table:table-row>
        <table:table-row table:style-name="ro1">
          <table:table-cell/>
          <table:table-cell table:formula="of:=2*[.B160]" office:value-type="float" office:value="1048576" calcext:value-type="float">
            <text:p>1048576</text:p>
          </table:table-cell>
          <table:table-cell table:formula="of:=STDEV([.C111]; [.C121]; [.C131]; [.C141]; [.C151])" office:value-type="float" office:value="0.0000195810053368055" calcext:value-type="float">
            <text:p>0.000019581</text:p>
          </table:table-cell>
          <table:table-cell table:formula="of:=STDEV([.D111]; [.D121]; [.D131]; [.D141]; [.D151])" office:value-type="float" office:value="0.0000325345508651953" calcext:value-type="float">
            <text:p>3.25345508651953E-05</text:p>
          </table:table-cell>
          <table:table-cell table:formula="of:=STDEV([.E111]; [.E121]; [.E131]; [.E141]; [.E151])" office:value-type="float" office:value="0.000157291610456502" calcext:value-type="float">
            <text:p>0.0001572916</text:p>
          </table:table-cell>
          <table:table-cell table:formula="of:=STDEV([.F111]; [.F121]; [.F131]; [.F141]; [.F151])" office:value-type="float" office:value="0.0000103378252064929" calcext:value-type="float">
            <text:p>1.03378252064929E-05</text:p>
          </table:table-cell>
          <table:table-cell table:number-columns-repeated="5"/>
          <table:table-cell table:formula="of:=STDEV([.L111]; [.L121]; [.L131]; [.L141]; [.L151])" office:value-type="float" office:value="0.210989919808623" calcext:value-type="float">
            <text:p>0.2109899198</text:p>
          </table:table-cell>
          <table:table-cell table:formula="of:=STDEV([.M111]; [.M121]; [.M131]; [.M141]; [.M151])" office:value-type="float" office:value="0.00671101910352489" calcext:value-type="float">
            <text:p>0.0067110191</text:p>
          </table:table-cell>
          <table:table-cell table:formula="of:=STDEV([.N111]; [.N121]; [.N131]; [.N141]; [.N151])" office:value-type="float" office:value="3.93132271635092" calcext:value-type="float">
            <text:p>3.9313227164</text:p>
          </table:table-cell>
          <table:table-cell table:formula="of:=STDEV([.O111]; [.O121]; [.O131]; [.O141]; [.O151])" office:value-type="float" office:value="0.00873687007388648" calcext:value-type="float">
            <text:p>0.0087368701</text:p>
          </table:table-cell>
          <table:table-cell table:number-columns-repeated="4"/>
        </table:table-row>
        <table:table-row table:style-name="ro1">
          <table:table-cell/>
          <table:table-cell table:formula="of:=2*[.B161]" office:value-type="float" office:value="2097152" calcext:value-type="float">
            <text:p>2097152</text:p>
          </table:table-cell>
          <table:table-cell table:formula="of:=STDEV([.C112]; [.C122]; [.C132]; [.C142]; [.C152])" office:value-type="float" office:value="0.0000838435061289781" calcext:value-type="float">
            <text:p>8.38435061289781E-05</text:p>
          </table:table-cell>
          <table:table-cell table:formula="of:=STDEV([.D112]; [.D122]; [.D132]; [.D142]; [.D152])" office:value-type="float" office:value="0.000144823962105724" calcext:value-type="float">
            <text:p>0.000144824</text:p>
          </table:table-cell>
          <table:table-cell table:formula="of:=STDEV([.E112]; [.E122]; [.E132]; [.E142]; [.E152])" office:value-type="float" office:value="0.000390350869949075" calcext:value-type="float">
            <text:p>0.0003903509</text:p>
          </table:table-cell>
          <table:table-cell table:formula="of:=STDEV([.F112]; [.F122]; [.F132]; [.F142]; [.F152])" office:value-type="float" office:value="0.000071554888023111" calcext:value-type="float">
            <text:p>7.1554888023111E-05</text:p>
          </table:table-cell>
          <table:table-cell table:number-columns-repeated="5"/>
          <table:table-cell table:formula="of:=STDEV([.L112]; [.L122]; [.L132]; [.L142]; [.L152])" office:value-type="float" office:value="0.530355450536029" calcext:value-type="float">
            <text:p>0.5303554505</text:p>
          </table:table-cell>
          <table:table-cell table:formula="of:=STDEV([.M112]; [.M122]; [.M132]; [.M142]; [.M152])" office:value-type="float" office:value="0.0174706909388182" calcext:value-type="float">
            <text:p>0.0174706909</text:p>
          </table:table-cell>
          <table:table-cell table:formula="of:=STDEV([.N112]; [.N122]; [.N132]; [.N142]; [.N152])" office:value-type="float" office:value="4.87943803547656" calcext:value-type="float">
            <text:p>4.8794380355</text:p>
          </table:table-cell>
          <table:table-cell table:formula="of:=STDEV([.O112]; [.O122]; [.O132]; [.O142]; [.O152])" office:value-type="float" office:value="0.0335248071002349" calcext:value-type="float">
            <text:p>0.0335248071</text:p>
          </table:table-cell>
          <table:table-cell table:number-columns-repeated="4"/>
        </table:table-row>
        <table:table-row table:style-name="ro1">
          <table:table-cell/>
          <table:table-cell table:formula="of:=2*[.B162]" office:value-type="float" office:value="4194304" calcext:value-type="float">
            <text:p>4194304</text:p>
          </table:table-cell>
          <table:table-cell table:formula="of:=STDEV([.C113]; [.C123]; [.C133]; [.C143]; [.C153])" office:value-type="float" office:value="0.0000522534974905988" calcext:value-type="float">
            <text:p>5.22534974905988E-05</text:p>
          </table:table-cell>
          <table:table-cell table:formula="of:=STDEV([.D113]; [.D123]; [.D133]; [.D143]; [.D153])" office:value-type="float" office:value="0.000648985889677114" calcext:value-type="float">
            <text:p>0.0006489859</text:p>
          </table:table-cell>
          <table:table-cell table:formula="of:=STDEV([.E113]; [.E123]; [.E133]; [.E143]; [.E153])" office:value-type="float" office:value="0.000408396826603734" calcext:value-type="float">
            <text:p>0.0004083968</text:p>
          </table:table-cell>
          <table:table-cell table:formula="of:=STDEV([.F113]; [.F123]; [.F133]; [.F143]; [.F153])" office:value-type="float" office:value="0.00129596721409147" calcext:value-type="float">
            <text:p>0.0012959672</text:p>
          </table:table-cell>
          <table:table-cell table:number-columns-repeated="5"/>
          <table:table-cell table:formula="of:=STDEV([.L113]; [.L123]; [.L133]; [.L143]; [.L153])" office:value-type="float" office:value="0.0437247073130972" calcext:value-type="float">
            <text:p>0.0437247073</text:p>
          </table:table-cell>
          <table:table-cell table:formula="of:=STDEV([.M113]; [.M123]; [.M133]; [.M143]; [.M153])" office:value-type="float" office:value="0.0405735732231808" calcext:value-type="float">
            <text:p>0.0405735732</text:p>
          </table:table-cell>
          <table:table-cell table:formula="of:=STDEV([.N113]; [.N123]; [.N133]; [.N143]; [.N153])" office:value-type="float" office:value="3.25391073133904" calcext:value-type="float">
            <text:p>3.2539107313</text:p>
          </table:table-cell>
          <table:table-cell table:formula="of:=STDEV([.O113]; [.O123]; [.O133]; [.O143]; [.O153])" office:value-type="float" office:value="0.29669661384746" calcext:value-type="float">
            <text:p>0.2966966138</text:p>
          </table:table-cell>
          <table:table-cell table:number-columns-repeated="4"/>
        </table:table-row>
        <table:table-row table:style-name="ro1">
          <table:table-cell/>
          <table:table-cell table:formula="of:=2*[.B163]" office:value-type="float" office:value="8388608" calcext:value-type="float">
            <text:p>8388608</text:p>
          </table:table-cell>
          <table:table-cell table:formula="of:=STDEV([.C114]; [.C124]; [.C134]; [.C144]; [.C154])" office:value-type="float" office:value="0.000327605578401832" calcext:value-type="float">
            <text:p>0.0003276056</text:p>
          </table:table-cell>
          <table:table-cell table:formula="of:=STDEV([.D114]; [.D124]; [.D134]; [.D144]; [.D154])" office:value-type="float" office:value="0.000537745478828036" calcext:value-type="float">
            <text:p>0.0005377455</text:p>
          </table:table-cell>
          <table:table-cell table:formula="of:=STDEV([.E114]; [.E124]; [.E134]; [.E144]; [.E154])" office:value-type="float" office:value="0.000421881245138961" calcext:value-type="float">
            <text:p>0.0004218812</text:p>
          </table:table-cell>
          <table:table-cell table:formula="of:=STDEV([.F114]; [.F124]; [.F134]; [.F144]; [.F154])" office:value-type="float" office:value="0.00240374376920669" calcext:value-type="float">
            <text:p>0.0024037438</text:p>
          </table:table-cell>
          <table:table-cell table:number-columns-repeated="5"/>
          <table:table-cell table:formula="of:=STDEV([.L114]; [.L124]; [.L134]; [.L144]; [.L154])" office:value-type="float" office:value="0.0588230367227089" calcext:value-type="float">
            <text:p>0.0588230367</text:p>
          </table:table-cell>
          <table:table-cell table:formula="of:=STDEV([.M114]; [.M124]; [.M134]; [.M144]; [.M154])" office:value-type="float" office:value="0.0157898966668126" calcext:value-type="float">
            <text:p>0.0157898967</text:p>
          </table:table-cell>
          <table:table-cell table:formula="of:=STDEV([.N114]; [.N124]; [.N134]; [.N144]; [.N154])" office:value-type="float" office:value="1.64420922179898" calcext:value-type="float">
            <text:p>1.6442092218</text:p>
          </table:table-cell>
          <table:table-cell table:formula="of:=STDEV([.O114]; [.O124]; [.O134]; [.O144]; [.O154])" office:value-type="float" office:value="0.276092144045371" calcext:value-type="float">
            <text:p>0.276092144</text:p>
          </table:table-cell>
          <table:table-cell table:number-columns-repeated="4"/>
        </table:table-row>
        <table:table-row table:style-name="ro1">
          <table:table-cell/>
          <table:table-cell table:formula="of:=2*[.B164]" office:value-type="float" office:value="16777216" calcext:value-type="float">
            <text:p>16777216</text:p>
          </table:table-cell>
          <table:table-cell table:formula="of:=STDEV([.C115]; [.C125]; [.C135]; [.C145]; [.C155])" office:value-type="float" office:value="0.000423890905776474" calcext:value-type="float">
            <text:p>0.0004238909</text:p>
          </table:table-cell>
          <table:table-cell table:formula="of:=STDEV([.D115]; [.D125]; [.D135]; [.D145]; [.D155])" office:value-type="float" office:value="0.00107514106051251" calcext:value-type="float">
            <text:p>0.0010751411</text:p>
          </table:table-cell>
          <table:table-cell table:formula="of:=STDEV([.E115]; [.E125]; [.E135]; [.E145]; [.E155])" office:value-type="float" office:value="0.000927353384638241" calcext:value-type="float">
            <text:p>0.0009273534</text:p>
          </table:table-cell>
          <table:table-cell table:formula="of:=STDEV([.F115]; [.F125]; [.F135]; [.F145]; [.F155])" office:value-type="float" office:value="0.0026807590716064" calcext:value-type="float">
            <text:p>0.0026807591</text:p>
          </table:table-cell>
          <table:table-cell table:number-columns-repeated="5"/>
          <table:table-cell table:formula="of:=STDEV([.L115]; [.L125]; [.L135]; [.L145]; [.L155])" office:value-type="float" office:value="0.0385990759713526" calcext:value-type="float">
            <text:p>0.038599076</text:p>
          </table:table-cell>
          <table:table-cell table:formula="of:=STDEV([.M115]; [.M125]; [.M135]; [.M145]; [.M155])" office:value-type="float" office:value="0.0162072149831863" calcext:value-type="float">
            <text:p>0.016207215</text:p>
          </table:table-cell>
          <table:table-cell table:formula="of:=STDEV([.N115]; [.N125]; [.N135]; [.N145]; [.N155])" office:value-type="float" office:value="1.91365526953565" calcext:value-type="float">
            <text:p>1.9136552695</text:p>
          </table:table-cell>
          <table:table-cell table:formula="of:=STDEV([.O115]; [.O125]; [.O135]; [.O145]; [.O155])" office:value-type="float" office:value="0.1623164705795" calcext:value-type="float">
            <text:p>0.1623164706</text:p>
          </table:table-cell>
          <table:table-cell table:number-columns-repeated="4"/>
        </table:table-row>
        <table:table-row table:style-name="ro1">
          <table:table-cell/>
          <table:table-cell table:formula="of:=2*[.B165]" office:value-type="float" office:value="33554432" calcext:value-type="float">
            <text:p>33554432</text:p>
          </table:table-cell>
          <table:table-cell table:formula="of:=STDEV([.C116]; [.C126]; [.C136]; [.C146]; [.C156])" office:value-type="float" office:value="0.000822764060955513" calcext:value-type="float">
            <text:p>0.0008227641</text:p>
          </table:table-cell>
          <table:table-cell table:formula="of:=STDEV([.D116]; [.D126]; [.D136]; [.D146]; [.D156])" office:value-type="float" office:value="0.000911836772673709" calcext:value-type="float">
            <text:p>0.0009118368</text:p>
          </table:table-cell>
          <table:table-cell table:formula="of:=STDEV([.E116]; [.E126]; [.E136]; [.E146]; [.E156])" office:value-type="float" office:value="0.00111805425986398" calcext:value-type="float">
            <text:p>0.0011180543</text:p>
          </table:table-cell>
          <table:table-cell table:formula="of:=STDEV([.F116]; [.F126]; [.F136]; [.F146]; [.F156])" office:value-type="float" office:value="0.00240459252265325" calcext:value-type="float">
            <text:p>0.0024045925</text:p>
          </table:table-cell>
          <table:table-cell table:number-columns-repeated="5"/>
          <table:table-cell table:formula="of:=STDEV([.L116]; [.L126]; [.L136]; [.L146]; [.L156])" office:value-type="float" office:value="0.0375796125622842" calcext:value-type="float">
            <text:p>0.0375796126</text:p>
          </table:table-cell>
          <table:table-cell table:formula="of:=STDEV([.M116]; [.M126]; [.M136]; [.M146]; [.M156])" office:value-type="float" office:value="0.00698357851717983" calcext:value-type="float">
            <text:p>0.0069835785</text:p>
          </table:table-cell>
          <table:table-cell table:formula="of:=STDEV([.N116]; [.N126]; [.N136]; [.N146]; [.N156])" office:value-type="float" office:value="1.25687919022909" calcext:value-type="float">
            <text:p>1.2568791902</text:p>
          </table:table-cell>
          <table:table-cell table:formula="of:=STDEV([.O116]; [.O126]; [.O136]; [.O146]; [.O156])" office:value-type="float" office:value="0.0755401990701978" calcext:value-type="float">
            <text:p>0.0755401991</text:p>
          </table:table-cell>
          <table:table-cell table:number-columns-repeated="4"/>
        </table:table-row>
        <table:table-row table:style-name="ro1" table:number-rows-repeated="1048409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00/00/0000</text:date>, <text:time style:data-style-name="N2" text:time-value="16:42:27.6516999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6:03:08.234615083</meta:creation-date>
    <dc:date>2018-04-26T18:24:38.043799115</dc:date>
    <meta:editing-duration>PT23H3M52S</meta:editing-duration>
    <meta:editing-cycles>56</meta:editing-cycles>
    <meta:generator>LibreOffice/5.1.6.2$Linux_X86_64 LibreOffice_project/10m0$Build-2</meta:generator>
    <meta:document-statistic meta:table-count="1" meta:cell-count="144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19cm" svg:height="16.257cm" xlink:href=".." xlink:type="simple" chart:class="chart:line" chart:style-name="ch1">
        <chart:legend chart:legend-position="end" svg:x="19.175cm" svg:y="6.086cm" style:legend-expansion="high" chart:style-name="ch2"/>
        <chart:plot-area chart:style-name="ch3" table:cell-range-address="Sheet1.L1:Sheet1.S10" chart:data-source-has-labels="row" svg:x="0.528cm" svg:y="0.325cm" svg:width="18.119cm" svg:height="15.607cm">
          <chartooo:coordinate-region svg:x="1.149cm" svg:y="0.524cm" svg:width="17.404cm" svg:height="14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:Sheet1.L10" chart:label-cell-address="Sheet1.L1:Sheet1.L1" chart:class="chart:line">
            <chart:data-point chart:repeated="9"/>
          </chart:series>
          <chart:series chart:style-name="ch7" chart:values-cell-range-address="Sheet1.M2:Sheet1.M10" chart:label-cell-address="Sheet1.M1:Sheet1.M1" chart:class="chart:line">
            <chart:data-point chart:repeated="9"/>
          </chart:series>
          <chart:series chart:style-name="ch8" chart:values-cell-range-address="Sheet1.N2:Sheet1.N10" chart:label-cell-address="Sheet1.N1:Sheet1.N1" chart:class="chart:line">
            <chart:data-point chart:repeated="9"/>
          </chart:series>
          <chart:series chart:style-name="ch9" chart:values-cell-range-address="Sheet1.O2:Sheet1.O10" chart:label-cell-address="Sheet1.O1:Sheet1.O1" chart:class="chart:line">
            <chart:data-point chart:repeated="9"/>
          </chart:series>
          <chart:series chart:style-name="ch10" chart:values-cell-range-address="Sheet1.P2:Sheet1.P10" chart:label-cell-address="Sheet1.P1:Sheet1.P1" chart:class="chart:line">
            <chart:data-point chart:repeated="9"/>
          </chart:series>
          <chart:series chart:style-name="ch11" chart:values-cell-range-address="Sheet1.Q2:Sheet1.Q10" chart:label-cell-address="Sheet1.Q1:Sheet1.Q1" chart:class="chart:line">
            <chart:data-point chart:repeated="9"/>
          </chart:series>
          <chart:series chart:style-name="ch12" chart:values-cell-range-address="Sheet1.R2:Sheet1.R10" chart:label-cell-address="Sheet1.R1:Sheet1.R1" chart:class="chart:line">
            <chart:data-point chart:repeated="9"/>
          </chart:series>
          <chart:series chart:style-name="ch13" chart:values-cell-range-address="Sheet1.S2:Sheet1.S10" chart:label-cell-address="Sheet1.S1:Sheet1.S1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X-14, SCD</text:p>
                <draw:g>
                  <svg:desc>Sheet1.L1:Sheet1.L1</svg:desc>
                </draw:g>
              </table:table-cell>
              <table:table-cell office:value-type="string">
                <text:p>AVX-14, SCD decomp2.33+decrypt</text:p>
                <draw:g>
                  <svg:desc>Sheet1.M1:Sheet1.M1</svg:desc>
                </draw:g>
              </table:table-cell>
              <table:table-cell office:value-type="string">
                <text:p>AVX-14, mSCD</text:p>
                <draw:g>
                  <svg:desc>Sheet1.N1:Sheet1.N1</svg:desc>
                </draw:g>
              </table:table-cell>
              <table:table-cell office:value-type="string">
                <text:p>AVX-14, mSCD, decomp2.33+decrypt</text:p>
                <draw:g>
                  <svg:desc>Sheet1.O1:Sheet1.O1</svg:desc>
                </draw:g>
              </table:table-cell>
              <table:table-cell office:value-type="string">
                <text:p>FPGA-1, SCD</text:p>
                <draw:g>
                  <svg:desc>Sheet1.P1:Sheet1.P1</svg:desc>
                </draw:g>
              </table:table-cell>
              <table:table-cell office:value-type="string">
                <text:p>FPGA-1, SCD, decomp2.33+decrypt</text:p>
                <draw:g>
                  <svg:desc>Sheet1.Q1:Sheet1.Q1</svg:desc>
                </draw:g>
              </table:table-cell>
              <table:table-cell office:value-type="string">
                <text:p>FPGA-4, mSCD</text:p>
                <draw:g>
                  <svg:desc>Sheet1.R1:Sheet1.R1</svg:desc>
                </draw:g>
              </table:table-cell>
              <table:table-cell office:value-type="string">
                <text:p>FPGA-4, mSCD, decomp2.33+decrypt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1786795036231">
                <text:p>20.1786795036231</text:p>
                <draw:g>
                  <svg:desc>Sheet1.L2:Sheet1.L10</svg:desc>
                </draw:g>
              </table:table-cell>
              <table:table-cell office:value-type="float" office:value="3.50514368041825">
                <text:p>3.50514368041825</text:p>
                <draw:g>
                  <svg:desc>Sheet1.M2:Sheet1.M10</svg:desc>
                </draw:g>
              </table:table-cell>
              <table:table-cell office:value-type="float" office:value="47.6133089645934">
                <text:p>47.6133089645934</text:p>
                <draw:g>
                  <svg:desc>Sheet1.N2:Sheet1.N10</svg:desc>
                </draw:g>
              </table:table-cell>
              <table:table-cell office:value-type="float" office:value="6.72561819409234">
                <text:p>6.72561819409234</text:p>
                <draw:g>
                  <svg:desc>Sheet1.O2:Sheet1.O10</svg:desc>
                </draw:g>
              </table:table-cell>
              <table:table-cell office:value-type="float" office:value="1.46327307741284">
                <text:p>1.46327307741284</text:p>
                <draw:g>
                  <svg:desc>Sheet1.P2:Sheet1.P10</svg:desc>
                </draw:g>
              </table:table-cell>
              <table:table-cell office:value-type="float" office:value="1.08931360556408">
                <text:p>1.08931360556408</text:p>
                <draw:g>
                  <svg:desc>Sheet1.Q2:Sheet1.Q10</svg:desc>
                </draw:g>
              </table:table-cell>
              <table:table-cell office:value-type="float" office:value="9.72481735408614">
                <text:p>9.72481735408614</text:p>
                <draw:g>
                  <svg:desc>Sheet1.R2:Sheet1.R10</svg:desc>
                </draw:g>
              </table:table-cell>
              <table:table-cell office:value-type="float" office:value="9.64430632824365">
                <text:p>9.64430632824365</text:p>
                <draw:g>
                  <svg:desc>Sheet1.S2:Sheet1.S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325453962721">
                <text:p>25.5325453962721</text:p>
              </table:table-cell>
              <table:table-cell office:value-type="float" office:value="3.62386271100407">
                <text:p>3.62386271100407</text:p>
              </table:table-cell>
              <table:table-cell office:value-type="float" office:value="53.1004543722409">
                <text:p>53.1004543722409</text:p>
              </table:table-cell>
              <table:table-cell office:value-type="float" office:value="6.97770838653436">
                <text:p>6.97770838653436</text:p>
              </table:table-cell>
              <table:table-cell office:value-type="float" office:value="1.49604223141675">
                <text:p>1.49604223141675</text:p>
              </table:table-cell>
              <table:table-cell office:value-type="float" office:value="1.11664976105853">
                <text:p>1.11664976105853</text:p>
              </table:table-cell>
              <table:table-cell office:value-type="float" office:value="12.7526174568065">
                <text:p>12.7526174568065</text:p>
              </table:table-cell>
              <table:table-cell office:value-type="float" office:value="12.2214325779264">
                <text:p>12.22143257792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7759984405366">
                <text:p>24.7759984405366</text:p>
              </table:table-cell>
              <table:table-cell office:value-type="float" office:value="3.56361611149215">
                <text:p>3.56361611149215</text:p>
              </table:table-cell>
              <table:table-cell office:value-type="float" office:value="46.7342726865273">
                <text:p>46.7342726865273</text:p>
              </table:table-cell>
              <table:table-cell office:value-type="float" office:value="6.84350252941603">
                <text:p>6.84350252941603</text:p>
              </table:table-cell>
              <table:table-cell office:value-type="float" office:value="1.50891884842652">
                <text:p>1.50891884842652</text:p>
              </table:table-cell>
              <table:table-cell office:value-type="float" office:value="1.11800405160465">
                <text:p>1.11800405160465</text:p>
              </table:table-cell>
              <table:table-cell office:value-type="float" office:value="14.8733525117353">
                <text:p>14.8733525117353</text:p>
              </table:table-cell>
              <table:table-cell office:value-type="float" office:value="14.3285401338293">
                <text:p>14.32854013382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.390817974349">
                <text:p>22.390817974349</text:p>
              </table:table-cell>
              <table:table-cell office:value-type="float" office:value="3.6048985766023">
                <text:p>3.6048985766023</text:p>
              </table:table-cell>
              <table:table-cell office:value-type="float" office:value="44.6972868134444">
                <text:p>44.6972868134444</text:p>
              </table:table-cell>
              <table:table-cell office:value-type="float" office:value="7.47839230676481">
                <text:p>7.47839230676481</text:p>
              </table:table-cell>
              <table:table-cell office:value-type="float" office:value="1.5164337105463">
                <text:p>1.5164337105463</text:p>
              </table:table-cell>
              <table:table-cell office:value-type="float" office:value="1.11063627246218">
                <text:p>1.11063627246218</text:p>
              </table:table-cell>
              <table:table-cell office:value-type="float" office:value="16.3115220455982">
                <text:p>16.3115220455982</text:p>
              </table:table-cell>
              <table:table-cell office:value-type="float" office:value="15.8523877014948">
                <text:p>15.8523877014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0331685300704">
                <text:p>23.0331685300704</text:p>
              </table:table-cell>
              <table:table-cell office:value-type="float" office:value="3.54519254033643">
                <text:p>3.54519254033643</text:p>
              </table:table-cell>
              <table:table-cell office:value-type="float" office:value="46.6158410408338">
                <text:p>46.6158410408338</text:p>
              </table:table-cell>
              <table:table-cell office:value-type="float" office:value="7.53277209807698">
                <text:p>7.53277209807698</text:p>
              </table:table-cell>
              <table:table-cell office:value-type="float" office:value="1.51004268513581">
                <text:p>1.51004268513581</text:p>
              </table:table-cell>
              <table:table-cell office:value-type="float" office:value="1.10271228104768">
                <text:p>1.10271228104768</text:p>
              </table:table-cell>
              <table:table-cell office:value-type="float" office:value="17.1462679855541">
                <text:p>17.1462679855541</text:p>
              </table:table-cell>
              <table:table-cell office:value-type="float" office:value="16.2372856586362">
                <text:p>16.2372856586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6925334246546">
                <text:p>23.6925334246546</text:p>
              </table:table-cell>
              <table:table-cell office:value-type="float" office:value="3.53446379101491">
                <text:p>3.53446379101491</text:p>
              </table:table-cell>
              <table:table-cell office:value-type="float" office:value="51.7586468328432">
                <text:p>51.7586468328432</text:p>
              </table:table-cell>
              <table:table-cell office:value-type="float" office:value="7.41708566928699">
                <text:p>7.41708566928699</text:p>
              </table:table-cell>
              <table:table-cell office:value-type="float" office:value="1.51416354642013">
                <text:p>1.51416354642013</text:p>
              </table:table-cell>
              <table:table-cell office:value-type="float" office:value="1.09285809784755">
                <text:p>1.09285809784755</text:p>
              </table:table-cell>
              <table:table-cell office:value-type="float" office:value="17.5624783115031">
                <text:p>17.5624783115031</text:p>
              </table:table-cell>
              <table:table-cell office:value-type="float" office:value="16.5756150815704">
                <text:p>16.5756150815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6894807535154">
                <text:p>23.6894807535154</text:p>
              </table:table-cell>
              <table:table-cell office:value-type="float" office:value="3.48710766776566">
                <text:p>3.48710766776566</text:p>
              </table:table-cell>
              <table:table-cell office:value-type="float" office:value="52.5312153499264">
                <text:p>52.5312153499264</text:p>
              </table:table-cell>
              <table:table-cell office:value-type="float" office:value="7.0246218156877">
                <text:p>7.0246218156877</text:p>
              </table:table-cell>
              <table:table-cell office:value-type="float" office:value="1.50662121956216">
                <text:p>1.50662121956216</text:p>
              </table:table-cell>
              <table:table-cell office:value-type="float" office:value="1.09929831113732">
                <text:p>1.09929831113732</text:p>
              </table:table-cell>
              <table:table-cell office:value-type="float" office:value="17.7615382477685">
                <text:p>17.7615382477685</text:p>
              </table:table-cell>
              <table:table-cell office:value-type="float" office:value="16.8294926114242">
                <text:p>16.8294926114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730538025949">
                <text:p>23.730538025949</text:p>
              </table:table-cell>
              <table:table-cell office:value-type="float" office:value="3.49854916708644">
                <text:p>3.49854916708644</text:p>
              </table:table-cell>
              <table:table-cell office:value-type="float" office:value="55.0553826243633">
                <text:p>55.0553826243633</text:p>
              </table:table-cell>
              <table:table-cell office:value-type="float" office:value="7.45451116085066">
                <text:p>7.45451116085066</text:p>
              </table:table-cell>
              <table:table-cell office:value-type="float" office:value="1.50546362884343">
                <text:p>1.50546362884343</text:p>
              </table:table-cell>
              <table:table-cell office:value-type="float" office:value="1.09708785352297">
                <text:p>1.09708785352297</text:p>
              </table:table-cell>
              <table:table-cell office:value-type="float" office:value="17.8212044321403">
                <text:p>17.8212044321403</text:p>
              </table:table-cell>
              <table:table-cell office:value-type="float" office:value="16.9026654702873">
                <text:p>16.90266547028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440115405458">
                <text:p>23.4440115405458</text:p>
              </table:table-cell>
              <table:table-cell office:value-type="float" office:value="3.50281083013742">
                <text:p>3.50281083013742</text:p>
              </table:table-cell>
              <table:table-cell office:value-type="float" office:value="55.5774181342926">
                <text:p>55.5774181342926</text:p>
              </table:table-cell>
              <table:table-cell office:value-type="float" office:value="7.53601399200176">
                <text:p>7.53601399200176</text:p>
              </table:table-cell>
              <table:table-cell office:value-type="float" office:value="1.50963336051514">
                <text:p>1.50963336051514</text:p>
              </table:table-cell>
              <table:table-cell office:value-type="float" office:value="1.09723920150013">
                <text:p>1.09723920150013</text:p>
              </table:table-cell>
              <table:table-cell office:value-type="float" office:value="17.8418740798591">
                <text:p>17.8418740798591</text:p>
              </table:table-cell>
              <table:table-cell office:value-type="float" office:value="16.9399988009781">
                <text:p>16.9399988009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422cm" svg:height="16.257cm" xlink:href=".." xlink:type="simple" chart:class="chart:line" chart:style-name="ch1">
        <chart:legend chart:legend-position="end" svg:x="19.178cm" svg:y="6.086cm" style:legend-expansion="high" chart:style-name="ch2"/>
        <chart:plot-area chart:style-name="ch3" table:cell-range-address="Sheet1.L13:Sheet1.S22" chart:data-source-has-labels="row" svg:x="0.528cm" svg:y="0.325cm" svg:width="18.122cm" svg:height="15.607cm">
          <chartooo:coordinate-region svg:x="1.149cm" svg:y="0.524cm" svg:width="17.407cm" svg:height="14.7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14:Sheet1.L22" chart:label-cell-address="Sheet1.L13:Sheet1.L13" chart:class="chart:line">
            <chart:data-point chart:repeated="9"/>
          </chart:series>
          <chart:series chart:style-name="ch7" chart:values-cell-range-address="Sheet1.M14:Sheet1.M22" chart:label-cell-address="Sheet1.M13:Sheet1.M13" chart:class="chart:line">
            <chart:data-point chart:repeated="9"/>
          </chart:series>
          <chart:series chart:style-name="ch8" chart:values-cell-range-address="Sheet1.N14:Sheet1.N22" chart:label-cell-address="Sheet1.N13:Sheet1.N13" chart:class="chart:line">
            <chart:data-point chart:repeated="9"/>
          </chart:series>
          <chart:series chart:style-name="ch9" chart:values-cell-range-address="Sheet1.O14:Sheet1.O22" chart:label-cell-address="Sheet1.O13:Sheet1.O13" chart:class="chart:line">
            <chart:data-point chart:repeated="9"/>
          </chart:series>
          <chart:series chart:style-name="ch10" chart:values-cell-range-address="Sheet1.P14:Sheet1.P22" chart:label-cell-address="Sheet1.P13:Sheet1.P13" chart:class="chart:line">
            <chart:data-point chart:repeated="9"/>
          </chart:series>
          <chart:series chart:style-name="ch11" chart:values-cell-range-address="Sheet1.Q14:Sheet1.Q22" chart:label-cell-address="Sheet1.Q13:Sheet1.Q13" chart:class="chart:line">
            <chart:data-point chart:repeated="9"/>
          </chart:series>
          <chart:series chart:style-name="ch12" chart:values-cell-range-address="Sheet1.R14:Sheet1.R22" chart:label-cell-address="Sheet1.R13:Sheet1.R13" chart:class="chart:line">
            <chart:data-point chart:repeated="9"/>
          </chart:series>
          <chart:series chart:style-name="ch13" chart:values-cell-range-address="Sheet1.S14:Sheet1.S22" chart:label-cell-address="Sheet1.S13:Sheet1.S13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X-14, SCD</text:p>
                <draw:g>
                  <svg:desc>Sheet1.L13:Sheet1.L13</svg:desc>
                </draw:g>
              </table:table-cell>
              <table:table-cell office:value-type="string">
                <text:p>AVX-14, SCD decomp2.33+decrypt</text:p>
                <draw:g>
                  <svg:desc>Sheet1.M13:Sheet1.M13</svg:desc>
                </draw:g>
              </table:table-cell>
              <table:table-cell office:value-type="string">
                <text:p>AVX-14, mSCD</text:p>
                <draw:g>
                  <svg:desc>Sheet1.N13:Sheet1.N13</svg:desc>
                </draw:g>
              </table:table-cell>
              <table:table-cell office:value-type="string">
                <text:p>AVX-14, mSCD, decomp2.33+decrypt</text:p>
                <draw:g>
                  <svg:desc>Sheet1.O13:Sheet1.O13</svg:desc>
                </draw:g>
              </table:table-cell>
              <table:table-cell office:value-type="string">
                <text:p>FPGA-1, SCD</text:p>
                <draw:g>
                  <svg:desc>Sheet1.P13:Sheet1.P13</svg:desc>
                </draw:g>
              </table:table-cell>
              <table:table-cell office:value-type="string">
                <text:p>FPGA-1, SCD, decomp2.33+decrypt</text:p>
                <draw:g>
                  <svg:desc>Sheet1.Q13:Sheet1.Q13</svg:desc>
                </draw:g>
              </table:table-cell>
              <table:table-cell office:value-type="string">
                <text:p>FPGA-4, mSCD</text:p>
                <draw:g>
                  <svg:desc>Sheet1.R13:Sheet1.R13</svg:desc>
                </draw:g>
              </table:table-cell>
              <table:table-cell office:value-type="string">
                <text:p>FPGA-4, mSCD, decomp2.33+decrypt</text:p>
                <draw:g>
                  <svg:desc>Sheet1.S13:Sheet1.S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51195473608054">
                <text:p>8.51195473608054</text:p>
                <draw:g>
                  <svg:desc>Sheet1.L14:Sheet1.L22</svg:desc>
                </draw:g>
              </table:table-cell>
              <table:table-cell office:value-type="float" office:value="2.01490556955628">
                <text:p>2.01490556955628</text:p>
                <draw:g>
                  <svg:desc>Sheet1.M14:Sheet1.M22</svg:desc>
                </draw:g>
              </table:table-cell>
              <table:table-cell office:value-type="float" office:value="37.3206199721139">
                <text:p>37.3206199721139</text:p>
                <draw:g>
                  <svg:desc>Sheet1.N14:Sheet1.N22</svg:desc>
                </draw:g>
              </table:table-cell>
              <table:table-cell office:value-type="float" office:value="4.48227205013283">
                <text:p>4.48227205013283</text:p>
                <draw:g>
                  <svg:desc>Sheet1.O14:Sheet1.O22</svg:desc>
                </draw:g>
              </table:table-cell>
              <table:table-cell office:value-type="float" office:value="1.47775217559807">
                <text:p>1.47775217559807</text:p>
                <draw:g>
                  <svg:desc>Sheet1.P14:Sheet1.P22</svg:desc>
                </draw:g>
              </table:table-cell>
              <table:table-cell office:value-type="float" office:value="1.10248764588371">
                <text:p>1.10248764588371</text:p>
                <draw:g>
                  <svg:desc>Sheet1.Q14:Sheet1.Q22</svg:desc>
                </draw:g>
              </table:table-cell>
              <table:table-cell office:value-type="float" office:value="14.6248223896288">
                <text:p>14.6248223896288</text:p>
                <draw:g>
                  <svg:desc>Sheet1.R14:Sheet1.R22</svg:desc>
                </draw:g>
              </table:table-cell>
              <table:table-cell office:value-type="float" office:value="14.088390348439">
                <text:p>14.088390348439</text:p>
                <draw:g>
                  <svg:desc>Sheet1.S14:Sheet1.S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2843491754162">
                <text:p>17.2843491754162</text:p>
              </table:table-cell>
              <table:table-cell office:value-type="float" office:value="2.90259436035097">
                <text:p>2.90259436035097</text:p>
              </table:table-cell>
              <table:table-cell office:value-type="float" office:value="55.0702081132731">
                <text:p>55.0702081132731</text:p>
              </table:table-cell>
              <table:table-cell office:value-type="float" office:value="6.18565501029024">
                <text:p>6.18565501029024</text:p>
              </table:table-cell>
              <table:table-cell office:value-type="float" office:value="1.492528645648">
                <text:p>1.492528645648</text:p>
              </table:table-cell>
              <table:table-cell office:value-type="float" office:value="1.10504373485088">
                <text:p>1.10504373485088</text:p>
              </table:table-cell>
              <table:table-cell office:value-type="float" office:value="14.4982379730209">
                <text:p>14.4982379730209</text:p>
              </table:table-cell>
              <table:table-cell office:value-type="float" office:value="14.3346001367054">
                <text:p>14.3346001367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.4024423945706">
                <text:p>24.4024423945706</text:p>
              </table:table-cell>
              <table:table-cell office:value-type="float" office:value="3.57179618137602">
                <text:p>3.57179618137602</text:p>
              </table:table-cell>
              <table:table-cell office:value-type="float" office:value="45.0740648400492">
                <text:p>45.0740648400492</text:p>
              </table:table-cell>
              <table:table-cell office:value-type="float" office:value="7.26102209569347">
                <text:p>7.26102209569347</text:p>
              </table:table-cell>
              <table:table-cell office:value-type="float" office:value="1.51016841442009">
                <text:p>1.51016841442009</text:p>
              </table:table-cell>
              <table:table-cell office:value-type="float" office:value="1.11930188805124">
                <text:p>1.11930188805124</text:p>
              </table:table-cell>
              <table:table-cell office:value-type="float" office:value="14.8497877933607">
                <text:p>14.8497877933607</text:p>
              </table:table-cell>
              <table:table-cell office:value-type="float" office:value="14.3162522399522">
                <text:p>14.31625223995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6.9141899658223">
                <text:p>26.9141899658223</text:p>
              </table:table-cell>
              <table:table-cell office:value-type="float" office:value="3.71787669138276">
                <text:p>3.71787669138276</text:p>
              </table:table-cell>
              <table:table-cell office:value-type="float" office:value="42.5744186282571">
                <text:p>42.5744186282571</text:p>
              </table:table-cell>
              <table:table-cell office:value-type="float" office:value="7.53476469713798">
                <text:p>7.53476469713798</text:p>
              </table:table-cell>
              <table:table-cell office:value-type="float" office:value="1.51182864300325">
                <text:p>1.51182864300325</text:p>
              </table:table-cell>
              <table:table-cell office:value-type="float" office:value="1.10299501663314">
                <text:p>1.10299501663314</text:p>
              </table:table-cell>
              <table:table-cell office:value-type="float" office:value="15.1405593821843">
                <text:p>15.1405593821843</text:p>
              </table:table-cell>
              <table:table-cell office:value-type="float" office:value="14.4412685979402">
                <text:p>14.441268597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2583673981891">
                <text:p>29.2583673981891</text:p>
              </table:table-cell>
              <table:table-cell office:value-type="float" office:value="4.02326494886152">
                <text:p>4.02326494886152</text:p>
              </table:table-cell>
              <table:table-cell office:value-type="float" office:value="42.8312257749928">
                <text:p>42.8312257749928</text:p>
              </table:table-cell>
              <table:table-cell office:value-type="float" office:value="7.94083428094061">
                <text:p>7.94083428094061</text:p>
              </table:table-cell>
              <table:table-cell office:value-type="float" office:value="1.51758936425701">
                <text:p>1.51758936425701</text:p>
              </table:table-cell>
              <table:table-cell office:value-type="float" office:value="1.09662173998301">
                <text:p>1.09662173998301</text:p>
              </table:table-cell>
              <table:table-cell office:value-type="float" office:value="15.1672331591931">
                <text:p>15.1672331591931</text:p>
              </table:table-cell>
              <table:table-cell office:value-type="float" office:value="14.5156739920401">
                <text:p>14.51567399204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9701003377308">
                <text:p>14.9701003377308</text:p>
              </table:table-cell>
              <table:table-cell office:value-type="float" office:value="4.10300571196241">
                <text:p>4.10300571196241</text:p>
              </table:table-cell>
              <table:table-cell office:value-type="float" office:value="46.7268144459391">
                <text:p>46.7268144459391</text:p>
              </table:table-cell>
              <table:table-cell office:value-type="float" office:value="7.79117124961543">
                <text:p>7.79117124961543</text:p>
              </table:table-cell>
              <table:table-cell office:value-type="float" office:value="1.52715378182335">
                <text:p>1.52715378182335</text:p>
              </table:table-cell>
              <table:table-cell office:value-type="float" office:value="1.11417293133218">
                <text:p>1.11417293133218</text:p>
              </table:table-cell>
              <table:table-cell office:value-type="float" office:value="15.2134622490734">
                <text:p>15.2134622490734</text:p>
              </table:table-cell>
              <table:table-cell office:value-type="float" office:value="14.5130056984678">
                <text:p>14.51300569846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84282368125784">
                <text:p>9.84282368125784</text:p>
              </table:table-cell>
              <table:table-cell office:value-type="float" office:value="3.97403091754827">
                <text:p>3.97403091754827</text:p>
              </table:table-cell>
              <table:table-cell office:value-type="float" office:value="46.1530648877274">
                <text:p>46.1530648877274</text:p>
              </table:table-cell>
              <table:table-cell office:value-type="float" office:value="8.01055247904893">
                <text:p>8.01055247904893</text:p>
              </table:table-cell>
              <table:table-cell office:value-type="float" office:value="1.52862783910527">
                <text:p>1.52862783910527</text:p>
              </table:table-cell>
              <table:table-cell office:value-type="float" office:value="1.11772427418935">
                <text:p>1.11772427418935</text:p>
              </table:table-cell>
              <table:table-cell office:value-type="float" office:value="15.2171706830383">
                <text:p>15.2171706830383</text:p>
              </table:table-cell>
              <table:table-cell office:value-type="float" office:value="14.5573951995141">
                <text:p>14.55739519951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89013073954332">
                <text:p>9.89013073954332</text:p>
              </table:table-cell>
              <table:table-cell office:value-type="float" office:value="4.01985486107575">
                <text:p>4.01985486107575</text:p>
              </table:table-cell>
              <table:table-cell office:value-type="float" office:value="46.7957195591254">
                <text:p>46.7957195591254</text:p>
              </table:table-cell>
              <table:table-cell office:value-type="float" office:value="8.09029115474858">
                <text:p>8.09029115474858</text:p>
              </table:table-cell>
              <table:table-cell office:value-type="float" office:value="1.53110185131052">
                <text:p>1.53110185131052</text:p>
              </table:table-cell>
              <table:table-cell office:value-type="float" office:value="1.11591446340084">
                <text:p>1.11591446340084</text:p>
              </table:table-cell>
              <table:table-cell office:value-type="float" office:value="15.2599479843214">
                <text:p>15.2599479843214</text:p>
              </table:table-cell>
              <table:table-cell office:value-type="float" office:value="14.5432776564794">
                <text:p>14.5432776564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92664923692492">
                <text:p>9.92664923692492</text:p>
              </table:table-cell>
              <table:table-cell office:value-type="float" office:value="4.05539561133926">
                <text:p>4.05539561133926</text:p>
              </table:table-cell>
              <table:table-cell office:value-type="float" office:value="49.4329416725979">
                <text:p>49.4329416725979</text:p>
              </table:table-cell>
              <table:table-cell office:value-type="float" office:value="8.21474422209318">
                <text:p>8.21474422209318</text:p>
              </table:table-cell>
              <table:table-cell office:value-type="float" office:value="1.53229703456346">
                <text:p>1.53229703456346</text:p>
              </table:table-cell>
              <table:table-cell office:value-type="float" office:value="1.10637433501115">
                <text:p>1.10637433501115</text:p>
              </table:table-cell>
              <table:table-cell office:value-type="float" office:value="15.2082691689388">
                <text:p>15.2082691689388</text:p>
              </table:table-cell>
              <table:table-cell office:value-type="float" office:value="14.5109070686731">
                <text:p>14.51090706867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